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0.8307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6717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1.7335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1.2984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2819in"/>
    </style:style>
    <style:style style:name="co12" style:family="table-column">
      <style:table-column-properties fo:break-before="auto" style:column-width="1.1646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4654in"/>
    </style:style>
    <style:style style:name="co15" style:family="table-column">
      <style:table-column-properties fo:break-before="auto" style:column-width="1.2398in"/>
    </style:style>
    <style:style style:name="co16" style:family="table-column">
      <style:table-column-properties fo:break-before="auto" style:column-width="1.3902in"/>
    </style:style>
    <style:style style:name="co17" style:family="table-column">
      <style:table-column-properties fo:break-before="auto" style:column-width="1.3319in"/>
    </style:style>
    <style:style style:name="co18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1.248in"/>
    </style:style>
    <style:style style:name="co20" style:family="table-column">
      <style:table-column-properties fo:break-before="auto" style:column-width="0.8807in"/>
    </style:style>
    <style:style style:name="co21" style:family="table-column">
      <style:table-column-properties fo:break-before="auto" style:column-width="1.0138in"/>
    </style:style>
    <style:style style:name="co22" style:family="table-column">
      <style:table-column-properties fo:break-before="auto" style:column-width="1.1146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30"/>
    <style:style style:name="ce3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user_simulation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TimeStep</text:p>
          </table:table-cell>
          <table:table-cell office:value-type="string" calcext:value-type="string">
            <text:p>SolarPower</text:p>
          </table:table-cell>
          <table:table-cell office:value-type="string" calcext:value-type="string">
            <text:p>GridPower</text:p>
          </table:table-cell>
          <table:table-cell office:value-type="string" calcext:value-type="string">
            <text:p>GridCost</text:p>
          </table:table-cell>
          <table:table-cell office:value-type="string" calcext:value-type="string">
            <text:p>ElectricityPrice</text:p>
          </table:table-cell>
          <table:table-cell office:value-type="string" calcext:value-type="string">
            <text:p>BatterySOC</text:p>
          </table:table-cell>
          <table:table-cell office:value-type="string" calcext:value-type="string">
            <text:p>BatteryChargerPowerNew</text:p>
          </table:table-cell>
          <table:table-cell office:value-type="string" calcext:value-type="string">
            <text:p>evSOC</text:p>
          </table:table-cell>
          <table:table-cell office:value-type="string" calcext:value-type="string">
            <text:p>IndoorTemperature</text:p>
          </table:table-cell>
          <table:table-cell office:value-type="string" calcext:value-type="string">
            <text:p>OutdoorTemperature</text:p>
          </table:table-cell>
          <table:table-cell office:value-type="string" calcext:value-type="string">
            <text:p>WaterTemperature</text:p>
          </table:table-cell>
          <table:table-cell office:value-type="string" calcext:value-type="string">
            <text:p>HVACPowerNew</text:p>
          </table:table-cell>
          <table:table-cell office:value-type="string" calcext:value-type="string">
            <text:p>WaterHeaterPowerNew</text:p>
          </table:table-cell>
          <table:table-cell office:value-type="string" calcext:value-type="string">
            <text:p>EVChargerPowerNew</text:p>
          </table:table-cell>
          <table:table-cell office:value-type="string" calcext:value-type="string">
            <text:p>DishwasherActive</text:p>
          </table:table-cell>
          <table:table-cell office:value-type="string" calcext:value-type="string">
            <text:p>WashMachineActive</text:p>
          </table:table-cell>
          <table:table-cell office:value-type="string" calcext:value-type="string">
            <text:p>ClothesDryerActive</text:p>
          </table:table-cell>
          <table:table-cell office:value-type="string" calcext:value-type="string">
            <text:p>TVActive</text:p>
          </table:table-cell>
          <table:table-cell office:value-type="string" calcext:value-type="string">
            <text:p>RefrigeratorActive</text:p>
          </table:table-cell>
          <table:table-cell office:value-type="string" calcext:value-type="string">
            <text:p>LightsActive</text:p>
          </table:table-cell>
          <table:table-cell office:value-type="string" calcext:value-type="string">
            <text:p>VacuumActive</text:p>
          </table:table-cell>
          <table:table-cell office:value-type="string" calcext:value-type="string">
            <text:p>HairDryerAct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table:formula="of:=-[.B2]+[.G2]+[.L2]+[.M2]+[.N2]+[.O2]*1.8+[.P2]*0.4+[.Q2]*1.2+[.R2]*0.1+[.S2]*0.2+[.T2]*0.2+[.U2]*1.2+[.V2]*1" office:value-type="float" office:value="0.91" calcext:value-type="float">
            <text:p>0.91</text:p>
          </table:table-cell>
          <table:table-cell table:formula="of:=IF([.C2]&lt;0;[.C2]*[.E2]*0.9; IF([.C2]&lt;6; [.C2]*[.E2]; 1.4423*[.C2]*[.E2]))" office:value-type="float" office:value="0.0364" calcext:value-type="float">
            <text:p>0.036</text:p>
          </table:table-cell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.00</text:p>
          </table:table-cell>
          <table:table-cell table:formula="of:=IF(AND([.F2]&gt;10; [.A2]&gt;28; [.A2]&lt;56); -MIN(([.F2]-10)/100*6.4*0.95/0.25;2.4); MIN((100-[.F2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office:value-type="float" office:value="20.11" calcext:value-type="float">
            <text:p>20.1</text:p>
          </table:table-cell>
          <table:table-cell office:value-type="float" office:value="12.6" calcext:value-type="float">
            <text:p>12.6</text:p>
          </table:table-cell>
          <table:table-cell office:value-type="float" office:value="59.08" calcext:value-type="float">
            <text:p>59.1</text:p>
          </table:table-cell>
          <table:table-cell table:formula="of:=IF(AND([.I2]&gt;=18; [.I2]&lt;=22);0;2.5)" office:value-type="float" office:value="0" calcext:value-type="float">
            <text:p>0</text:p>
          </table:table-cell>
          <table:table-cell table:formula="of:=IF(AND([.K2]&gt;=57;[.K2]&lt;=63);0;4.5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.69</text:p>
          </table:table-cell>
          <table:table-cell table:formula="of:=-[.B3]+[.G3]+[.L3]+[.M3]+[.N3]+[.O3]*1.8+[.P3]*0.4+[.Q3]*1.2+[.R3]*0.1+[.S3]*0.2+[.T3]*0.2+[.U3]*1.2+[.V3]*1" office:value-type="float" office:value="5.41" calcext:value-type="float">
            <text:p>5.41</text:p>
          </table:table-cell>
          <table:table-cell table:formula="of:=IF([.C3]&lt;0;[.C3]*[.E3]*0.9; IF([.C3]&lt;6; [.C3]*[.E3]; 1.4423*[.C3]*[.E3]))" office:value-type="float" office:value="0.2164" calcext:value-type="float">
            <text:p>0.216</text:p>
          </table:table-cell>
          <table:table-cell office:value-type="float" office:value="0.04" calcext:value-type="float">
            <text:p>0.04</text:p>
          </table:table-cell>
          <table:table-cell table:formula="of:=IF([.G2]&gt;=0; [.F2]+0.95*[.G2]*0.25/6.4*100; [.F2]+1/0.95*[.G2]*0.25/6.4*100)" office:value-type="float" office:value="18.90625" calcext:value-type="float">
            <text:p>18.91</text:p>
          </table:table-cell>
          <table:table-cell table:formula="of:=IF(AND([.F3]&gt;10; [.A3]&gt;28; [.A3]&lt;56); -MIN(([.F3]-10)/100*6.4*0.95/0.25;2.4); MIN((100-[.F3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2]+0.032*([.J2]+[.L2]*0.25/0.00727)" office:value-type="float" office:value="19.86968" calcext:value-type="float">
            <text:p>19.9</text:p>
          </table:table-cell>
          <table:table-cell office:value-type="float" office:value="12.6" calcext:value-type="float">
            <text:p>12.6</text:p>
          </table:table-cell>
          <table:table-cell table:formula="of:=[.K2]*0.92+0.08*(2.6*[.I2]+4200*0.018*15+[.M2]*1000)/(2.6+4200*0.018)" office:value-type="float" office:value="55.5671918158568" calcext:value-type="float">
            <text:p>55.6</text:p>
          </table:table-cell>
          <table:table-cell table:formula="of:=IF(AND([.I3]&gt;=18; [.I3]&lt;=22);0;2.5)" office:value-type="float" office:value="0" calcext:value-type="float">
            <text:p>0</text:p>
          </table:table-cell>
          <table:table-cell table:formula="of:=IF(AND([.K3]&gt;=57;[.K3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9" calcext:value-type="float">
            <text:p>1.69</text:p>
          </table:table-cell>
          <table:table-cell table:formula="of:=-[.B4]+[.G4]+[.L4]+[.M4]+[.N4]+[.O4]*1.8+[.P4]*0.4+[.Q4]*1.2+[.R4]*0.1+[.S4]*0.2+[.T4]*0.2+[.U4]*1.2+[.V4]*1" office:value-type="float" office:value="5.41" calcext:value-type="float">
            <text:p>5.41</text:p>
          </table:table-cell>
          <table:table-cell table:formula="of:=IF([.C4]&lt;0;[.C4]*[.E4]*0.9; IF([.C4]&lt;6; [.C4]*[.E4]; 1.4423*[.C4]*[.E4]))" office:value-type="float" office:value="0.2164" calcext:value-type="float">
            <text:p>0.216</text:p>
          </table:table-cell>
          <table:table-cell office:value-type="float" office:value="0.04" calcext:value-type="float">
            <text:p>0.04</text:p>
          </table:table-cell>
          <table:table-cell table:formula="of:=IF([.G3]&gt;=0; [.F3]+0.95*[.G3]*0.25/6.4*100; [.F3]+1/0.95*[.G3]*0.25/6.4*100)" office:value-type="float" office:value="27.8125" calcext:value-type="float">
            <text:p>27.81</text:p>
          </table:table-cell>
          <table:table-cell table:formula="of:=IF(AND([.F4]&gt;10; [.A4]&gt;28; [.A4]&lt;56); -MIN(([.F4]-10)/100*6.4*0.95/0.25;2.4); MIN((100-[.F4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3]+0.032*([.J3]+[.L3]*0.25/0.00727)" office:value-type="float" office:value="19.63705024" calcext:value-type="float">
            <text:p>19.6</text:p>
          </table:table-cell>
          <table:table-cell office:value-type="float" office:value="12.6" calcext:value-type="float">
            <text:p>12.6</text:p>
          </table:table-cell>
          <table:table-cell table:formula="of:=[.K3]*0.92+0.08*(2.6*[.I3]+4200*0.018*15+[.M3]*1000)/(2.6+4200*0.018)" office:value-type="float" office:value="56.9383496347826" calcext:value-type="float">
            <text:p>56.9</text:p>
          </table:table-cell>
          <table:table-cell table:formula="of:=IF(AND([.I4]&gt;=18; [.I4]&lt;=22);0;2.5)" office:value-type="float" office:value="0" calcext:value-type="float">
            <text:p>0</text:p>
          </table:table-cell>
          <table:table-cell table:formula="of:=IF(AND([.K4]&gt;=57;[.K4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9" calcext:value-type="float">
            <text:p>1.69</text:p>
          </table:table-cell>
          <table:table-cell table:formula="of:=-[.B5]+[.G5]+[.L5]+[.M5]+[.N5]+[.O5]*1.8+[.P5]*0.4+[.Q5]*1.2+[.R5]*0.1+[.S5]*0.2+[.T5]*0.2+[.U5]*1.2+[.V5]*1" office:value-type="float" office:value="0.91" calcext:value-type="float">
            <text:p>0.91</text:p>
          </table:table-cell>
          <table:table-cell table:formula="of:=IF([.C5]&lt;0;[.C5]*[.E5]*0.9; IF([.C5]&lt;6; [.C5]*[.E5]; 1.4423*[.C5]*[.E5]))" office:value-type="float" office:value="0.0364" calcext:value-type="float">
            <text:p>0.036</text:p>
          </table:table-cell>
          <table:table-cell office:value-type="float" office:value="0.04" calcext:value-type="float">
            <text:p>0.04</text:p>
          </table:table-cell>
          <table:table-cell table:formula="of:=IF([.G4]&gt;=0; [.F4]+0.95*[.G4]*0.25/6.4*100; [.F4]+1/0.95*[.G4]*0.25/6.4*100)" office:value-type="float" office:value="36.71875" calcext:value-type="float">
            <text:p>36.72</text:p>
          </table:table-cell>
          <table:table-cell table:formula="of:=IF(AND([.F5]&gt;10; [.A5]&gt;28; [.A5]&lt;56); -MIN(([.F5]-10)/100*6.4*0.95/0.25;2.4); MIN((100-[.F5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4]+0.032*([.J4]+[.L4]*0.25/0.00727)" office:value-type="float" office:value="19.41186463232" calcext:value-type="float">
            <text:p>19.4</text:p>
          </table:table-cell>
          <table:table-cell office:value-type="float" office:value="12.6" calcext:value-type="float">
            <text:p>12.6</text:p>
          </table:table-cell>
          <table:table-cell table:formula="of:=[.K4]*0.92+0.08*(2.6*[.I4]+4200*0.018*15+[.M4]*1000)/(2.6+4200*0.018)" office:value-type="float" office:value="58.1991960687304" calcext:value-type="float">
            <text:p>58.2</text:p>
          </table:table-cell>
          <table:table-cell table:formula="of:=IF(AND([.I5]&gt;=18; [.I5]&lt;=22);0;2.5)" office:value-type="float" office:value="0" calcext:value-type="float">
            <text:p>0</text:p>
          </table:table-cell>
          <table:table-cell table:formula="of:=IF(AND([.K5]&gt;=57;[.K5]&lt;=63);0;4.5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9" calcext:value-type="float">
            <text:p>2.69</text:p>
          </table:table-cell>
          <table:table-cell table:formula="of:=-[.B6]+[.G6]+[.L6]+[.M6]+[.N6]+[.O6]*1.8+[.P6]*0.4+[.Q6]*1.2+[.R6]*0.1+[.S6]*0.2+[.T6]*0.2+[.U6]*1.2+[.V6]*1" office:value-type="float" office:value="4.41" calcext:value-type="float">
            <text:p>4.41</text:p>
          </table:table-cell>
          <table:table-cell table:formula="of:=IF([.C6]&lt;0;[.C6]*[.E6]*0.9; IF([.C6]&lt;6; [.C6]*[.E6]; 1.4423*[.C6]*[.E6]))" office:value-type="float" office:value="0.1323" calcext:value-type="float">
            <text:p>0.132</text:p>
          </table:table-cell>
          <table:table-cell office:value-type="float" office:value="0.03" calcext:value-type="float">
            <text:p>0.03</text:p>
          </table:table-cell>
          <table:table-cell table:formula="of:=IF([.G5]&gt;=0; [.F5]+0.95*[.G5]*0.25/6.4*100; [.F5]+1/0.95*[.G5]*0.25/6.4*100)" office:value-type="float" office:value="45.625" calcext:value-type="float">
            <text:p>45.63</text:p>
          </table:table-cell>
          <table:table-cell table:formula="of:=IF(AND([.F6]&gt;10; [.A6]&gt;28; [.A6]&lt;56); -MIN(([.F6]-10)/100*6.4*0.95/0.25;2.4); MIN((100-[.F6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5]+0.032*([.J5]+[.L5]*0.25/0.00727)" office:value-type="float" office:value="19.1938849640857" calcext:value-type="float">
            <text:p>19.2</text:p>
          </table:table-cell>
          <table:table-cell office:value-type="float" office:value="13.7" calcext:value-type="float">
            <text:p>13.7</text:p>
          </table:table-cell>
          <table:table-cell table:formula="of:=[.K5]*0.92+0.08*(2.6*[.I5]+4200*0.018*15+[.M5]*1000)/(2.6+4200*0.018)" office:value-type="float" office:value="54.7549952661415" calcext:value-type="float">
            <text:p>54.8</text:p>
          </table:table-cell>
          <table:table-cell table:formula="of:=IF(AND([.I6]&gt;=18; [.I6]&lt;=22);0;2.5)" office:value-type="float" office:value="0" calcext:value-type="float">
            <text:p>0</text:p>
          </table:table-cell>
          <table:table-cell table:formula="of:=IF(AND([.K6]&gt;=57;[.K6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9" calcext:value-type="float">
            <text:p>2.69</text:p>
          </table:table-cell>
          <table:table-cell table:formula="of:=-[.B7]+[.G7]+[.L7]+[.M7]+[.N7]+[.O7]*1.8+[.P7]*0.4+[.Q7]*1.2+[.R7]*0.1+[.S7]*0.2+[.T7]*0.2+[.U7]*1.2+[.V7]*1" office:value-type="float" office:value="4.41" calcext:value-type="float">
            <text:p>4.41</text:p>
          </table:table-cell>
          <table:table-cell table:formula="of:=IF([.C7]&lt;0;[.C7]*[.E7]*0.9; IF([.C7]&lt;6; [.C7]*[.E7]; 1.4423*[.C7]*[.E7]))" office:value-type="float" office:value="0.1323" calcext:value-type="float">
            <text:p>0.132</text:p>
          </table:table-cell>
          <table:table-cell office:value-type="float" office:value="0.03" calcext:value-type="float">
            <text:p>0.03</text:p>
          </table:table-cell>
          <table:table-cell table:formula="of:=IF([.G6]&gt;=0; [.F6]+0.95*[.G6]*0.25/6.4*100; [.F6]+1/0.95*[.G6]*0.25/6.4*100)" office:value-type="float" office:value="54.53125" calcext:value-type="float">
            <text:p>54.53</text:p>
          </table:table-cell>
          <table:table-cell table:formula="of:=IF(AND([.F7]&gt;10; [.A7]&gt;28; [.A7]&lt;56); -MIN(([.F7]-10)/100*6.4*0.95/0.25;2.4); MIN((100-[.F7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6]+0.032*([.J6]+[.L6]*0.25/0.00727)" office:value-type="float" office:value="19.018080645235" calcext:value-type="float">
            <text:p>19.0</text:p>
          </table:table-cell>
          <table:table-cell office:value-type="float" office:value="13.7" calcext:value-type="float">
            <text:p>13.7</text:p>
          </table:table-cell>
          <table:table-cell table:formula="of:=[.K6]*0.92+0.08*(2.6*[.I6]+4200*0.018*15+[.M6]*1000)/(2.6+4200*0.018)" office:value-type="float" office:value="56.1893312979516" calcext:value-type="float">
            <text:p>56.2</text:p>
          </table:table-cell>
          <table:table-cell table:formula="of:=IF(AND([.I7]&gt;=18; [.I7]&lt;=22);0;2.5)" office:value-type="float" office:value="0" calcext:value-type="float">
            <text:p>0</text:p>
          </table:table-cell>
          <table:table-cell table:formula="of:=IF(AND([.K7]&gt;=57;[.K7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9" calcext:value-type="float">
            <text:p>2.69</text:p>
          </table:table-cell>
          <table:table-cell table:formula="of:=-[.B8]+[.G8]+[.L8]+[.M8]+[.N8]+[.O8]*1.8+[.P8]*0.4+[.Q8]*1.2+[.R8]*0.1+[.S8]*0.2+[.T8]*0.2+[.U8]*1.2+[.V8]*1" office:value-type="float" office:value="-0.09" calcext:value-type="float">
            <text:p>-0.09</text:p>
          </table:table-cell>
          <table:table-cell table:formula="of:=IF([.C8]&lt;0;[.C8]*[.E8]*0.9; IF([.C8]&lt;6; [.C8]*[.E8]; 1.4423*[.C8]*[.E8]))" office:value-type="float" office:value="-0.00243" calcext:value-type="float">
            <text:p>-0.002</text:p>
          </table:table-cell>
          <table:table-cell office:value-type="float" office:value="0.03" calcext:value-type="float">
            <text:p>0.03</text:p>
          </table:table-cell>
          <table:table-cell table:formula="of:=IF([.G7]&gt;=0; [.F7]+0.95*[.G7]*0.25/6.4*100; [.F7]+1/0.95*[.G7]*0.25/6.4*100)" office:value-type="float" office:value="63.4375" calcext:value-type="float">
            <text:p>63.44</text:p>
          </table:table-cell>
          <table:table-cell table:formula="of:=IF(AND([.F8]&gt;10; [.A8]&gt;28; [.A8]&lt;56); -MIN(([.F8]-10)/100*6.4*0.95/0.25;2.4); MIN((100-[.F8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7]+0.032*([.J7]+[.L7]*0.25/0.00727)" office:value-type="float" office:value="18.8479020645875" calcext:value-type="float">
            <text:p>18.8</text:p>
          </table:table-cell>
          <table:table-cell office:value-type="float" office:value="13.7" calcext:value-type="float">
            <text:p>13.7</text:p>
          </table:table-cell>
          <table:table-cell table:formula="of:=[.K7]*0.92+0.08*(2.6*[.I7]+4200*0.018*15+[.M7]*1000)/(2.6+4200*0.018)" office:value-type="float" office:value="57.5084528347064" calcext:value-type="float">
            <text:p>57.5</text:p>
          </table:table-cell>
          <table:table-cell table:formula="of:=IF(AND([.I8]&gt;=18; [.I8]&lt;=22);0;2.5)" office:value-type="float" office:value="0" calcext:value-type="float">
            <text:p>0</text:p>
          </table:table-cell>
          <table:table-cell table:formula="of:=IF(AND([.K8]&gt;=57;[.K8]&lt;=63);0;4.5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9" calcext:value-type="float">
            <text:p>2.69</text:p>
          </table:table-cell>
          <table:table-cell table:formula="of:=-[.B9]+[.G9]+[.L9]+[.M9]+[.N9]+[.O9]*1.8+[.P9]*0.4+[.Q9]*1.2+[.R9]*0.1+[.S9]*0.2+[.T9]*0.2+[.U9]*1.2+[.V9]*1" office:value-type="float" office:value="4.41" calcext:value-type="float">
            <text:p>4.41</text:p>
          </table:table-cell>
          <table:table-cell table:formula="of:=IF([.C9]&lt;0;[.C9]*[.E9]*0.9; IF([.C9]&lt;6; [.C9]*[.E9]; 1.4423*[.C9]*[.E9]))" office:value-type="float" office:value="0.1323" calcext:value-type="float">
            <text:p>0.132</text:p>
          </table:table-cell>
          <table:table-cell office:value-type="float" office:value="0.03" calcext:value-type="float">
            <text:p>0.03</text:p>
          </table:table-cell>
          <table:table-cell table:formula="of:=IF([.G8]&gt;=0; [.F8]+0.95*[.G8]*0.25/6.4*100; [.F8]+1/0.95*[.G8]*0.25/6.4*100)" office:value-type="float" office:value="72.34375" calcext:value-type="float">
            <text:p>72.34</text:p>
          </table:table-cell>
          <table:table-cell table:formula="of:=IF(AND([.F9]&gt;10; [.A9]&gt;28; [.A9]&lt;56); -MIN(([.F9]-10)/100*6.4*0.95/0.25;2.4); MIN((100-[.F9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8]+0.032*([.J8]+[.L8]*0.25/0.00727)" office:value-type="float" office:value="18.6831691985207" calcext:value-type="float">
            <text:p>18.7</text:p>
          </table:table-cell>
          <table:table-cell office:value-type="float" office:value="13.7" calcext:value-type="float">
            <text:p>13.7</text:p>
          </table:table-cell>
          <table:table-cell table:formula="of:=[.K8]*0.92+0.08*(2.6*[.I8]+4200*0.018*15+[.M8]*1000)/(2.6+4200*0.018)" office:value-type="float" office:value="54.1180114369508" calcext:value-type="float">
            <text:p>54.1</text:p>
          </table:table-cell>
          <table:table-cell table:formula="of:=IF(AND([.I9]&gt;=18; [.I9]&lt;=22);0;2.5)" office:value-type="float" office:value="0" calcext:value-type="float">
            <text:p>0</text:p>
          </table:table-cell>
          <table:table-cell table:formula="of:=IF(AND([.K9]&gt;=57;[.K9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2" calcext:value-type="float">
            <text:p>3.02</text:p>
          </table:table-cell>
          <table:table-cell table:formula="of:=-[.B10]+[.G10]+[.L10]+[.M10]+[.N10]+[.O10]*1.8+[.P10]*0.4+[.Q10]*1.2+[.R10]*0.1+[.S10]*0.2+[.T10]*0.2+[.U10]*1.2+[.V10]*1" office:value-type="float" office:value="4.08" calcext:value-type="float">
            <text:p>4.08</text:p>
          </table:table-cell>
          <table:table-cell table:formula="of:=IF([.C10]&lt;0;[.C10]*[.E10]*0.9; IF([.C10]&lt;6; [.C10]*[.E10]; 1.4423*[.C10]*[.E10]))" office:value-type="float" office:value="0.1224" calcext:value-type="float">
            <text:p>0.122</text:p>
          </table:table-cell>
          <table:table-cell office:value-type="float" office:value="0.03" calcext:value-type="float">
            <text:p>0.03</text:p>
          </table:table-cell>
          <table:table-cell table:formula="of:=IF([.G9]&gt;=0; [.F9]+0.95*[.G9]*0.25/6.4*100; [.F9]+1/0.95*[.G9]*0.25/6.4*100)" office:value-type="float" office:value="81.25" calcext:value-type="float">
            <text:p>81.25</text:p>
          </table:table-cell>
          <table:table-cell table:formula="of:=IF(AND([.F10]&gt;10; [.A10]&gt;28; [.A10]&lt;56); -MIN(([.F10]-10)/100*6.4*0.95/0.25;2.4); MIN((100-[.F10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9]+0.032*([.J9]+[.L9]*0.25/0.00727)" office:value-type="float" office:value="18.523707784168" calcext:value-type="float">
            <text:p>18.5</text:p>
          </table:table-cell>
          <table:table-cell office:value-type="float" office:value="15.9" calcext:value-type="float">
            <text:p>15.9</text:p>
          </table:table-cell>
          <table:table-cell table:formula="of:=[.K9]*0.92+0.08*(2.6*[.I9]+4200*0.018*15+[.M9]*1000)/(2.6+4200*0.018)" office:value-type="float" office:value="55.6019477495304" calcext:value-type="float">
            <text:p>55.6</text:p>
          </table:table-cell>
          <table:table-cell table:formula="of:=IF(AND([.I10]&gt;=18; [.I10]&lt;=22);0;2.5)" office:value-type="float" office:value="0" calcext:value-type="float">
            <text:p>0</text:p>
          </table:table-cell>
          <table:table-cell table:formula="of:=IF(AND([.K10]&gt;=57;[.K10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2" calcext:value-type="float">
            <text:p>3.02</text:p>
          </table:table-cell>
          <table:table-cell table:formula="of:=-[.B11]+[.G11]+[.L11]+[.M11]+[.N11]+[.O11]*1.8+[.P11]*0.4+[.Q11]*1.2+[.R11]*0.1+[.S11]*0.2+[.T11]*0.2+[.U11]*1.2+[.V11]*1" office:value-type="float" office:value="4.08" calcext:value-type="float">
            <text:p>4.08</text:p>
          </table:table-cell>
          <table:table-cell table:formula="of:=IF([.C11]&lt;0;[.C11]*[.E11]*0.9; IF([.C11]&lt;6; [.C11]*[.E11]; 1.4423*[.C11]*[.E11]))" office:value-type="float" office:value="0.1224" calcext:value-type="float">
            <text:p>0.122</text:p>
          </table:table-cell>
          <table:table-cell office:value-type="float" office:value="0.03" calcext:value-type="float">
            <text:p>0.03</text:p>
          </table:table-cell>
          <table:table-cell table:formula="of:=IF([.G10]&gt;=0; [.F10]+0.95*[.G10]*0.25/6.4*100; [.F10]+1/0.95*[.G10]*0.25/6.4*100)" office:value-type="float" office:value="90.15625" calcext:value-type="float">
            <text:p>90.16</text:p>
          </table:table-cell>
          <table:table-cell table:formula="of:=IF(AND([.F11]&gt;10; [.A11]&gt;28; [.A11]&lt;56); -MIN(([.F11]-10)/100*6.4*0.95/0.25;2.4); MIN((100-[.F11])/100*6.4/(0.25*0.95);2.4))" office:value-type="float" office:value="2.4" calcext:value-type="float">
            <text:p>2.4</text:p>
          </table:table-cell>
          <table:table-cell office:value-type="float" office:value="0" calcext:value-type="float">
            <text:p>0.0</text:p>
          </table:table-cell>
          <table:table-cell table:formula="of:=0.968*[.I10]+0.032*([.J10]+[.L10]*0.25/0.00727)" office:value-type="float" office:value="18.4397491350746" calcext:value-type="float">
            <text:p>18.4</text:p>
          </table:table-cell>
          <table:table-cell office:value-type="float" office:value="15.9" calcext:value-type="float">
            <text:p>15.9</text:p>
          </table:table-cell>
          <table:table-cell table:formula="of:=[.K10]*0.92+0.08*(2.6*[.I10]+4200*0.018*15+[.M10]*1000)/(2.6+4200*0.018)" office:value-type="float" office:value="56.9667450142113" calcext:value-type="float">
            <text:p>57.0</text:p>
          </table:table-cell>
          <table:table-cell table:formula="of:=IF(AND([.I11]&gt;=18; [.I11]&lt;=22);0;2.5)" office:value-type="float" office:value="0" calcext:value-type="float">
            <text:p>0</text:p>
          </table:table-cell>
          <table:table-cell table:formula="of:=IF(AND([.K11]&gt;=57;[.K11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2" calcext:value-type="float">
            <text:p>3.02</text:p>
          </table:table-cell>
          <table:table-cell table:formula="of:=-[.B12]+[.G12]+[.L12]+[.M12]+[.N12]+[.O12]*1.8+[.P12]*0.4+[.Q12]*1.2+[.R12]*0.1+[.S12]*0.2+[.T12]*0.2+[.U12]*1.2+[.V12]*1" office:value-type="float" office:value="-2.16736842105263" calcext:value-type="float">
            <text:p>-2.17</text:p>
          </table:table-cell>
          <table:table-cell table:formula="of:=IF([.C12]&lt;0;[.C12]*[.E12]*0.9; IF([.C12]&lt;6; [.C12]*[.E12]; 1.4423*[.C12]*[.E12]))" office:value-type="float" office:value="-0.0585189473684211" calcext:value-type="float">
            <text:p>-0.059</text:p>
          </table:table-cell>
          <table:table-cell office:value-type="float" office:value="0.03" calcext:value-type="float">
            <text:p>0.03</text:p>
          </table:table-cell>
          <table:table-cell table:formula="of:=IF([.G11]&gt;=0; [.F11]+0.95*[.G11]*0.25/6.4*100; [.F11]+1/0.95*[.G11]*0.25/6.4*100)" office:value-type="float" office:value="99.0625" calcext:value-type="float">
            <text:p>99.06</text:p>
          </table:table-cell>
          <table:table-cell table:formula="of:=IF(AND([.F12]&gt;10; [.A12]&gt;28; [.A12]&lt;56); -MIN(([.F12]-10)/100*6.4*0.95/0.25;2.4); MIN((100-[.F12])/100*6.4/(0.25*0.95);2.4))" office:value-type="float" office:value="0.252631578947368" calcext:value-type="float">
            <text:p>0.3</text:p>
          </table:table-cell>
          <table:table-cell office:value-type="float" office:value="0" calcext:value-type="float">
            <text:p>0.0</text:p>
          </table:table-cell>
          <table:table-cell table:formula="of:=0.968*[.I11]+0.032*([.J11]+[.L11]*0.25/0.00727)" office:value-type="float" office:value="18.3584771627523" calcext:value-type="float">
            <text:p>18.4</text:p>
          </table:table-cell>
          <table:table-cell office:value-type="float" office:value="15.9" calcext:value-type="float">
            <text:p>15.9</text:p>
          </table:table-cell>
          <table:table-cell table:formula="of:=[.K11]*0.92+0.08*(2.6*[.I11]+4200*0.018*15+[.M11]*1000)/(2.6+4200*0.018)" office:value-type="float" office:value="58.2221351805948" calcext:value-type="float">
            <text:p>58.2</text:p>
          </table:table-cell>
          <table:table-cell table:formula="of:=IF(AND([.I12]&gt;=18; [.I12]&lt;=22);0;2.5)" office:value-type="float" office:value="0" calcext:value-type="float">
            <text:p>0</text:p>
          </table:table-cell>
          <table:table-cell table:formula="of:=IF(AND([.K12]&gt;=57;[.K12]&lt;=63);0;4.5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2" calcext:value-type="float">
            <text:p>3.02</text:p>
          </table:table-cell>
          <table:table-cell table:formula="of:=-[.B13]+[.G13]+[.L13]+[.M13]+[.N13]+[.O13]*1.8+[.P13]*0.4+[.Q13]*1.2+[.R13]*0.1+[.S13]*0.2+[.T13]*0.2+[.U13]*1.2+[.V13]*1" office:value-type="float" office:value="2.08" calcext:value-type="float">
            <text:p>2.08</text:p>
          </table:table-cell>
          <table:table-cell table:formula="of:=IF([.C13]&lt;0;[.C13]*[.E13]*0.9; IF([.C13]&lt;6; [.C13]*[.E13]; 1.4423*[.C13]*[.E13]))" office:value-type="float" office:value="0.0624" calcext:value-type="float">
            <text:p>0.062</text:p>
          </table:table-cell>
          <table:table-cell office:value-type="float" office:value="0.03" calcext:value-type="float">
            <text:p>0.03</text:p>
          </table:table-cell>
          <table:table-cell table:formula="of:=IF([.G12]&gt;=0; [.F12]+0.95*[.G12]*0.25/6.4*100; [.F12]+1/0.95*[.G12]*0.25/6.4*100)" office:value-type="float" office:value="100" calcext:value-type="float">
            <text:p>100.00</text:p>
          </table:table-cell>
          <table:table-cell table:formula="of:=IF(AND([.F13]&gt;10; [.A13]&gt;28; [.A13]&lt;56); -MIN(([.F13]-10)/100*6.4*0.95/0.25;2.4); MIN((100-[.F13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12]+0.032*([.J12]+[.L12]*0.25/0.00727)" office:value-type="float" office:value="18.2798058935442" calcext:value-type="float">
            <text:p>18.3</text:p>
          </table:table-cell>
          <table:table-cell office:value-type="float" office:value="15.9" calcext:value-type="float">
            <text:p>15.9</text:p>
          </table:table-cell>
          <table:table-cell table:formula="of:=[.K12]*0.92+0.08*(2.6*[.I12]+4200*0.018*15+[.M12]*1000)/(2.6+4200*0.018)" office:value-type="float" office:value="54.7732974000328" calcext:value-type="float">
            <text:p>54.8</text:p>
          </table:table-cell>
          <table:table-cell table:formula="of:=IF(AND([.I13]&gt;=18; [.I13]&lt;=22);0;2.5)" office:value-type="float" office:value="0" calcext:value-type="float">
            <text:p>0</text:p>
          </table:table-cell>
          <table:table-cell table:formula="of:=IF(AND([.K13]&gt;=57;[.K13]&lt;=63);0;4.5)"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5" calcext:value-type="float">
            <text:p>2.85</text:p>
          </table:table-cell>
          <table:table-cell table:formula="of:=-[.B14]+[.G14]+[.L14]+[.M14]+[.N14]+[.O14]*1.8+[.P14]*0.4+[.Q14]*1.2+[.R14]*0.1+[.S14]*0.2+[.T14]*0.2+[.U14]*1.2+[.V14]*1" office:value-type="float" office:value="2.25" calcext:value-type="float">
            <text:p>2.25</text:p>
          </table:table-cell>
          <table:table-cell table:formula="of:=IF([.C14]&lt;0;[.C14]*[.E14]*0.9; IF([.C14]&lt;6; [.C14]*[.E14]; 1.4423*[.C14]*[.E14]))" office:value-type="float" office:value="0.0675" calcext:value-type="float">
            <text:p>0.068</text:p>
          </table:table-cell>
          <table:table-cell office:value-type="float" office:value="0.03" calcext:value-type="float">
            <text:p>0.03</text:p>
          </table:table-cell>
          <table:table-cell table:formula="of:=IF([.G13]&gt;=0; [.F13]+0.95*[.G13]*0.25/6.4*100; [.F13]+1/0.95*[.G13]*0.25/6.4*100)" office:value-type="float" office:value="100" calcext:value-type="float">
            <text:p>100.00</text:p>
          </table:table-cell>
          <table:table-cell table:formula="of:=IF(AND([.F14]&gt;10; [.A14]&gt;28; [.A14]&lt;56); -MIN(([.F14]-10)/100*6.4*0.95/0.25;2.4); MIN((100-[.F14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13]+0.032*([.J13]+[.L13]*0.25/0.00727)" office:value-type="float" office:value="18.2036521049508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table:formula="of:=[.K13]*0.92+0.08*(2.6*[.I13]+4200*0.018*15+[.M13]*1000)/(2.6+4200*0.018)" office:value-type="float" office:value="56.2037379510718" calcext:value-type="float">
            <text:p>56.2</text:p>
          </table:table-cell>
          <table:table-cell table:formula="of:=IF(AND([.I14]&gt;=18; [.I14]&lt;=22);0;2.5)" office:value-type="float" office:value="0" calcext:value-type="float">
            <text:p>0</text:p>
          </table:table-cell>
          <table:table-cell table:formula="of:=IF(AND([.K14]&gt;=57;[.K14]&lt;=63);0;4.5)"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5" calcext:value-type="float">
            <text:p>2.85</text:p>
          </table:table-cell>
          <table:table-cell table:formula="of:=-[.B15]+[.G15]+[.L15]+[.M15]+[.N15]+[.O15]*1.8+[.P15]*0.4+[.Q15]*1.2+[.R15]*0.1+[.S15]*0.2+[.T15]*0.2+[.U15]*1.2+[.V15]*1" office:value-type="float" office:value="-2.25" calcext:value-type="float">
            <text:p>-2.25</text:p>
          </table:table-cell>
          <table:table-cell table:formula="of:=IF([.C15]&lt;0;[.C15]*[.E15]*0.9; IF([.C15]&lt;6; [.C15]*[.E15]; 1.4423*[.C15]*[.E15]))" office:value-type="float" office:value="-0.06075" calcext:value-type="float">
            <text:p>-0.061</text:p>
          </table:table-cell>
          <table:table-cell office:value-type="float" office:value="0.03" calcext:value-type="float">
            <text:p>0.03</text:p>
          </table:table-cell>
          <table:table-cell table:formula="of:=IF([.G14]&gt;=0; [.F14]+0.95*[.G14]*0.25/6.4*100; [.F14]+1/0.95*[.G14]*0.25/6.4*100)" office:value-type="float" office:value="100" calcext:value-type="float">
            <text:p>100.00</text:p>
          </table:table-cell>
          <table:table-cell table:formula="of:=IF(AND([.F15]&gt;10; [.A15]&gt;28; [.A15]&lt;56); -MIN(([.F15]-10)/100*6.4*0.95/0.25;2.4); MIN((100-[.F15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14]+0.032*([.J14]+[.L14]*0.25/0.00727)" office:value-type="float" office:value="18.1971352375924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table:formula="of:=[.K14]*0.92+0.08*(2.6*[.I14]+4200*0.018*15+[.M14]*1000)/(2.6+4200*0.018)" office:value-type="float" office:value="57.5195407006361" calcext:value-type="float">
            <text:p>57.5</text:p>
          </table:table-cell>
          <table:table-cell table:formula="of:=IF(AND([.I15]&gt;=18; [.I15]&lt;=22);0;2.5)" office:value-type="float" office:value="0" calcext:value-type="float">
            <text:p>0</text:p>
          </table:table-cell>
          <table:table-cell table:formula="of:=IF(AND([.K15]&gt;=57;[.K15]&lt;=63);0;4.5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5" calcext:value-type="float">
            <text:p>2.85</text:p>
          </table:table-cell>
          <table:table-cell table:formula="of:=-[.B16]+[.G16]+[.L16]+[.M16]+[.N16]+[.O16]*1.8+[.P16]*0.4+[.Q16]*1.2+[.R16]*0.1+[.S16]*0.2+[.T16]*0.2+[.U16]*1.2+[.V16]*1" office:value-type="float" office:value="2.25" calcext:value-type="float">
            <text:p>2.25</text:p>
          </table:table-cell>
          <table:table-cell table:formula="of:=IF([.C16]&lt;0;[.C16]*[.E16]*0.9; IF([.C16]&lt;6; [.C16]*[.E16]; 1.4423*[.C16]*[.E16]))" office:value-type="float" office:value="0.0675" calcext:value-type="float">
            <text:p>0.068</text:p>
          </table:table-cell>
          <table:table-cell office:value-type="float" office:value="0.03" calcext:value-type="float">
            <text:p>0.03</text:p>
          </table:table-cell>
          <table:table-cell table:formula="of:=IF([.G15]&gt;=0; [.F15]+0.95*[.G15]*0.25/6.4*100; [.F15]+1/0.95*[.G15]*0.25/6.4*100)" office:value-type="float" office:value="100" calcext:value-type="float">
            <text:p>100.00</text:p>
          </table:table-cell>
          <table:table-cell table:formula="of:=IF(AND([.F16]&gt;10; [.A16]&gt;28; [.A16]&lt;56); -MIN(([.F16]-10)/100*6.4*0.95/0.25;2.4); MIN((100-[.F16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15]+0.032*([.J15]+[.L15]*0.25/0.00727)" office:value-type="float" office:value="18.1908269099894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table:formula="of:=[.K15]*0.92+0.08*(2.6*[.I15]+4200*0.018*15+[.M15]*1000)/(2.6+4200*0.018)" office:value-type="float" office:value="54.1264813337082" calcext:value-type="float">
            <text:p>54.1</text:p>
          </table:table-cell>
          <table:table-cell table:formula="of:=IF(AND([.I16]&gt;=18; [.I16]&lt;=22);0;2.5)" office:value-type="float" office:value="0" calcext:value-type="float">
            <text:p>0</text:p>
          </table:table-cell>
          <table:table-cell table:formula="of:=IF(AND([.K16]&gt;=57;[.K16]&lt;=63);0;4.5)"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5" calcext:value-type="float">
            <text:p>2.85</text:p>
          </table:table-cell>
          <table:table-cell table:formula="of:=-[.B17]+[.G17]+[.L17]+[.M17]+[.N17]+[.O17]*1.8+[.P17]*0.4+[.Q17]*1.2+[.R17]*0.1+[.S17]*0.2+[.T17]*0.2+[.U17]*1.2+[.V17]*1" office:value-type="float" office:value="2.25" calcext:value-type="float">
            <text:p>2.25</text:p>
          </table:table-cell>
          <table:table-cell table:formula="of:=IF([.C17]&lt;0;[.C17]*[.E17]*0.9; IF([.C17]&lt;6; [.C17]*[.E17]; 1.4423*[.C17]*[.E17]))" office:value-type="float" office:value="0.0675" calcext:value-type="float">
            <text:p>0.068</text:p>
          </table:table-cell>
          <table:table-cell office:value-type="float" office:value="0.03" calcext:value-type="float">
            <text:p>0.03</text:p>
          </table:table-cell>
          <table:table-cell table:formula="of:=IF([.G16]&gt;=0; [.F16]+0.95*[.G16]*0.25/6.4*100; [.F16]+1/0.95*[.G16]*0.25/6.4*100)" office:value-type="float" office:value="100" calcext:value-type="float">
            <text:p>100.00</text:p>
          </table:table-cell>
          <table:table-cell table:formula="of:=IF(AND([.F17]&gt;10; [.A17]&gt;28; [.A17]&lt;56); -MIN(([.F17]-10)/100*6.4*0.95/0.25;2.4); MIN((100-[.F17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16]+0.032*([.J16]+[.L16]*0.25/0.00727)" office:value-type="float" office:value="18.1847204488697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table:formula="of:=[.K16]*0.92+0.08*(2.6*[.I16]+4200*0.018*15+[.M16]*1000)/(2.6+4200*0.018)" office:value-type="float" office:value="55.608430499611" calcext:value-type="float">
            <text:p>55.6</text:p>
          </table:table-cell>
          <table:table-cell table:formula="of:=IF(AND([.I17]&gt;=18; [.I17]&lt;=22);0;2.5)" office:value-type="float" office:value="0" calcext:value-type="float">
            <text:p>0</text:p>
          </table:table-cell>
          <table:table-cell table:formula="of:=IF(AND([.K17]&gt;=57;[.K17]&lt;=63);0;4.5)"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6" calcext:value-type="float">
            <text:p>2.66</text:p>
          </table:table-cell>
          <table:table-cell table:formula="of:=-[.B18]+[.G18]+[.L18]+[.M18]+[.N18]+[.O18]*1.8+[.P18]*0.4+[.Q18]*1.2+[.R18]*0.1+[.S18]*0.2+[.T18]*0.2+[.U18]*1.2+[.V18]*1" office:value-type="float" office:value="2.04" calcext:value-type="float">
            <text:p>2.04</text:p>
          </table:table-cell>
          <table:table-cell table:formula="of:=IF([.C18]&lt;0;[.C18]*[.E18]*0.9; IF([.C18]&lt;6; [.C18]*[.E18]; 1.4423*[.C18]*[.E18]))" office:value-type="float" office:value="0.0612" calcext:value-type="float">
            <text:p>0.061</text:p>
          </table:table-cell>
          <table:table-cell office:value-type="float" office:value="0.03" calcext:value-type="float">
            <text:p>0.03</text:p>
          </table:table-cell>
          <table:table-cell table:formula="of:=IF([.G17]&gt;=0; [.F17]+0.95*[.G17]*0.25/6.4*100; [.F17]+1/0.95*[.G17]*0.25/6.4*100)" office:value-type="float" office:value="100" calcext:value-type="float">
            <text:p>100.00</text:p>
          </table:table-cell>
          <table:table-cell table:formula="of:=IF(AND([.F18]&gt;10; [.A18]&gt;28; [.A18]&lt;56); -MIN(([.F18]-10)/100*6.4*0.95/0.25;2.4); MIN((100-[.F18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17]+0.032*([.J17]+[.L17]*0.25/0.00727)" office:value-type="float" office:value="18.1788093945059" calcext:value-type="float">
            <text:p>18.2</text:p>
          </table:table-cell>
          <table:table-cell office:value-type="float" office:value="19.3" calcext:value-type="float">
            <text:p>19.3</text:p>
          </table:table-cell>
          <table:table-cell table:formula="of:=[.K17]*0.92+0.08*(2.6*[.I17]+4200*0.018*15+[.M17]*1000)/(2.6+4200*0.018)" office:value-type="float" office:value="56.9718074899921" calcext:value-type="float">
            <text:p>57.0</text:p>
          </table:table-cell>
          <table:table-cell table:formula="of:=IF(AND([.I18]&gt;=18; [.I18]&lt;=22);0;2.5)" office:value-type="float" office:value="0" calcext:value-type="float">
            <text:p>0</text:p>
          </table:table-cell>
          <table:table-cell table:formula="of:=IF(AND([.K18]&gt;=57;[.K18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6" calcext:value-type="float">
            <text:p>2.66</text:p>
          </table:table-cell>
          <table:table-cell table:formula="of:=-[.B19]+[.G19]+[.L19]+[.M19]+[.N19]+[.O19]*1.8+[.P19]*0.4+[.Q19]*1.2+[.R19]*0.1+[.S19]*0.2+[.T19]*0.2+[.U19]*1.2+[.V19]*1" office:value-type="float" office:value="-1.26" calcext:value-type="float">
            <text:p>-1.26</text:p>
          </table:table-cell>
          <table:table-cell table:formula="of:=IF([.C19]&lt;0;[.C19]*[.E19]*0.9; IF([.C19]&lt;6; [.C19]*[.E19]; 1.4423*[.C19]*[.E19]))" office:value-type="float" office:value="-0.03402" calcext:value-type="float">
            <text:p>-0.034</text:p>
          </table:table-cell>
          <table:table-cell office:value-type="float" office:value="0.03" calcext:value-type="float">
            <text:p>0.03</text:p>
          </table:table-cell>
          <table:table-cell table:formula="of:=IF([.G18]&gt;=0; [.F18]+0.95*[.G18]*0.25/6.4*100; [.F18]+1/0.95*[.G18]*0.25/6.4*100)" office:value-type="float" office:value="100" calcext:value-type="float">
            <text:p>100.00</text:p>
          </table:table-cell>
          <table:table-cell table:formula="of:=IF(AND([.F19]&gt;10; [.A19]&gt;28; [.A19]&lt;56); -MIN(([.F19]-10)/100*6.4*0.95/0.25;2.4); MIN((100-[.F19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18]+0.032*([.J18]+[.L18]*0.25/0.00727)" office:value-type="float" office:value="18.2146874938817" calcext:value-type="float">
            <text:p>18.2</text:p>
          </table:table-cell>
          <table:table-cell office:value-type="float" office:value="19.3" calcext:value-type="float">
            <text:p>19.3</text:p>
          </table:table-cell>
          <table:table-cell table:formula="of:=[.K18]*0.92+0.08*(2.6*[.I18]+4200*0.018*15+[.M18]*1000)/(2.6+4200*0.018)" office:value-type="float" office:value="58.2260985986451" calcext:value-type="float">
            <text:p>58.2</text:p>
          </table:table-cell>
          <table:table-cell table:formula="of:=IF(AND([.I19]&gt;=18; [.I19]&lt;=22);0;2.5)" office:value-type="float" office:value="0" calcext:value-type="float">
            <text:p>0</text:p>
          </table:table-cell>
          <table:table-cell table:formula="of:=IF(AND([.K19]&gt;=57;[.K19]&lt;=63);0;4.5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6" calcext:value-type="float">
            <text:p>2.66</text:p>
          </table:table-cell>
          <table:table-cell table:formula="of:=-[.B20]+[.G20]+[.L20]+[.M20]+[.N20]+[.O20]*1.8+[.P20]*0.4+[.Q20]*1.2+[.R20]*0.1+[.S20]*0.2+[.T20]*0.2+[.U20]*1.2+[.V20]*1" office:value-type="float" office:value="3.24" calcext:value-type="float">
            <text:p>3.24</text:p>
          </table:table-cell>
          <table:table-cell table:formula="of:=IF([.C20]&lt;0;[.C20]*[.E20]*0.9; IF([.C20]&lt;6; [.C20]*[.E20]; 1.4423*[.C20]*[.E20]))" office:value-type="float" office:value="0.0972" calcext:value-type="float">
            <text:p>0.097</text:p>
          </table:table-cell>
          <table:table-cell office:value-type="float" office:value="0.03" calcext:value-type="float">
            <text:p>0.03</text:p>
          </table:table-cell>
          <table:table-cell table:formula="of:=IF([.G19]&gt;=0; [.F19]+0.95*[.G19]*0.25/6.4*100; [.F19]+1/0.95*[.G19]*0.25/6.4*100)" office:value-type="float" office:value="100" calcext:value-type="float">
            <text:p>100.00</text:p>
          </table:table-cell>
          <table:table-cell table:formula="of:=IF(AND([.F20]&gt;10; [.A20]&gt;28; [.A20]&lt;56); -MIN(([.F20]-10)/100*6.4*0.95/0.25;2.4); MIN((100-[.F20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19]+0.032*([.J19]+[.L19]*0.25/0.00727)" office:value-type="float" office:value="18.2494174940775" calcext:value-type="float">
            <text:p>18.2</text:p>
          </table:table-cell>
          <table:table-cell office:value-type="float" office:value="19.3" calcext:value-type="float">
            <text:p>19.3</text:p>
          </table:table-cell>
          <table:table-cell table:formula="of:=[.K19]*0.92+0.08*(2.6*[.I19]+4200*0.018*15+[.M19]*1000)/(2.6+4200*0.018)" office:value-type="float" office:value="54.7765612861848" calcext:value-type="float">
            <text:p>54.8</text:p>
          </table:table-cell>
          <table:table-cell table:formula="of:=IF(AND([.I20]&gt;=18; [.I20]&lt;=22);0;2.5)" office:value-type="float" office:value="0" calcext:value-type="float">
            <text:p>0</text:p>
          </table:table-cell>
          <table:table-cell table:formula="of:=IF(AND([.K20]&gt;=57;[.K20]&lt;=63);0;4.5)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6" calcext:value-type="float">
            <text:p>2.66</text:p>
          </table:table-cell>
          <table:table-cell table:formula="of:=-[.B21]+[.G21]+[.L21]+[.M21]+[.N21]+[.O21]*1.8+[.P21]*0.4+[.Q21]*1.2+[.R21]*0.1+[.S21]*0.2+[.T21]*0.2+[.U21]*1.2+[.V21]*1" office:value-type="float" office:value="3.24" calcext:value-type="float">
            <text:p>3.24</text:p>
          </table:table-cell>
          <table:table-cell table:formula="of:=IF([.C21]&lt;0;[.C21]*[.E21]*0.9; IF([.C21]&lt;6; [.C21]*[.E21]; 1.4423*[.C21]*[.E21]))" office:value-type="float" office:value="0.0972" calcext:value-type="float">
            <text:p>0.097</text:p>
          </table:table-cell>
          <table:table-cell office:value-type="float" office:value="0.03" calcext:value-type="float">
            <text:p>0.03</text:p>
          </table:table-cell>
          <table:table-cell table:formula="of:=IF([.G20]&gt;=0; [.F20]+0.95*[.G20]*0.25/6.4*100; [.F20]+1/0.95*[.G20]*0.25/6.4*100)" office:value-type="float" office:value="100" calcext:value-type="float">
            <text:p>100.00</text:p>
          </table:table-cell>
          <table:table-cell table:formula="of:=IF(AND([.F21]&gt;10; [.A21]&gt;28; [.A21]&lt;56); -MIN(([.F21]-10)/100*6.4*0.95/0.25;2.4); MIN((100-[.F21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0]+0.032*([.J20]+[.L20]*0.25/0.00727)" office:value-type="float" office:value="18.283036134267" calcext:value-type="float">
            <text:p>18.3</text:p>
          </table:table-cell>
          <table:table-cell office:value-type="float" office:value="19.3" calcext:value-type="float">
            <text:p>19.3</text:p>
          </table:table-cell>
          <table:table-cell table:formula="of:=[.K20]*0.92+0.08*(2.6*[.I20]+4200*0.018*15+[.M20]*1000)/(2.6+4200*0.018)" office:value-type="float" office:value="56.2066598978523" calcext:value-type="float">
            <text:p>56.2</text:p>
          </table:table-cell>
          <table:table-cell table:formula="of:=IF(AND([.I21]&gt;=18; [.I21]&lt;=22);0;2.5)" office:value-type="float" office:value="0" calcext:value-type="float">
            <text:p>0</text:p>
          </table:table-cell>
          <table:table-cell table:formula="of:=IF(AND([.K21]&gt;=57;[.K21]&lt;=63);0;4.5)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-[.B22]+[.G22]+[.L22]+[.M22]+[.N22]+[.O22]*1.8+[.P22]*0.4+[.Q22]*1.2+[.R22]*0.1+[.S22]*0.2+[.T22]*0.2+[.U22]*1.2+[.V22]*1" office:value-type="float" office:value="-1.6" calcext:value-type="float">
            <text:p>-1.60</text:p>
          </table:table-cell>
          <table:table-cell table:formula="of:=IF([.C22]&lt;0;[.C22]*[.E22]*0.9; IF([.C22]&lt;6; [.C22]*[.E22]; 1.4423*[.C22]*[.E22]))" office:value-type="float" office:value="-0.0432" calcext:value-type="float">
            <text:p>-0.043</text:p>
          </table:table-cell>
          <table:table-cell office:value-type="float" office:value="0.03" calcext:value-type="float">
            <text:p>0.03</text:p>
          </table:table-cell>
          <table:table-cell table:formula="of:=IF([.G21]&gt;=0; [.F21]+0.95*[.G21]*0.25/6.4*100; [.F21]+1/0.95*[.G21]*0.25/6.4*100)" office:value-type="float" office:value="100" calcext:value-type="float">
            <text:p>100.00</text:p>
          </table:table-cell>
          <table:table-cell table:formula="of:=IF(AND([.F22]&gt;10; [.A22]&gt;28; [.A22]&lt;56); -MIN(([.F22]-10)/100*6.4*0.95/0.25;2.4); MIN((100-[.F22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1]+0.032*([.J21]+[.L21]*0.25/0.00727)" office:value-type="float" office:value="18.3155789779705" calcext:value-type="float">
            <text:p>18.3</text:p>
          </table:table-cell>
          <table:table-cell office:value-type="float" office:value="20.6" calcext:value-type="float">
            <text:p>20.6</text:p>
          </table:table-cell>
          <table:table-cell table:formula="of:=[.K21]*0.92+0.08*(2.6*[.I21]+4200*0.018*15+[.M21]*1000)/(2.6+4200*0.018)" office:value-type="float" office:value="57.5224400410104" calcext:value-type="float">
            <text:p>57.5</text:p>
          </table:table-cell>
          <table:table-cell table:formula="of:=IF(AND([.I22]&gt;=18; [.I22]&lt;=22);0;2.5)" office:value-type="float" office:value="0" calcext:value-type="float">
            <text:p>0</text:p>
          </table:table-cell>
          <table:table-cell table:formula="of:=IF(AND([.K22]&gt;=57;[.K22]&lt;=63);0;4.5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-[.B23]+[.G23]+[.L23]+[.M23]+[.N23]+[.O23]*1.8+[.P23]*0.4+[.Q23]*1.2+[.R23]*0.1+[.S23]*0.2+[.T23]*0.2+[.U23]*1.2+[.V23]*1" office:value-type="float" office:value="2.9" calcext:value-type="float">
            <text:p>2.90</text:p>
          </table:table-cell>
          <table:table-cell table:formula="of:=IF([.C23]&lt;0;[.C23]*[.E23]*0.9; IF([.C23]&lt;6; [.C23]*[.E23]; 1.4423*[.C23]*[.E23]))" office:value-type="float" office:value="0.087" calcext:value-type="float">
            <text:p>0.087</text:p>
          </table:table-cell>
          <table:table-cell office:value-type="float" office:value="0.03" calcext:value-type="float">
            <text:p>0.03</text:p>
          </table:table-cell>
          <table:table-cell table:formula="of:=IF([.G22]&gt;=0; [.F22]+0.95*[.G22]*0.25/6.4*100; [.F22]+1/0.95*[.G22]*0.25/6.4*100)" office:value-type="float" office:value="100" calcext:value-type="float">
            <text:p>100.00</text:p>
          </table:table-cell>
          <table:table-cell table:formula="of:=IF(AND([.F23]&gt;10; [.A23]&gt;28; [.A23]&lt;56); -MIN(([.F23]-10)/100*6.4*0.95/0.25;2.4); MIN((100-[.F23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2]+0.032*([.J22]+[.L22]*0.25/0.00727)" office:value-type="float" office:value="18.3886804506754" calcext:value-type="float">
            <text:p>18.4</text:p>
          </table:table-cell>
          <table:table-cell office:value-type="float" office:value="20.6" calcext:value-type="float">
            <text:p>20.6</text:p>
          </table:table-cell>
          <table:table-cell table:formula="of:=[.K22]*0.92+0.08*(2.6*[.I22]+4200*0.018*15+[.M22]*1000)/(2.6+4200*0.018)" office:value-type="float" office:value="54.1294637690265" calcext:value-type="float">
            <text:p>54.1</text:p>
          </table:table-cell>
          <table:table-cell table:formula="of:=IF(AND([.I23]&gt;=18; [.I23]&lt;=22);0;2.5)" office:value-type="float" office:value="0" calcext:value-type="float">
            <text:p>0</text:p>
          </table:table-cell>
          <table:table-cell table:formula="of:=IF(AND([.K23]&gt;=57;[.K23]&lt;=63);0;4.5)"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-[.B24]+[.G24]+[.L24]+[.M24]+[.N24]+[.O24]*1.8+[.P24]*0.4+[.Q24]*1.2+[.R24]*0.1+[.S24]*0.2+[.T24]*0.2+[.U24]*1.2+[.V24]*1" office:value-type="float" office:value="1.7" calcext:value-type="float">
            <text:p>1.70</text:p>
          </table:table-cell>
          <table:table-cell table:formula="of:=IF([.C24]&lt;0;[.C24]*[.E24]*0.9; IF([.C24]&lt;6; [.C24]*[.E24]; 1.4423*[.C24]*[.E24]))" office:value-type="float" office:value="0.051" calcext:value-type="float">
            <text:p>0.051</text:p>
          </table:table-cell>
          <table:table-cell office:value-type="float" office:value="0.03" calcext:value-type="float">
            <text:p>0.03</text:p>
          </table:table-cell>
          <table:table-cell table:formula="of:=IF([.G23]&gt;=0; [.F23]+0.95*[.G23]*0.25/6.4*100; [.F23]+1/0.95*[.G23]*0.25/6.4*100)" office:value-type="float" office:value="100" calcext:value-type="float">
            <text:p>100.00</text:p>
          </table:table-cell>
          <table:table-cell table:formula="of:=IF(AND([.F24]&gt;10; [.A24]&gt;28; [.A24]&lt;56); -MIN(([.F24]-10)/100*6.4*0.95/0.25;2.4); MIN((100-[.F24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3]+0.032*([.J23]+[.L23]*0.25/0.00727)" office:value-type="float" office:value="18.4594426762538" calcext:value-type="float">
            <text:p>18.5</text:p>
          </table:table-cell>
          <table:table-cell office:value-type="float" office:value="20.6" calcext:value-type="float">
            <text:p>20.6</text:p>
          </table:table-cell>
          <table:table-cell table:formula="of:=[.K23]*0.92+0.08*(2.6*[.I23]+4200*0.018*15+[.M23]*1000)/(2.6+4200*0.018)" office:value-type="float" office:value="55.6117006001609" calcext:value-type="float">
            <text:p>55.6</text:p>
          </table:table-cell>
          <table:table-cell table:formula="of:=IF(AND([.I24]&gt;=18; [.I24]&lt;=22);0;2.5)" office:value-type="float" office:value="0" calcext:value-type="float">
            <text:p>0</text:p>
          </table:table-cell>
          <table:table-cell table:formula="of:=IF(AND([.K24]&gt;=57;[.K24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-[.B25]+[.G25]+[.L25]+[.M25]+[.N25]+[.O25]*1.8+[.P25]*0.4+[.Q25]*1.2+[.R25]*0.1+[.S25]*0.2+[.T25]*0.2+[.U25]*1.2+[.V25]*1" office:value-type="float" office:value="1.7" calcext:value-type="float">
            <text:p>1.70</text:p>
          </table:table-cell>
          <table:table-cell table:formula="of:=IF([.C25]&lt;0;[.C25]*[.E25]*0.9; IF([.C25]&lt;6; [.C25]*[.E25]; 1.4423*[.C25]*[.E25]))" office:value-type="float" office:value="0.051" calcext:value-type="float">
            <text:p>0.051</text:p>
          </table:table-cell>
          <table:table-cell office:value-type="float" office:value="0.03" calcext:value-type="float">
            <text:p>0.03</text:p>
          </table:table-cell>
          <table:table-cell table:formula="of:=IF([.G24]&gt;=0; [.F24]+0.95*[.G24]*0.25/6.4*100; [.F24]+1/0.95*[.G24]*0.25/6.4*100)" office:value-type="float" office:value="100" calcext:value-type="float">
            <text:p>100.00</text:p>
          </table:table-cell>
          <table:table-cell table:formula="of:=IF(AND([.F25]&gt;10; [.A25]&gt;28; [.A25]&lt;56); -MIN(([.F25]-10)/100*6.4*0.95/0.25;2.4); MIN((100-[.F25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4]+0.032*([.J24]+[.L24]*0.25/0.00727)" office:value-type="float" office:value="18.5279405106137" calcext:value-type="float">
            <text:p>18.5</text:p>
          </table:table-cell>
          <table:table-cell office:value-type="float" office:value="20.6" calcext:value-type="float">
            <text:p>20.6</text:p>
          </table:table-cell>
          <table:table-cell table:formula="of:=[.K24]*0.92+0.08*(2.6*[.I24]+4200*0.018*15+[.M24]*1000)/(2.6+4200*0.018)" office:value-type="float" office:value="56.9755467014659" calcext:value-type="float">
            <text:p>57.0</text:p>
          </table:table-cell>
          <table:table-cell table:formula="of:=IF(AND([.I25]&gt;=18; [.I25]&lt;=22);0;2.5)" office:value-type="float" office:value="0" calcext:value-type="float">
            <text:p>0</text:p>
          </table:table-cell>
          <table:table-cell table:formula="of:=IF(AND([.K25]&gt;=57;[.K25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14" calcext:value-type="float">
            <text:p>2.14</text:p>
          </table:table-cell>
          <table:table-cell table:formula="of:=-[.B26]+[.G26]+[.L26]+[.M26]+[.N26]+[.O26]*1.8+[.P26]*0.4+[.Q26]*1.2+[.R26]*0.1+[.S26]*0.2+[.T26]*0.2+[.U26]*1.2+[.V26]*1" office:value-type="float" office:value="-1.94" calcext:value-type="float">
            <text:p>-1.94</text:p>
          </table:table-cell>
          <table:table-cell table:formula="of:=IF([.C26]&lt;0;[.C26]*[.E26]*0.9; IF([.C26]&lt;6; [.C26]*[.E26]; 1.4423*[.C26]*[.E26]))" office:value-type="float" office:value="-0.06984" calcext:value-type="float">
            <text:p>-0.070</text:p>
          </table:table-cell>
          <table:table-cell office:value-type="float" office:value="0.04" calcext:value-type="float">
            <text:p>0.04</text:p>
          </table:table-cell>
          <table:table-cell table:formula="of:=IF([.G25]&gt;=0; [.F25]+0.95*[.G25]*0.25/6.4*100; [.F25]+1/0.95*[.G25]*0.25/6.4*100)" office:value-type="float" office:value="100" calcext:value-type="float">
            <text:p>100.00</text:p>
          </table:table-cell>
          <table:table-cell table:formula="of:=IF(AND([.F26]&gt;10; [.A26]&gt;28; [.A26]&lt;56); -MIN(([.F26]-10)/100*6.4*0.95/0.25;2.4); MIN((100-[.F26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5]+0.032*([.J25]+[.L25]*0.25/0.00727)" office:value-type="float" office:value="18.594246414274" calcext:value-type="float">
            <text:p>18.6</text:p>
          </table:table-cell>
          <table:table-cell office:value-type="float" office:value="21.4" calcext:value-type="float">
            <text:p>21.4</text:p>
          </table:table-cell>
          <table:table-cell table:formula="of:=[.K25]*0.92+0.08*(2.6*[.I25]+4200*0.018*15+[.M25]*1000)/(2.6+4200*0.018)" office:value-type="float" office:value="58.2304673083948" calcext:value-type="float">
            <text:p>58.2</text:p>
          </table:table-cell>
          <table:table-cell table:formula="of:=IF(AND([.I26]&gt;=18; [.I26]&lt;=22);0;2.5)" office:value-type="float" office:value="0" calcext:value-type="float">
            <text:p>0</text:p>
          </table:table-cell>
          <table:table-cell table:formula="of:=IF(AND([.K26]&gt;=57;[.K26]&lt;=63);0;4.5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14" calcext:value-type="float">
            <text:p>2.14</text:p>
          </table:table-cell>
          <table:table-cell table:formula="of:=-[.B27]+[.G27]+[.L27]+[.M27]+[.N27]+[.O27]*1.8+[.P27]*0.4+[.Q27]*1.2+[.R27]*0.1+[.S27]*0.2+[.T27]*0.2+[.U27]*1.2+[.V27]*1" office:value-type="float" office:value="2.56" calcext:value-type="float">
            <text:p>2.56</text:p>
          </table:table-cell>
          <table:table-cell table:formula="of:=IF([.C27]&lt;0;[.C27]*[.E27]*0.9; IF([.C27]&lt;6; [.C27]*[.E27]; 1.4423*[.C27]*[.E27]))" office:value-type="float" office:value="0.1024" calcext:value-type="float">
            <text:p>0.102</text:p>
          </table:table-cell>
          <table:table-cell office:value-type="float" office:value="0.04" calcext:value-type="float">
            <text:p>0.04</text:p>
          </table:table-cell>
          <table:table-cell table:formula="of:=IF([.G26]&gt;=0; [.F26]+0.95*[.G26]*0.25/6.4*100; [.F26]+1/0.95*[.G26]*0.25/6.4*100)" office:value-type="float" office:value="100" calcext:value-type="float">
            <text:p>100.00</text:p>
          </table:table-cell>
          <table:table-cell table:formula="of:=IF(AND([.F27]&gt;10; [.A27]&gt;28; [.A27]&lt;56); -MIN(([.F27]-10)/100*6.4*0.95/0.25;2.4); MIN((100-[.F27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6]+0.032*([.J26]+[.L26]*0.25/0.00727)" office:value-type="float" office:value="18.6840305290173" calcext:value-type="float">
            <text:p>18.7</text:p>
          </table:table-cell>
          <table:table-cell office:value-type="float" office:value="21.4" calcext:value-type="float">
            <text:p>21.4</text:p>
          </table:table-cell>
          <table:table-cell table:formula="of:=[.K26]*0.92+0.08*(2.6*[.I26]+4200*0.018*15+[.M26]*1000)/(2.6+4200*0.018)" office:value-type="float" office:value="54.7815900676384" calcext:value-type="float">
            <text:p>54.8</text:p>
          </table:table-cell>
          <table:table-cell table:formula="of:=IF(AND([.I27]&gt;=18; [.I27]&lt;=22);0;2.5)" office:value-type="float" office:value="0" calcext:value-type="float">
            <text:p>0</text:p>
          </table:table-cell>
          <table:table-cell table:formula="of:=IF(AND([.K27]&gt;=57;[.K27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14" calcext:value-type="float">
            <text:p>2.14</text:p>
          </table:table-cell>
          <table:table-cell table:formula="of:=-[.B28]+[.G28]+[.L28]+[.M28]+[.N28]+[.O28]*1.8+[.P28]*0.4+[.Q28]*1.2+[.R28]*0.1+[.S28]*0.2+[.T28]*0.2+[.U28]*1.2+[.V28]*1" office:value-type="float" office:value="2.56" calcext:value-type="float">
            <text:p>2.56</text:p>
          </table:table-cell>
          <table:table-cell table:formula="of:=IF([.C28]&lt;0;[.C28]*[.E28]*0.9; IF([.C28]&lt;6; [.C28]*[.E28]; 1.4423*[.C28]*[.E28]))" office:value-type="float" office:value="0.1024" calcext:value-type="float">
            <text:p>0.102</text:p>
          </table:table-cell>
          <table:table-cell office:value-type="float" office:value="0.04" calcext:value-type="float">
            <text:p>0.04</text:p>
          </table:table-cell>
          <table:table-cell table:formula="of:=IF([.G27]&gt;=0; [.F27]+0.95*[.G27]*0.25/6.4*100; [.F27]+1/0.95*[.G27]*0.25/6.4*100)" office:value-type="float" office:value="100" calcext:value-type="float">
            <text:p>100.00</text:p>
          </table:table-cell>
          <table:table-cell table:formula="of:=IF(AND([.F28]&gt;10; [.A28]&gt;28; [.A28]&lt;56); -MIN(([.F28]-10)/100*6.4*0.95/0.25;2.4); MIN((100-[.F28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7]+0.032*([.J27]+[.L27]*0.25/0.00727)" office:value-type="float" office:value="18.7709415520887" calcext:value-type="float">
            <text:p>18.8</text:p>
          </table:table-cell>
          <table:table-cell office:value-type="float" office:value="21.4" calcext:value-type="float">
            <text:p>21.4</text:p>
          </table:table-cell>
          <table:table-cell table:formula="of:=[.K27]*0.92+0.08*(2.6*[.I27]+4200*0.018*15+[.M27]*1000)/(2.6+4200*0.018)" office:value-type="float" office:value="56.21244238077" calcext:value-type="float">
            <text:p>56.2</text:p>
          </table:table-cell>
          <table:table-cell table:formula="of:=IF(AND([.I28]&gt;=18; [.I28]&lt;=22);0;2.5)" office:value-type="float" office:value="0" calcext:value-type="float">
            <text:p>0</text:p>
          </table:table-cell>
          <table:table-cell table:formula="of:=IF(AND([.K28]&gt;=57;[.K28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14" calcext:value-type="float">
            <text:p>2.14</text:p>
          </table:table-cell>
          <table:table-cell table:formula="of:=-[.B29]+[.G29]+[.L29]+[.M29]+[.N29]+[.O29]*1.8+[.P29]*0.4+[.Q29]*1.2+[.R29]*0.1+[.S29]*0.2+[.T29]*0.2+[.U29]*1.2+[.V29]*1" office:value-type="float" office:value="-1.94" calcext:value-type="float">
            <text:p>-1.94</text:p>
          </table:table-cell>
          <table:table-cell table:formula="of:=IF([.C29]&lt;0;[.C29]*[.E29]*0.9; IF([.C29]&lt;6; [.C29]*[.E29]; 1.4423*[.C29]*[.E29]))" office:value-type="float" office:value="-0.06984" calcext:value-type="float">
            <text:p>-0.070</text:p>
          </table:table-cell>
          <table:table-cell office:value-type="float" office:value="0.04" calcext:value-type="float">
            <text:p>0.04</text:p>
          </table:table-cell>
          <table:table-cell table:formula="of:=IF([.G28]&gt;=0; [.F28]+0.95*[.G28]*0.25/6.4*100; [.F28]+1/0.95*[.G28]*0.25/6.4*100)" office:value-type="float" office:value="100" calcext:value-type="float">
            <text:p>100.00</text:p>
          </table:table-cell>
          <table:table-cell table:formula="of:=IF(AND([.F29]&gt;10; [.A29]&gt;28; [.A29]&lt;56); -MIN(([.F29]-10)/100*6.4*0.95/0.25;2.4); MIN((100-[.F29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8]+0.032*([.J28]+[.L28]*0.25/0.00727)" office:value-type="float" office:value="18.8550714224219" calcext:value-type="float">
            <text:p>18.9</text:p>
          </table:table-cell>
          <table:table-cell office:value-type="float" office:value="21.4" calcext:value-type="float">
            <text:p>21.4</text:p>
          </table:table-cell>
          <table:table-cell table:formula="of:=[.K28]*0.92+0.08*(2.6*[.I28]+4200*0.018*15+[.M28]*1000)/(2.6+4200*0.018)" office:value-type="float" office:value="57.5290576788357" calcext:value-type="float">
            <text:p>57.5</text:p>
          </table:table-cell>
          <table:table-cell table:formula="of:=IF(AND([.I29]&gt;=18; [.I29]&lt;=22);0;2.5)" office:value-type="float" office:value="0" calcext:value-type="float">
            <text:p>0</text:p>
          </table:table-cell>
          <table:table-cell table:formula="of:=IF(AND([.K29]&gt;=57;[.K29]&lt;=63);0;4.5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3" calcext:value-type="float">
            <text:p>1.03</text:p>
          </table:table-cell>
          <table:table-cell table:formula="of:=-[.B30]+[.G30]+[.L30]+[.M30]+[.N30]+[.O30]*1.8+[.P30]*0.4+[.Q30]*1.2+[.R30]*0.1+[.S30]*0.2+[.T30]*0.2+[.U30]*1.2+[.V30]*1" office:value-type="float" office:value="3.67" calcext:value-type="float">
            <text:p>3.67</text:p>
          </table:table-cell>
          <table:table-cell table:formula="of:=IF([.C30]&lt;0;[.C30]*[.E30]*0.9; IF([.C30]&lt;6; [.C30]*[.E30]; 1.4423*[.C30]*[.E30]))" office:value-type="float" office:value="0.1835" calcext:value-type="float">
            <text:p>0.184</text:p>
          </table:table-cell>
          <table:table-cell office:value-type="float" office:value="0.05" calcext:value-type="float">
            <text:p>0.05</text:p>
          </table:table-cell>
          <table:table-cell table:formula="of:=IF([.G29]&gt;=0; [.F29]+0.95*[.G29]*0.25/6.4*100; [.F29]+1/0.95*[.G29]*0.25/6.4*100)" office:value-type="float" office:value="100" calcext:value-type="float">
            <text:p>100.00</text:p>
          </table:table-cell>
          <table:table-cell table:formula="of:=IF(AND([.F30]&gt;10; [.A30]&gt;28; [.A30]&lt;56); -MIN(([.F30]-10)/100*6.4*0.95/0.25;2.4); MIN((100-[.F30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29]+0.032*([.J29]+[.L29]*0.25/0.00727)" office:value-type="float" office:value="18.9365091369044" calcext:value-type="float">
            <text:p>18.9</text:p>
          </table:table-cell>
          <table:table-cell office:value-type="float" office:value="20.8" calcext:value-type="float">
            <text:p>20.8</text:p>
          </table:table-cell>
          <table:table-cell table:formula="of:=[.K29]*0.92+0.08*(2.6*[.I29]+4200*0.018*15+[.M29]*1000)/(2.6+4200*0.018)" office:value-type="float" office:value="54.1369869629414" calcext:value-type="float">
            <text:p>54.1</text:p>
          </table:table-cell>
          <table:table-cell table:formula="of:=IF(AND([.I30]&gt;=18; [.I30]&lt;=22);0;2.5)" office:value-type="float" office:value="0" calcext:value-type="float">
            <text:p>0</text:p>
          </table:table-cell>
          <table:table-cell table:formula="of:=IF(AND([.K30]&gt;=57;[.K30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3" calcext:value-type="float">
            <text:p>1.03</text:p>
          </table:table-cell>
          <table:table-cell table:formula="of:=-[.B31]+[.G31]+[.L31]+[.M31]+[.N31]+[.O31]*1.8+[.P31]*0.4+[.Q31]*1.2+[.R31]*0.1+[.S31]*0.2+[.T31]*0.2+[.U31]*1.2+[.V31]*1" office:value-type="float" office:value="1.27" calcext:value-type="float">
            <text:p>1.27</text:p>
          </table:table-cell>
          <table:table-cell table:formula="of:=IF([.C31]&lt;0;[.C31]*[.E31]*0.9; IF([.C31]&lt;6; [.C31]*[.E31]; 1.4423*[.C31]*[.E31]))" office:value-type="float" office:value="0.0635" calcext:value-type="float">
            <text:p>0.064</text:p>
          </table:table-cell>
          <table:table-cell office:value-type="float" office:value="0.05" calcext:value-type="float">
            <text:p>0.05</text:p>
          </table:table-cell>
          <table:table-cell table:formula="of:=IF([.G30]&gt;=0; [.F30]+0.95*[.G30]*0.25/6.4*100; [.F30]+1/0.95*[.G30]*0.25/6.4*100)" office:value-type="float" office:value="100" calcext:value-type="float">
            <text:p>100.00</text:p>
          </table:table-cell>
          <table:table-cell table:formula="of:=IF(AND([.F31]&gt;10; [.A31]&gt;28; [.A31]&lt;56); -MIN(([.F31]-10)/100*6.4*0.95/0.25;2.4); MIN((100-[.F31])/100*6.4/(0.25*0.95);2.4))" office:value-type="float" office:value="-2.4" calcext:value-type="float">
            <text:p>-2.4</text:p>
          </table:table-cell>
          <table:table-cell office:value-type="float" office:value="0" calcext:value-type="float">
            <text:p>0.0</text:p>
          </table:table-cell>
          <table:table-cell table:formula="of:=0.968*[.I30]+0.032*([.J30]+[.L30]*0.25/0.00727)" office:value-type="float" office:value="18.9961408445234" calcext:value-type="float">
            <text:p>19.0</text:p>
          </table:table-cell>
          <table:table-cell office:value-type="float" office:value="20.8" calcext:value-type="float">
            <text:p>20.8</text:p>
          </table:table-cell>
          <table:table-cell table:formula="of:=[.K30]*0.92+0.08*(2.6*[.I30]+4200*0.018*15+[.M30]*1000)/(2.6+4200*0.018)" office:value-type="float" office:value="55.6200790788022" calcext:value-type="float">
            <text:p>55.6</text:p>
          </table:table-cell>
          <table:table-cell table:formula="of:=IF(AND([.I31]&gt;=18; [.I31]&lt;=22);0;2.5)" office:value-type="float" office:value="0" calcext:value-type="float">
            <text:p>0</text:p>
          </table:table-cell>
          <table:table-cell table:formula="of:=IF(AND([.K31]&gt;=57;[.K31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3" calcext:value-type="float">
            <text:p>1.03</text:p>
          </table:table-cell>
          <table:table-cell table:formula="of:=-[.B32]+[.G32]+[.L32]+[.M32]+[.N32]+[.O32]*1.8+[.P32]*0.4+[.Q32]*1.2+[.R32]*0.1+[.S32]*0.2+[.T32]*0.2+[.U32]*1.2+[.V32]*1" office:value-type="float" office:value="1.27" calcext:value-type="float">
            <text:p>1.27</text:p>
          </table:table-cell>
          <table:table-cell table:formula="of:=IF([.C32]&lt;0;[.C32]*[.E32]*0.9; IF([.C32]&lt;6; [.C32]*[.E32]; 1.4423*[.C32]*[.E32]))" office:value-type="float" office:value="0.0635" calcext:value-type="float">
            <text:p>0.064</text:p>
          </table:table-cell>
          <table:table-cell office:value-type="float" office:value="0.05" calcext:value-type="float">
            <text:p>0.05</text:p>
          </table:table-cell>
          <table:table-cell table:formula="of:=IF([.G31]&gt;=0; [.F31]+0.95*[.G31]*0.25/6.4*100; [.F31]+1/0.95*[.G31]*0.25/6.4*100)" office:value-type="float" office:value="90.1315789473684" calcext:value-type="float">
            <text:p>90.13</text:p>
          </table:table-cell>
          <table:table-cell table:formula="of:=IF(AND([.F32]&gt;10; [.A32]&gt;28; [.A32]&lt;56); -MIN(([.F32]-10)/100*6.4*0.95/0.25;2.4); MIN((100-[.F32])/100*6.4/(0.25*0.95);2.4))" office:value-type="float" office:value="-2.4" calcext:value-type="float">
            <text:p>-2.4</text:p>
          </table:table-cell>
          <table:table-cell office:value-type="float" office:value="0" calcext:value-type="float">
            <text:p>0.0</text:p>
          </table:table-cell>
          <table:table-cell table:formula="of:=0.968*[.I31]+0.032*([.J31]+[.L31]*0.25/0.00727)" office:value-type="float" office:value="19.0538643374987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table:formula="of:=[.K31]*0.92+0.08*(2.6*[.I31]+4200*0.018*15+[.M31]*1000)/(2.6+4200*0.018)" office:value-type="float" office:value="56.9846824365858" calcext:value-type="float">
            <text:p>57.0</text:p>
          </table:table-cell>
          <table:table-cell table:formula="of:=IF(AND([.I32]&gt;=18; [.I32]&lt;=22);0;2.5)" office:value-type="float" office:value="0" calcext:value-type="float">
            <text:p>0</text:p>
          </table:table-cell>
          <table:table-cell table:formula="of:=IF(AND([.K32]&gt;=57;[.K32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3" calcext:value-type="float">
            <text:p>1.03</text:p>
          </table:table-cell>
          <table:table-cell table:formula="of:=-[.B33]+[.G33]+[.L33]+[.M33]+[.N33]+[.O33]*1.8+[.P33]*0.4+[.Q33]*1.2+[.R33]*0.1+[.S33]*0.2+[.T33]*0.2+[.U33]*1.2+[.V33]*1" office:value-type="float" office:value="-2.03" calcext:value-type="float">
            <text:p>-2.03</text:p>
          </table:table-cell>
          <table:table-cell table:formula="of:=IF([.C33]&lt;0;[.C33]*[.E33]*0.9; IF([.C33]&lt;6; [.C33]*[.E33]; 1.4423*[.C33]*[.E33]))" office:value-type="float" office:value="-0.09135" calcext:value-type="float">
            <text:p>-0.091</text:p>
          </table:table-cell>
          <table:table-cell office:value-type="float" office:value="0.05" calcext:value-type="float">
            <text:p>0.05</text:p>
          </table:table-cell>
          <table:table-cell table:formula="of:=IF([.G32]&gt;=0; [.F32]+0.95*[.G32]*0.25/6.4*100; [.F32]+1/0.95*[.G32]*0.25/6.4*100)" office:value-type="float" office:value="80.2631578947369" calcext:value-type="float">
            <text:p>80.26</text:p>
          </table:table-cell>
          <table:table-cell table:formula="of:=IF(AND([.F33]&gt;10; [.A33]&gt;28; [.A33]&lt;56); -MIN(([.F33]-10)/100*6.4*0.95/0.25;2.4); MIN((100-[.F33])/100*6.4/(0.25*0.95);2.4))" office:value-type="float" office:value="-2.4" calcext:value-type="float">
            <text:p>-2.4</text:p>
          </table:table-cell>
          <table:table-cell office:value-type="float" office:value="0" calcext:value-type="float">
            <text:p>0.0</text:p>
          </table:table-cell>
          <table:table-cell table:formula="of:=0.968*[.I32]+0.032*([.J32]+[.L32]*0.25/0.00727)" office:value-type="float" office:value="19.1097406786987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table:formula="of:=[.K32]*0.92+0.08*(2.6*[.I32]+4200*0.018*15+[.M32]*1000)/(2.6+4200*0.018)" office:value-type="float" office:value="58.2402710613801" calcext:value-type="float">
            <text:p>58.2</text:p>
          </table:table-cell>
          <table:table-cell table:formula="of:=IF(AND([.I33]&gt;=18; [.I33]&lt;=22);0;2.5)" office:value-type="float" office:value="0" calcext:value-type="float">
            <text:p>0</text:p>
          </table:table-cell>
          <table:table-cell table:formula="of:=IF(AND([.K33]&gt;=57;[.K33]&lt;=63);0;4.5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" calcext:value-type="float">
            <text:p>0.13</text:p>
          </table:table-cell>
          <table:table-cell table:formula="of:=-[.B34]+[.G34]+[.L34]+[.M34]+[.N34]+[.O34]*1.8+[.P34]*0.4+[.Q34]*1.2+[.R34]*0.1+[.S34]*0.2+[.T34]*0.2+[.U34]*1.2+[.V34]*1" office:value-type="float" office:value="3.37" calcext:value-type="float">
            <text:p>3.37</text:p>
          </table:table-cell>
          <table:table-cell table:formula="of:=IF([.C34]&lt;0;[.C34]*[.E34]*0.9; IF([.C34]&lt;6; [.C34]*[.E34]; 1.4423*[.C34]*[.E34]))" office:value-type="float" office:value="0.1685" calcext:value-type="float">
            <text:p>0.169</text:p>
          </table:table-cell>
          <table:table-cell office:value-type="float" office:value="0.05" calcext:value-type="float">
            <text:p>0.05</text:p>
          </table:table-cell>
          <table:table-cell table:formula="of:=IF([.G33]&gt;=0; [.F33]+0.95*[.G33]*0.25/6.4*100; [.F33]+1/0.95*[.G33]*0.25/6.4*100)" office:value-type="float" office:value="70.3947368421053" calcext:value-type="float">
            <text:p>70.39</text:p>
          </table:table-cell>
          <table:table-cell table:formula="of:=IF(AND([.F34]&gt;10; [.A34]&gt;28; [.A34]&lt;56); -MIN(([.F34]-10)/100*6.4*0.95/0.25;2.4); MIN((100-[.F34])/100*6.4/(0.25*0.95);2.4))" office:value-type="float" office:value="-2.4" calcext:value-type="float">
            <text:p>-2.4</text:p>
          </table:table-cell>
          <table:table-cell office:value-type="float" office:value="0" calcext:value-type="float">
            <text:p>0.0</text:p>
          </table:table-cell>
          <table:table-cell table:formula="of:=0.968*[.I33]+0.032*([.J33]+[.L33]*0.25/0.00727)" office:value-type="float" office:value="19.1638289769804" calcext:value-type="float">
            <text:p>19.2</text:p>
          </table:table-cell>
          <table:table-cell office:value-type="float" office:value="17.7" calcext:value-type="float">
            <text:p>17.7</text:p>
          </table:table-cell>
          <table:table-cell table:formula="of:=[.K33]*0.92+0.08*(2.6*[.I33]+4200*0.018*15+[.M33]*1000)/(2.6+4200*0.018)" office:value-type="float" office:value="54.7919806560243" calcext:value-type="float">
            <text:p>54.8</text:p>
          </table:table-cell>
          <table:table-cell table:formula="of:=IF(AND([.I34]&gt;=18; [.I34]&lt;=22);0;2.5)" office:value-type="float" office:value="0" calcext:value-type="float">
            <text:p>0</text:p>
          </table:table-cell>
          <table:table-cell table:formula="of:=IF(AND([.K34]&gt;=57;[.K34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3" calcext:value-type="float">
            <text:p>0.13</text:p>
          </table:table-cell>
          <table:table-cell table:formula="of:=-[.B35]+[.G35]+[.L35]+[.M35]+[.N35]+[.O35]*1.8+[.P35]*0.4+[.Q35]*1.2+[.R35]*0.1+[.S35]*0.2+[.T35]*0.2+[.U35]*1.2+[.V35]*1" office:value-type="float" office:value="3.37" calcext:value-type="float">
            <text:p>3.37</text:p>
          </table:table-cell>
          <table:table-cell table:formula="of:=IF([.C35]&lt;0;[.C35]*[.E35]*0.9; IF([.C35]&lt;6; [.C35]*[.E35]; 1.4423*[.C35]*[.E35]))" office:value-type="float" office:value="0.1685" calcext:value-type="float">
            <text:p>0.169</text:p>
          </table:table-cell>
          <table:table-cell office:value-type="float" office:value="0.05" calcext:value-type="float">
            <text:p>0.05</text:p>
          </table:table-cell>
          <table:table-cell table:formula="of:=IF([.G34]&gt;=0; [.F34]+0.95*[.G34]*0.25/6.4*100; [.F34]+1/0.95*[.G34]*0.25/6.4*100)" office:value-type="float" office:value="60.5263157894737" calcext:value-type="float">
            <text:p>60.53</text:p>
          </table:table-cell>
          <table:table-cell table:formula="of:=IF(AND([.F35]&gt;10; [.A35]&gt;28; [.A35]&lt;56); -MIN(([.F35]-10)/100*6.4*0.95/0.25;2.4); MIN((100-[.F35])/100*6.4/(0.25*0.95);2.4))" office:value-type="float" office:value="-2.4" calcext:value-type="float">
            <text:p>-2.4</text:p>
          </table:table-cell>
          <table:table-cell office:value-type="float" office:value="0" calcext:value-type="float">
            <text:p>0.0</text:p>
          </table:table-cell>
          <table:table-cell table:formula="of:=0.968*[.I34]+0.032*([.J34]+[.L34]*0.25/0.00727)" office:value-type="float" office:value="19.116986449717" calcext:value-type="float">
            <text:p>19.1</text:p>
          </table:table-cell>
          <table:table-cell office:value-type="float" office:value="17.7" calcext:value-type="float">
            <text:p>17.7</text:p>
          </table:table-cell>
          <table:table-cell table:formula="of:=[.K34]*0.92+0.08*(2.6*[.I34]+4200*0.018*15+[.M34]*1000)/(2.6+4200*0.018)" office:value-type="float" office:value="56.2232779123303" calcext:value-type="float">
            <text:p>56.2</text:p>
          </table:table-cell>
          <table:table-cell table:formula="of:=IF(AND([.I35]&gt;=18; [.I35]&lt;=22);0;2.5)" office:value-type="float" office:value="0" calcext:value-type="float">
            <text:p>0</text:p>
          </table:table-cell>
          <table:table-cell table:formula="of:=IF(AND([.K35]&gt;=57;[.K35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" calcext:value-type="float">
            <text:p>0.13</text:p>
          </table:table-cell>
          <table:table-cell table:formula="of:=-[.B36]+[.G36]+[.L36]+[.M36]+[.N36]+[.O36]*1.8+[.P36]*0.4+[.Q36]*1.2+[.R36]*0.1+[.S36]*0.2+[.T36]*0.2+[.U36]*1.2+[.V36]*1" office:value-type="float" office:value="-2.33" calcext:value-type="float">
            <text:p>-2.33</text:p>
          </table:table-cell>
          <table:table-cell table:formula="of:=IF([.C36]&lt;0;[.C36]*[.E36]*0.9; IF([.C36]&lt;6; [.C36]*[.E36]; 1.4423*[.C36]*[.E36]))" office:value-type="float" office:value="-0.10485" calcext:value-type="float">
            <text:p>-0.105</text:p>
          </table:table-cell>
          <table:table-cell office:value-type="float" office:value="0.05" calcext:value-type="float">
            <text:p>0.05</text:p>
          </table:table-cell>
          <table:table-cell table:formula="of:=IF([.G35]&gt;=0; [.F35]+0.95*[.G35]*0.25/6.4*100; [.F35]+1/0.95*[.G35]*0.25/6.4*100)" office:value-type="float" office:value="50.6578947368421" calcext:value-type="float">
            <text:p>50.66</text:p>
          </table:table-cell>
          <table:table-cell table:formula="of:=IF(AND([.F36]&gt;10; [.A36]&gt;28; [.A36]&lt;56); -MIN(([.F36]-10)/100*6.4*0.95/0.25;2.4); MIN((100-[.F36])/100*6.4/(0.25*0.95);2.4))" office:value-type="float" office:value="-2.4" calcext:value-type="float">
            <text:p>-2.4</text:p>
          </table:table-cell>
          <table:table-cell office:value-type="float" office:value="0" calcext:value-type="float">
            <text:p>0.0</text:p>
          </table:table-cell>
          <table:table-cell table:formula="of:=0.968*[.I35]+0.032*([.J35]+[.L35]*0.25/0.00727)" office:value-type="float" office:value="19.0716428833261" calcext:value-type="float">
            <text:p>19.1</text:p>
          </table:table-cell>
          <table:table-cell office:value-type="float" office:value="17.7" calcext:value-type="float">
            <text:p>17.7</text:p>
          </table:table-cell>
          <table:table-cell table:formula="of:=[.K35]*0.92+0.08*(2.6*[.I35]+4200*0.018*15+[.M35]*1000)/(2.6+4200*0.018)" office:value-type="float" office:value="57.5399467941973" calcext:value-type="float">
            <text:p>57.5</text:p>
          </table:table-cell>
          <table:table-cell table:formula="of:=IF(AND([.I36]&gt;=18; [.I36]&lt;=22);0;2.5)" office:value-type="float" office:value="0" calcext:value-type="float">
            <text:p>0</text:p>
          </table:table-cell>
          <table:table-cell table:formula="of:=IF(AND([.K36]&gt;=57;[.K36]&lt;=63);0;4.5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" calcext:value-type="float">
            <text:p>0.13</text:p>
          </table:table-cell>
          <table:table-cell table:formula="of:=-[.B37]+[.G37]+[.L37]+[.M37]+[.N37]+[.O37]*1.8+[.P37]*0.4+[.Q37]*1.2+[.R37]*0.1+[.S37]*0.2+[.T37]*0.2+[.U37]*1.2+[.V37]*1" office:value-type="float" office:value="2.17" calcext:value-type="float">
            <text:p>2.17</text:p>
          </table:table-cell>
          <table:table-cell table:formula="of:=IF([.C37]&lt;0;[.C37]*[.E37]*0.9; IF([.C37]&lt;6; [.C37]*[.E37]; 1.4423*[.C37]*[.E37]))" office:value-type="float" office:value="0.1085" calcext:value-type="float">
            <text:p>0.109</text:p>
          </table:table-cell>
          <table:table-cell office:value-type="float" office:value="0.05" calcext:value-type="float">
            <text:p>0.05</text:p>
          </table:table-cell>
          <table:table-cell table:formula="of:=IF([.G36]&gt;=0; [.F36]+0.95*[.G36]*0.25/6.4*100; [.F36]+1/0.95*[.G36]*0.25/6.4*100)" office:value-type="float" office:value="40.7894736842106" calcext:value-type="float">
            <text:p>40.79</text:p>
          </table:table-cell>
          <table:table-cell table:formula="of:=IF(AND([.F37]&gt;10; [.A37]&gt;28; [.A37]&lt;56); -MIN(([.F37]-10)/100*6.4*0.95/0.25;2.4); MIN((100-[.F37])/100*6.4/(0.25*0.95);2.4))" office:value-type="float" office:value="-2.4" calcext:value-type="float">
            <text:p>-2.4</text:p>
          </table:table-cell>
          <table:table-cell office:value-type="float" office:value="0" calcext:value-type="float">
            <text:p>0.0</text:p>
          </table:table-cell>
          <table:table-cell table:formula="of:=0.968*[.I36]+0.032*([.J36]+[.L36]*0.25/0.00727)" office:value-type="float" office:value="19.0277503110596" calcext:value-type="float">
            <text:p>19.0</text:p>
          </table:table-cell>
          <table:table-cell office:value-type="float" office:value="17.7" calcext:value-type="float">
            <text:p>17.7</text:p>
          </table:table-cell>
          <table:table-cell table:formula="of:=[.K36]*0.92+0.08*(2.6*[.I36]+4200*0.018*15+[.M36]*1000)/(2.6+4200*0.018)" office:value-type="float" office:value="54.1475809959266" calcext:value-type="float">
            <text:p>54.1</text:p>
          </table:table-cell>
          <table:table-cell table:formula="of:=IF(AND([.I37]&gt;=18; [.I37]&lt;=22);0;2.5)" office:value-type="float" office:value="0" calcext:value-type="float">
            <text:p>0</text:p>
          </table:table-cell>
          <table:table-cell table:formula="of:=IF(AND([.K37]&gt;=57;[.K37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-[.B38]+[.G38]+[.L38]+[.M38]+[.N38]+[.O38]*1.8+[.P38]*0.4+[.Q38]*1.2+[.R38]*0.1+[.S38]*0.2+[.T38]*0.2+[.U38]*1.2+[.V38]*1" office:value-type="float" office:value="8.5" calcext:value-type="float">
            <text:p>8.50</text:p>
          </table:table-cell>
          <table:table-cell table:formula="of:=IF([.C38]&lt;0;[.C38]*[.E38]*0.9; IF([.C38]&lt;6; [.C38]*[.E38]; 1.4423*[.C38]*[.E38]))" office:value-type="float" office:value="0.8581685" calcext:value-type="float">
            <text:p>0.858</text:p>
          </table:table-cell>
          <table:table-cell office:value-type="float" office:value="0.07" calcext:value-type="float">
            <text:p>0.07</text:p>
          </table:table-cell>
          <table:table-cell table:formula="of:=IF([.G37]&gt;=0; [.F37]+0.95*[.G37]*0.25/6.4*100; [.F37]+1/0.95*[.G37]*0.25/6.4*100)" office:value-type="float" office:value="30.921052631579" calcext:value-type="float">
            <text:p>30.92</text:p>
          </table:table-cell>
          <table:table-cell table:formula="of:=IF(AND([.F38]&gt;10; [.A38]&gt;28; [.A38]&lt;56); -MIN(([.F38]-10)/100*6.4*0.95/0.25;2.4); MIN((100-[.F38])/100*6.4/(0.25*0.95);2.4))" office:value-type="float" office:value="-2.4" calcext:value-type="float">
            <text:p>-2.4</text:p>
          </table:table-cell>
          <table:table-cell office:value-type="float" office:value="35" calcext:value-type="float">
            <text:p>35.0</text:p>
          </table:table-cell>
          <table:table-cell table:formula="of:=0.968*[.I37]+0.032*([.J37]+[.L37]*0.25/0.00727)" office:value-type="float" office:value="18.9852623011057" calcext:value-type="float">
            <text:p>19.0</text:p>
          </table:table-cell>
          <table:table-cell office:value-type="float" office:value="15.3" calcext:value-type="float">
            <text:p>15.3</text:p>
          </table:table-cell>
          <table:table-cell table:formula="of:=[.K37]*0.92+0.08*(2.6*[.I37]+4200*0.018*15+[.M37]*1000)/(2.6+4200*0.018)" office:value-type="float" office:value="55.6300682766707" calcext:value-type="float">
            <text:p>55.6</text:p>
          </table:table-cell>
          <table:table-cell table:formula="of:=IF(AND([.I38]&gt;=18; [.I38]&lt;=22);0;2.5)" office:value-type="float" office:value="0" calcext:value-type="float">
            <text:p>0</text:p>
          </table:table-cell>
          <table:table-cell table:formula="of:=IF(AND([.K38]&gt;=57;[.K38]&lt;=63);0;4.5)" office:value-type="float" office:value="4.5" calcext:value-type="float">
            <text:p>4.5</text:p>
          </table:table-cell>
          <table:table-cell table:formula="of:=IF([.H38]&lt;100;MIN(6; (100-[.H38])/100*24/(0.95*0.25));0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-[.B39]+[.G39]+[.L39]+[.M39]+[.N39]+[.O39]*1.8+[.P39]*0.4+[.Q39]*1.2+[.R39]*0.1+[.S39]*0.2+[.T39]*0.2+[.U39]*1.2+[.V39]*1" office:value-type="float" office:value="8.5" calcext:value-type="float">
            <text:p>8.50</text:p>
          </table:table-cell>
          <table:table-cell table:formula="of:=IF([.C39]&lt;0;[.C39]*[.E39]*0.9; IF([.C39]&lt;6; [.C39]*[.E39]; 1.4423*[.C39]*[.E39]))" office:value-type="float" office:value="0.8581685" calcext:value-type="float">
            <text:p>0.858</text:p>
          </table:table-cell>
          <table:table-cell office:value-type="float" office:value="0.07" calcext:value-type="float">
            <text:p>0.07</text:p>
          </table:table-cell>
          <table:table-cell table:formula="of:=IF([.G38]&gt;=0; [.F38]+0.95*[.G38]*0.25/6.4*100; [.F38]+1/0.95*[.G38]*0.25/6.4*100)" office:value-type="float" office:value="21.0526315789474" calcext:value-type="float">
            <text:p>21.05</text:p>
          </table:table-cell>
          <table:table-cell table:formula="of:=IF(AND([.F39]&gt;10; [.A39]&gt;28; [.A39]&lt;56); -MIN(([.F39]-10)/100*6.4*0.95/0.25;2.4); MIN((100-[.F39])/100*6.4/(0.25*0.95);2.4))" office:value-type="float" office:value="-2.4" calcext:value-type="float">
            <text:p>-2.4</text:p>
          </table:table-cell>
          <table:table-cell table:formula="of:=MIN([.H38]+0.95*[.N38]*0.25*100/24;100)" office:value-type="float" office:value="40.9375" calcext:value-type="float">
            <text:p>40.9</text:p>
          </table:table-cell>
          <table:table-cell table:formula="of:=0.968*[.I38]+0.032*([.J38]+[.L38]*0.25/0.00727)" office:value-type="float" office:value="18.8673339074703" calcext:value-type="float">
            <text:p>18.9</text:p>
          </table:table-cell>
          <table:table-cell office:value-type="float" office:value="15.3" calcext:value-type="float">
            <text:p>15.3</text:p>
          </table:table-cell>
          <table:table-cell table:formula="of:=[.K38]*0.92+0.08*(2.6*[.I38]+4200*0.018*15+[.M38]*1000)/(2.6+4200*0.018)" office:value-type="float" office:value="56.9938435633686" calcext:value-type="float">
            <text:p>57.0</text:p>
          </table:table-cell>
          <table:table-cell table:formula="of:=IF(AND([.I39]&gt;=18; [.I39]&lt;=22);0;2.5)" office:value-type="float" office:value="0" calcext:value-type="float">
            <text:p>0</text:p>
          </table:table-cell>
          <table:table-cell table:formula="of:=IF(AND([.K39]&gt;=57;[.K39]&lt;=63);0;4.5)" office:value-type="float" office:value="4.5" calcext:value-type="float">
            <text:p>4.5</text:p>
          </table:table-cell>
          <table:table-cell table:formula="of:=IF([.H39]&lt;100;MIN(6; (100-[.H39])/100*24/(0.95*0.25));0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-[.B40]+[.G40]+[.L40]+[.M40]+[.N40]+[.O40]*1.8+[.P40]*0.4+[.Q40]*1.2+[.R40]*0.1+[.S40]*0.2+[.T40]*0.2+[.U40]*1.2+[.V40]*1" office:value-type="float" office:value="6.11199999999999" calcext:value-type="float">
            <text:p>6.11</text:p>
          </table:table-cell>
          <table:table-cell table:formula="of:=IF([.C40]&lt;0;[.C40]*[.E40]*0.9; IF([.C40]&lt;6; [.C40]*[.E40]; 1.4423*[.C40]*[.E40]))" office:value-type="float" office:value="0.617073631999999" calcext:value-type="float">
            <text:p>0.617</text:p>
          </table:table-cell>
          <table:table-cell office:value-type="float" office:value="0.07" calcext:value-type="float">
            <text:p>0.07</text:p>
          </table:table-cell>
          <table:table-cell table:formula="of:=IF([.G39]&gt;=0; [.F39]+0.95*[.G39]*0.25/6.4*100; [.F39]+1/0.95*[.G39]*0.25/6.4*100)" office:value-type="float" office:value="11.1842105263158" calcext:value-type="float">
            <text:p>11.18</text:p>
          </table:table-cell>
          <table:table-cell table:formula="of:=IF(AND([.F40]&gt;10; [.A40]&gt;28; [.A40]&lt;56); -MIN(([.F40]-10)/100*6.4*0.95/0.25;2.4); MIN((100-[.F40])/100*6.4/(0.25*0.95);2.4))" office:value-type="float" office:value="-0.288000000000008" calcext:value-type="float">
            <text:p>-0.3</text:p>
          </table:table-cell>
          <table:table-cell table:formula="of:=MIN([.H39]+0.95*[.N39]*0.25*100/24;100)" office:value-type="float" office:value="46.875" calcext:value-type="float">
            <text:p>46.9</text:p>
          </table:table-cell>
          <table:table-cell table:formula="of:=0.968*[.I39]+0.032*([.J39]+[.L39]*0.25/0.00727)" office:value-type="float" office:value="18.7531792224313" calcext:value-type="float">
            <text:p>18.8</text:p>
          </table:table-cell>
          <table:table-cell office:value-type="float" office:value="15.3" calcext:value-type="float">
            <text:p>15.3</text:p>
          </table:table-cell>
          <table:table-cell table:formula="of:=[.K39]*0.92+0.08*(2.6*[.I39]+4200*0.018*15+[.M39]*1000)/(2.6+4200*0.018)" office:value-type="float" office:value="58.2482031557001" calcext:value-type="float">
            <text:p>58.2</text:p>
          </table:table-cell>
          <table:table-cell table:formula="of:=IF(AND([.I40]&gt;=18; [.I40]&lt;=22);0;2.5)" office:value-type="float" office:value="0" calcext:value-type="float">
            <text:p>0</text:p>
          </table:table-cell>
          <table:table-cell table:formula="of:=IF(AND([.K40]&gt;=57;[.K40]&lt;=63);0;4.5)" office:value-type="float" office:value="0" calcext:value-type="float">
            <text:p>0</text:p>
          </table:table-cell>
          <table:table-cell table:formula="of:=IF([.H40]&lt;100;MIN(6; (100-[.H40])/100*24/(0.95*0.25));0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-[.B41]+[.G41]+[.L41]+[.M41]+[.N41]+[.O41]*1.8+[.P41]*0.4+[.Q41]*1.2+[.R41]*0.1+[.S41]*0.2+[.T41]*0.2+[.U41]*1.2+[.V41]*1" office:value-type="float" office:value="13.3" calcext:value-type="float">
            <text:p>13.30</text:p>
          </table:table-cell>
          <table:table-cell table:formula="of:=IF([.C41]&lt;0;[.C41]*[.E41]*0.9; IF([.C41]&lt;6; [.C41]*[.E41]; 1.4423*[.C41]*[.E41]))" office:value-type="float" office:value="1.3427813" calcext:value-type="float">
            <text:p>1.343</text:p>
          </table:table-cell>
          <table:table-cell office:value-type="float" office:value="0.07" calcext:value-type="float">
            <text:p>0.07</text:p>
          </table:table-cell>
          <table:table-cell table:formula="of:=IF([.G40]&gt;=0; [.F40]+0.95*[.G40]*0.25/6.4*100; [.F40]+1/0.95*[.G40]*0.25/6.4*100)" office:value-type="float" office:value="10" calcext:value-type="float">
            <text:p>10.00</text:p>
          </table:table-cell>
          <table:table-cell table:formula="of:=IF(AND([.F41]&gt;10; [.A41]&gt;28; [.A41]&lt;56); -MIN(([.F41]-10)/100*6.4*0.95/0.25;2.4); MIN((100-[.F41])/100*6.4/(0.25*0.95);2.4))" office:value-type="float" office:value="2.4" calcext:value-type="float">
            <text:p>2.4</text:p>
          </table:table-cell>
          <table:table-cell table:formula="of:=MIN([.H40]+0.95*[.N40]*0.25*100/24;100)" office:value-type="float" office:value="52.8125" calcext:value-type="float">
            <text:p>52.8</text:p>
          </table:table-cell>
          <table:table-cell table:formula="of:=0.968*[.I40]+0.032*([.J40]+[.L40]*0.25/0.00727)" office:value-type="float" office:value="18.6426774873135" calcext:value-type="float">
            <text:p>18.6</text:p>
          </table:table-cell>
          <table:table-cell office:value-type="float" office:value="15.3" calcext:value-type="float">
            <text:p>15.3</text:p>
          </table:table-cell>
          <table:table-cell table:formula="of:=[.K40]*0.92+0.08*(2.6*[.I40]+4200*0.018*15+[.M40]*1000)/(2.6+4200*0.018)" office:value-type="float" office:value="54.7983297840403" calcext:value-type="float">
            <text:p>54.8</text:p>
          </table:table-cell>
          <table:table-cell table:formula="of:=IF(AND([.I41]&gt;=18; [.I41]&lt;=22);0;2.5)" office:value-type="float" office:value="0" calcext:value-type="float">
            <text:p>0</text:p>
          </table:table-cell>
          <table:table-cell table:formula="of:=IF(AND([.K41]&gt;=57;[.K41]&lt;=63);0;4.5)" office:value-type="float" office:value="4.5" calcext:value-type="float">
            <text:p>4.5</text:p>
          </table:table-cell>
          <table:table-cell table:formula="of:=IF([.H41]&lt;100;MIN(6; (100-[.H41])/100*24/(0.95*0.25));0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-[.B42]+[.G42]+[.L42]+[.M42]+[.N42]+[.O42]*1.8+[.P42]*0.4+[.Q42]*1.2+[.R42]*0.1+[.S42]*0.2+[.T42]*0.2+[.U42]*1.2+[.V42]*1" office:value-type="float" office:value="8.734" calcext:value-type="float">
            <text:p>8.73</text:p>
          </table:table-cell>
          <table:table-cell table:formula="of:=IF([.C42]&lt;0;[.C42]*[.E42]*0.9; IF([.C42]&lt;6; [.C42]*[.E42]; 1.4423*[.C42]*[.E42]))" office:value-type="float" office:value="0.755822892" calcext:value-type="float">
            <text:p>0.756</text:p>
          </table:table-cell>
          <table:table-cell office:value-type="float" office:value="0.06" calcext:value-type="float">
            <text:p>0.06</text:p>
          </table:table-cell>
          <table:table-cell table:formula="of:=IF([.G41]&gt;=0; [.F41]+0.95*[.G41]*0.25/6.4*100; [.F41]+1/0.95*[.G41]*0.25/6.4*100)" office:value-type="float" office:value="18.90625" calcext:value-type="float">
            <text:p>18.91</text:p>
          </table:table-cell>
          <table:table-cell table:formula="of:=IF(AND([.F42]&gt;10; [.A42]&gt;28; [.A42]&lt;56); -MIN(([.F42]-10)/100*6.4*0.95/0.25;2.4); MIN((100-[.F42])/100*6.4/(0.25*0.95);2.4))" office:value-type="float" office:value="-2.166" calcext:value-type="float">
            <text:p>-2.2</text:p>
          </table:table-cell>
          <table:table-cell table:formula="of:=MIN([.H41]+0.95*[.N41]*0.25*100/24;100)" office:value-type="float" office:value="58.75" calcext:value-type="float">
            <text:p>58.8</text:p>
          </table:table-cell>
          <table:table-cell table:formula="of:=0.968*[.I41]+0.032*([.J41]+[.L41]*0.25/0.00727)" office:value-type="float" office:value="18.5357118077194" calcext:value-type="float">
            <text:p>18.5</text:p>
          </table:table-cell>
          <table:table-cell office:value-type="float" office:value="13.1" calcext:value-type="float">
            <text:p>13.1</text:p>
          </table:table-cell>
          <table:table-cell table:formula="of:=[.K41]*0.92+0.08*(2.6*[.I41]+4200*0.018*15+[.M41]*1000)/(2.6+4200*0.018)" office:value-type="float" office:value="56.2277329271145" calcext:value-type="float">
            <text:p>56.2</text:p>
          </table:table-cell>
          <table:table-cell table:formula="of:=IF(AND([.I42]&gt;=18; [.I42]&lt;=22);0;2.5)" office:value-type="float" office:value="0" calcext:value-type="float">
            <text:p>0</text:p>
          </table:table-cell>
          <table:table-cell table:formula="of:=IF(AND([.K42]&gt;=57;[.K42]&lt;=63);0;4.5)" office:value-type="float" office:value="4.5" calcext:value-type="float">
            <text:p>4.5</text:p>
          </table:table-cell>
          <table:table-cell table:formula="of:=IF([.H42]&lt;100;MIN(6; (100-[.H42])/100*24/(0.95*0.25));0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-[.B43]+[.G43]+[.L43]+[.M43]+[.N43]+[.O43]*1.8+[.P43]*0.4+[.Q43]*1.2+[.R43]*0.1+[.S43]*0.2+[.T43]*0.2+[.U43]*1.2+[.V43]*1" office:value-type="float" office:value="8.8" calcext:value-type="float">
            <text:p>8.80</text:p>
          </table:table-cell>
          <table:table-cell table:formula="of:=IF([.C43]&lt;0;[.C43]*[.E43]*0.9; IF([.C43]&lt;6; [.C43]*[.E43]; 1.4423*[.C43]*[.E43]))" office:value-type="float" office:value="0.7615344" calcext:value-type="float">
            <text:p>0.762</text:p>
          </table:table-cell>
          <table:table-cell office:value-type="float" office:value="0.06" calcext:value-type="float">
            <text:p>0.06</text:p>
          </table:table-cell>
          <table:table-cell table:formula="of:=IF([.G42]&gt;=0; [.F42]+0.95*[.G42]*0.25/6.4*100; [.F42]+1/0.95*[.G42]*0.25/6.4*100)" office:value-type="float" office:value="10" calcext:value-type="float">
            <text:p>10.00</text:p>
          </table:table-cell>
          <table:table-cell table:formula="of:=IF(AND([.F43]&gt;10; [.A43]&gt;28; [.A43]&lt;56); -MIN(([.F43]-10)/100*6.4*0.95/0.25;2.4); MIN((100-[.F43])/100*6.4/(0.25*0.95);2.4))" office:value-type="float" office:value="2.4" calcext:value-type="float">
            <text:p>2.4</text:p>
          </table:table-cell>
          <table:table-cell table:formula="of:=MIN([.H42]+0.95*[.N42]*0.25*100/24;100)" office:value-type="float" office:value="64.6875" calcext:value-type="float">
            <text:p>64.7</text:p>
          </table:table-cell>
          <table:table-cell table:formula="of:=0.968*[.I42]+0.032*([.J42]+[.L42]*0.25/0.00727)" office:value-type="float" office:value="18.3617690298724" calcext:value-type="float">
            <text:p>18.4</text:p>
          </table:table-cell>
          <table:table-cell office:value-type="float" office:value="13.1" calcext:value-type="float">
            <text:p>13.1</text:p>
          </table:table-cell>
          <table:table-cell table:formula="of:=[.K42]*0.92+0.08*(2.6*[.I42]+4200*0.018*15+[.M42]*1000)/(2.6+4200*0.018)" office:value-type="float" office:value="57.5424993064493" calcext:value-type="float">
            <text:p>57.5</text:p>
          </table:table-cell>
          <table:table-cell table:formula="of:=IF(AND([.I43]&gt;=18; [.I43]&lt;=22);0;2.5)" office:value-type="float" office:value="0" calcext:value-type="float">
            <text:p>0</text:p>
          </table:table-cell>
          <table:table-cell table:formula="of:=IF(AND([.K43]&gt;=57;[.K43]&lt;=63);0;4.5)" office:value-type="float" office:value="0" calcext:value-type="float">
            <text:p>0</text:p>
          </table:table-cell>
          <table:table-cell table:formula="of:=IF([.H43]&lt;100;MIN(6; (100-[.H43])/100*24/(0.95*0.25));0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-[.B44]+[.G44]+[.L44]+[.M44]+[.N44]+[.O44]*1.8+[.P44]*0.4+[.Q44]*1.2+[.R44]*0.1+[.S44]*0.2+[.T44]*0.2+[.U44]*1.2+[.V44]*1" office:value-type="float" office:value="8.834" calcext:value-type="float">
            <text:p>8.83</text:p>
          </table:table-cell>
          <table:table-cell table:formula="of:=IF([.C44]&lt;0;[.C44]*[.E44]*0.9; IF([.C44]&lt;6; [.C44]*[.E44]; 1.4423*[.C44]*[.E44]))" office:value-type="float" office:value="0.764476692" calcext:value-type="float">
            <text:p>0.764</text:p>
          </table:table-cell>
          <table:table-cell office:value-type="float" office:value="0.06" calcext:value-type="float">
            <text:p>0.06</text:p>
          </table:table-cell>
          <table:table-cell table:formula="of:=IF([.G43]&gt;=0; [.F43]+0.95*[.G43]*0.25/6.4*100; [.F43]+1/0.95*[.G43]*0.25/6.4*100)" office:value-type="float" office:value="18.90625" calcext:value-type="float">
            <text:p>18.91</text:p>
          </table:table-cell>
          <table:table-cell table:formula="of:=IF(AND([.F44]&gt;10; [.A44]&gt;28; [.A44]&lt;56); -MIN(([.F44]-10)/100*6.4*0.95/0.25;2.4); MIN((100-[.F44])/100*6.4/(0.25*0.95);2.4))" office:value-type="float" office:value="-2.166" calcext:value-type="float">
            <text:p>-2.2</text:p>
          </table:table-cell>
          <table:table-cell table:formula="of:=MIN([.H43]+0.95*[.N43]*0.25*100/24;100)" office:value-type="float" office:value="70.625" calcext:value-type="float">
            <text:p>70.6</text:p>
          </table:table-cell>
          <table:table-cell table:formula="of:=0.968*[.I43]+0.032*([.J43]+[.L43]*0.25/0.00727)" office:value-type="float" office:value="18.1933924209165" calcext:value-type="float">
            <text:p>18.2</text:p>
          </table:table-cell>
          <table:table-cell office:value-type="float" office:value="13.1" calcext:value-type="float">
            <text:p>13.1</text:p>
          </table:table-cell>
          <table:table-cell table:formula="of:=[.K43]*0.92+0.08*(2.6*[.I43]+4200*0.018*15+[.M43]*1000)/(2.6+4200*0.018)" office:value-type="float" office:value="54.1480411516803" calcext:value-type="float">
            <text:p>54.1</text:p>
          </table:table-cell>
          <table:table-cell table:formula="of:=IF(AND([.I44]&gt;=18; [.I44]&lt;=22);0;2.5)" office:value-type="float" office:value="0" calcext:value-type="float">
            <text:p>0</text:p>
          </table:table-cell>
          <table:table-cell table:formula="of:=IF(AND([.K44]&gt;=57;[.K44]&lt;=63);0;4.5)" office:value-type="float" office:value="4.5" calcext:value-type="float">
            <text:p>4.5</text:p>
          </table:table-cell>
          <table:table-cell table:formula="of:=IF([.H44]&lt;100;MIN(6; (100-[.H44])/100*24/(0.95*0.25));0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-[.B45]+[.G45]+[.L45]+[.M45]+[.N45]+[.O45]*1.8+[.P45]*0.4+[.Q45]*1.2+[.R45]*0.1+[.S45]*0.2+[.T45]*0.2+[.U45]*1.2+[.V45]*1" office:value-type="float" office:value="13.4" calcext:value-type="float">
            <text:p>13.40</text:p>
          </table:table-cell>
          <table:table-cell table:formula="of:=IF([.C45]&lt;0;[.C45]*[.E45]*0.9; IF([.C45]&lt;6; [.C45]*[.E45]; 1.4423*[.C45]*[.E45]))" office:value-type="float" office:value="1.1596092" calcext:value-type="float">
            <text:p>1.160</text:p>
          </table:table-cell>
          <table:table-cell office:value-type="float" office:value="0.06" calcext:value-type="float">
            <text:p>0.06</text:p>
          </table:table-cell>
          <table:table-cell table:formula="of:=IF([.G44]&gt;=0; [.F44]+0.95*[.G44]*0.25/6.4*100; [.F44]+1/0.95*[.G44]*0.25/6.4*100)" office:value-type="float" office:value="10" calcext:value-type="float">
            <text:p>10.00</text:p>
          </table:table-cell>
          <table:table-cell table:formula="of:=IF(AND([.F45]&gt;10; [.A45]&gt;28; [.A45]&lt;56); -MIN(([.F45]-10)/100*6.4*0.95/0.25;2.4); MIN((100-[.F45])/100*6.4/(0.25*0.95);2.4))" office:value-type="float" office:value="2.4" calcext:value-type="float">
            <text:p>2.4</text:p>
          </table:table-cell>
          <table:table-cell table:formula="of:=MIN([.H44]+0.95*[.N44]*0.25*100/24;100)" office:value-type="float" office:value="76.5625" calcext:value-type="float">
            <text:p>76.6</text:p>
          </table:table-cell>
          <table:table-cell table:formula="of:=0.968*[.I44]+0.032*([.J44]+[.L44]*0.25/0.00727)" office:value-type="float" office:value="18.0304038634472" calcext:value-type="float">
            <text:p>18.0</text:p>
          </table:table-cell>
          <table:table-cell office:value-type="float" office:value="13.1" calcext:value-type="float">
            <text:p>13.1</text:p>
          </table:table-cell>
          <table:table-cell table:formula="of:=[.K44]*0.92+0.08*(2.6*[.I44]+4200*0.018*15+[.M44]*1000)/(2.6+4200*0.018)" office:value-type="float" office:value="55.6282723560107" calcext:value-type="float">
            <text:p>55.6</text:p>
          </table:table-cell>
          <table:table-cell table:formula="of:=IF(AND([.I45]&gt;=18; [.I45]&lt;=22);0;2.5)" office:value-type="float" office:value="0" calcext:value-type="float">
            <text:p>0</text:p>
          </table:table-cell>
          <table:table-cell table:formula="of:=IF(AND([.K45]&gt;=57;[.K45]&lt;=63);0;4.5)" office:value-type="float" office:value="4.5" calcext:value-type="float">
            <text:p>4.5</text:p>
          </table:table-cell>
          <table:table-cell table:formula="of:=IF([.H45]&lt;100;MIN(6; (100-[.H45])/100*24/(0.95*0.25));0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-[.B46]+[.G46]+[.L46]+[.M46]+[.N46]+[.O46]*1.8+[.P46]*0.4+[.Q46]*1.2+[.R46]*0.1+[.S46]*0.2+[.T46]*0.2+[.U46]*1.2+[.V46]*1" office:value-type="float" office:value="11.334" calcext:value-type="float">
            <text:p>11.33</text:p>
          </table:table-cell>
          <table:table-cell table:formula="of:=IF([.C46]&lt;0;[.C46]*[.E46]*0.9; IF([.C46]&lt;6; [.C46]*[.E46]; 1.4423*[.C46]*[.E46]))" office:value-type="float" office:value="0.980821692" calcext:value-type="float">
            <text:p>0.981</text:p>
          </table:table-cell>
          <table:table-cell office:value-type="float" office:value="0.06" calcext:value-type="float">
            <text:p>0.06</text:p>
          </table:table-cell>
          <table:table-cell table:formula="of:=IF([.G45]&gt;=0; [.F45]+0.95*[.G45]*0.25/6.4*100; [.F45]+1/0.95*[.G45]*0.25/6.4*100)" office:value-type="float" office:value="18.90625" calcext:value-type="float">
            <text:p>18.91</text:p>
          </table:table-cell>
          <table:table-cell table:formula="of:=IF(AND([.F46]&gt;10; [.A46]&gt;28; [.A46]&lt;56); -MIN(([.F46]-10)/100*6.4*0.95/0.25;2.4); MIN((100-[.F46])/100*6.4/(0.25*0.95);2.4))" office:value-type="float" office:value="-2.166" calcext:value-type="float">
            <text:p>-2.2</text:p>
          </table:table-cell>
          <table:table-cell table:formula="of:=MIN([.H45]+0.95*[.N45]*0.25*100/24;100)" office:value-type="float" office:value="82.5" calcext:value-type="float">
            <text:p>82.5</text:p>
          </table:table-cell>
          <table:table-cell table:formula="of:=0.968*[.I45]+0.032*([.J45]+[.L45]*0.25/0.00727)" office:value-type="float" office:value="17.8726309398169" calcext:value-type="float">
            <text:p>17.9</text:p>
          </table:table-cell>
          <table:table-cell office:value-type="float" office:value="11.2" calcext:value-type="float">
            <text:p>11.2</text:p>
          </table:table-cell>
          <table:table-cell table:formula="of:=[.K45]*0.92+0.08*(2.6*[.I45]+4200*0.018*15+[.M45]*1000)/(2.6+4200*0.018)" office:value-type="float" office:value="56.9896515394429" calcext:value-type="float">
            <text:p>57.0</text:p>
          </table:table-cell>
          <table:table-cell table:formula="of:=IF(AND([.I46]&gt;=18; [.I46]&lt;=22);0;2.5)" office:value-type="float" office:value="2.5" calcext:value-type="float">
            <text:p>2.5</text:p>
          </table:table-cell>
          <table:table-cell table:formula="of:=IF(AND([.K46]&gt;=57;[.K46]&lt;=63);0;4.5)" office:value-type="float" office:value="4.5" calcext:value-type="float">
            <text:p>4.5</text:p>
          </table:table-cell>
          <table:table-cell table:formula="of:=IF([.H46]&lt;100;MIN(6; (100-[.H46])/100*24/(0.95*0.25));0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-[.B47]+[.G47]+[.L47]+[.M47]+[.N47]+[.O47]*1.8+[.P47]*0.4+[.Q47]*1.2+[.R47]*0.1+[.S47]*0.2+[.T47]*0.2+[.U47]*1.2+[.V47]*1" office:value-type="float" office:value="10.7" calcext:value-type="float">
            <text:p>10.70</text:p>
          </table:table-cell>
          <table:table-cell table:formula="of:=IF([.C47]&lt;0;[.C47]*[.E47]*0.9; IF([.C47]&lt;6; [.C47]*[.E47]; 1.4423*[.C47]*[.E47]))" office:value-type="float" office:value="0.9259566" calcext:value-type="float">
            <text:p>0.926</text:p>
          </table:table-cell>
          <table:table-cell office:value-type="float" office:value="0.06" calcext:value-type="float">
            <text:p>0.06</text:p>
          </table:table-cell>
          <table:table-cell table:formula="of:=IF([.G46]&gt;=0; [.F46]+0.95*[.G46]*0.25/6.4*100; [.F46]+1/0.95*[.G46]*0.25/6.4*100)" office:value-type="float" office:value="10" calcext:value-type="float">
            <text:p>10.00</text:p>
          </table:table-cell>
          <table:table-cell table:formula="of:=IF(AND([.F47]&gt;10; [.A47]&gt;28; [.A47]&lt;56); -MIN(([.F47]-10)/100*6.4*0.95/0.25;2.4); MIN((100-[.F47])/100*6.4/(0.25*0.95);2.4))" office:value-type="float" office:value="2.4" calcext:value-type="float">
            <text:p>2.4</text:p>
          </table:table-cell>
          <table:table-cell table:formula="of:=MIN([.H46]+0.95*[.N46]*0.25*100/24;100)" office:value-type="float" office:value="88.4375" calcext:value-type="float">
            <text:p>88.4</text:p>
          </table:table-cell>
          <table:table-cell table:formula="of:=0.968*[.I46]+0.032*([.J46]+[.L46]*0.25/0.00727)" office:value-type="float" office:value="20.4101383866065" calcext:value-type="float">
            <text:p>20.4</text:p>
          </table:table-cell>
          <table:table-cell office:value-type="float" office:value="11.2" calcext:value-type="float">
            <text:p>11.2</text:p>
          </table:table-cell>
          <table:table-cell table:formula="of:=[.K46]*0.92+0.08*(2.6*[.I46]+4200*0.018*15+[.M46]*1000)/(2.6+4200*0.018)" office:value-type="float" office:value="58.2417007364343" calcext:value-type="float">
            <text:p>58.2</text:p>
          </table:table-cell>
          <table:table-cell table:formula="of:=IF(AND([.I47]&gt;=18; [.I47]&lt;=22);0;2.5)" office:value-type="float" office:value="0" calcext:value-type="float">
            <text:p>0</text:p>
          </table:table-cell>
          <table:table-cell table:formula="of:=IF(AND([.K47]&gt;=57;[.K47]&lt;=63);0;4.5)" office:value-type="float" office:value="0" calcext:value-type="float">
            <text:p>0</text:p>
          </table:table-cell>
          <table:table-cell table:formula="of:=IF([.H47]&lt;100;MIN(6; (100-[.H47])/100*24/(0.95*0.25));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-[.B48]+[.G48]+[.L48]+[.M48]+[.N48]+[.O48]*1.8+[.P48]*0.4+[.Q48]*1.2+[.R48]*0.1+[.S48]*0.2+[.T48]*0.2+[.U48]*1.2+[.V48]*1" office:value-type="float" office:value="10.3182105263158" calcext:value-type="float">
            <text:p>10.32</text:p>
          </table:table-cell>
          <table:table-cell table:formula="of:=IF([.C48]&lt;0;[.C48]*[.E48]*0.9; IF([.C48]&lt;6; [.C48]*[.E48]; 1.4423*[.C48]*[.E48]))" office:value-type="float" office:value="0.892917302526316" calcext:value-type="float">
            <text:p>0.893</text:p>
          </table:table-cell>
          <table:table-cell office:value-type="float" office:value="0.06" calcext:value-type="float">
            <text:p>0.06</text:p>
          </table:table-cell>
          <table:table-cell table:formula="of:=IF([.G47]&gt;=0; [.F47]+0.95*[.G47]*0.25/6.4*100; [.F47]+1/0.95*[.G47]*0.25/6.4*100)" office:value-type="float" office:value="18.90625" calcext:value-type="float">
            <text:p>18.91</text:p>
          </table:table-cell>
          <table:table-cell table:formula="of:=IF(AND([.F48]&gt;10; [.A48]&gt;28; [.A48]&lt;56); -MIN(([.F48]-10)/100*6.4*0.95/0.25;2.4); MIN((100-[.F48])/100*6.4/(0.25*0.95);2.4))" office:value-type="float" office:value="-2.166" calcext:value-type="float">
            <text:p>-2.2</text:p>
          </table:table-cell>
          <table:table-cell table:formula="of:=MIN([.H47]+0.95*[.N47]*0.25*100/24;100)" office:value-type="float" office:value="94.375" calcext:value-type="float">
            <text:p>94.4</text:p>
          </table:table-cell>
          <table:table-cell table:formula="of:=0.968*[.I47]+0.032*([.J47]+[.L47]*0.25/0.00727)" office:value-type="float" office:value="20.1154139582351" calcext:value-type="float">
            <text:p>20.1</text:p>
          </table:table-cell>
          <table:table-cell office:value-type="float" office:value="11.2" calcext:value-type="float">
            <text:p>11.2</text:p>
          </table:table-cell>
          <table:table-cell table:formula="of:=[.K47]*0.92+0.08*(2.6*[.I47]+4200*0.018*15+[.M47]*1000)/(2.6+4200*0.018)" office:value-type="float" office:value="54.7967548154277" calcext:value-type="float">
            <text:p>54.8</text:p>
          </table:table-cell>
          <table:table-cell table:formula="of:=IF(AND([.I48]&gt;=18; [.I48]&lt;=22);0;2.5)" office:value-type="float" office:value="0" calcext:value-type="float">
            <text:p>0</text:p>
          </table:table-cell>
          <table:table-cell table:formula="of:=IF(AND([.K48]&gt;=57;[.K48]&lt;=63);0;4.5)" office:value-type="float" office:value="4.5" calcext:value-type="float">
            <text:p>4.5</text:p>
          </table:table-cell>
          <table:table-cell table:formula="of:=IF([.H48]&lt;100;MIN(6; (100-[.H48])/100*24/(0.95*0.25));0)" office:value-type="float" office:value="5.68421052631579" calcext:value-type="float">
            <text:p>5.684210526315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-[.B49]+[.G49]+[.L49]+[.M49]+[.N49]+[.O49]*1.8+[.P49]*0.4+[.Q49]*1.2+[.R49]*0.1+[.S49]*0.2+[.T49]*0.2+[.U49]*1.2+[.V49]*1" office:value-type="float" office:value="9.2" calcext:value-type="float">
            <text:p>9.20</text:p>
          </table:table-cell>
          <table:table-cell table:formula="of:=IF([.C49]&lt;0;[.C49]*[.E49]*0.9; IF([.C49]&lt;6; [.C49]*[.E49]; 1.4423*[.C49]*[.E49]))" office:value-type="float" office:value="0.7961496" calcext:value-type="float">
            <text:p>0.796</text:p>
          </table:table-cell>
          <table:table-cell office:value-type="float" office:value="0.06" calcext:value-type="float">
            <text:p>0.06</text:p>
          </table:table-cell>
          <table:table-cell table:formula="of:=IF([.G48]&gt;=0; [.F48]+0.95*[.G48]*0.25/6.4*100; [.F48]+1/0.95*[.G48]*0.25/6.4*100)" office:value-type="float" office:value="10" calcext:value-type="float">
            <text:p>10.00</text:p>
          </table:table-cell>
          <table:table-cell table:formula="of:=IF(AND([.F49]&gt;10; [.A49]&gt;28; [.A49]&lt;56); -MIN(([.F49]-10)/100*6.4*0.95/0.25;2.4); MIN((100-[.F49])/100*6.4/(0.25*0.95);2.4))" office:value-type="float" office:value="2.4" calcext:value-type="float">
            <text:p>2.4</text:p>
          </table:table-cell>
          <table:table-cell table:formula="of:=MIN([.H48]+0.95*[.N48]*0.25*100/24;100)" office:value-type="float" office:value="100" calcext:value-type="float">
            <text:p>100.0</text:p>
          </table:table-cell>
          <table:table-cell table:formula="of:=0.968*[.I48]+0.032*([.J48]+[.L48]*0.25/0.00727)" office:value-type="float" office:value="19.8301207115716" calcext:value-type="float">
            <text:p>19.8</text:p>
          </table:table-cell>
          <table:table-cell office:value-type="float" office:value="11.2" calcext:value-type="float">
            <text:p>11.2</text:p>
          </table:table-cell>
          <table:table-cell table:formula="of:=[.K48]*0.92+0.08*(2.6*[.I48]+4200*0.018*15+[.M48]*1000)/(2.6+4200*0.018)" office:value-type="float" office:value="56.2302012090082" calcext:value-type="float">
            <text:p>56.2</text:p>
          </table:table-cell>
          <table:table-cell table:formula="of:=IF(AND([.I49]&gt;=18; [.I49]&lt;=22);0;2.5)" office:value-type="float" office:value="0" calcext:value-type="float">
            <text:p>0</text:p>
          </table:table-cell>
          <table:table-cell table:formula="of:=IF(AND([.K49]&gt;=57;[.K49]&lt;=63);0;4.5)" office:value-type="float" office:value="4.5" calcext:value-type="float">
            <text:p>4.5</text:p>
          </table:table-cell>
          <table:table-cell table:formula="of:=IF([.H49]&lt;100;MIN(6; (100-[.H49])/100*24/(0.95*0.25)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-[.B50]+[.G50]+[.L50]+[.M50]+[.N50]+[.O50]*1.8+[.P50]*0.4+[.Q50]*1.2+[.R50]*0.1+[.S50]*0.2+[.T50]*0.2+[.U50]*1.2+[.V50]*1" office:value-type="float" office:value="-1.666" calcext:value-type="float">
            <text:p>-1.67</text:p>
          </table:table-cell>
          <table:table-cell table:formula="of:=IF([.C50]&lt;0;[.C50]*[.E50]*0.9; IF([.C50]&lt;6; [.C50]*[.E50]; 1.4423*[.C50]*[.E50]))" office:value-type="float" office:value="-0.07497" calcext:value-type="float">
            <text:p>-0.075</text:p>
          </table:table-cell>
          <table:table-cell office:value-type="float" office:value="0.05" calcext:value-type="float">
            <text:p>0.05</text:p>
          </table:table-cell>
          <table:table-cell table:formula="of:=IF([.G49]&gt;=0; [.F49]+0.95*[.G49]*0.25/6.4*100; [.F49]+1/0.95*[.G49]*0.25/6.4*100)" office:value-type="float" office:value="18.90625" calcext:value-type="float">
            <text:p>18.91</text:p>
          </table:table-cell>
          <table:table-cell table:formula="of:=IF(AND([.F50]&gt;10; [.A50]&gt;28; [.A50]&lt;56); -MIN(([.F50]-10)/100*6.4*0.95/0.25;2.4); MIN((100-[.F50])/100*6.4/(0.25*0.95);2.4))" office:value-type="float" office:value="-2.166" calcext:value-type="float">
            <text:p>-2.2</text:p>
          </table:table-cell>
          <table:table-cell table:formula="of:=MIN([.H49]+0.95*[.N49]*0.25*100/24;100)" office:value-type="float" office:value="100" calcext:value-type="float">
            <text:p>100.0</text:p>
          </table:table-cell>
          <table:table-cell table:formula="of:=0.968*[.I49]+0.032*([.J49]+[.L49]*0.25/0.00727)" office:value-type="float" office:value="19.5539568488013" calcext:value-type="float">
            <text:p>19.6</text:p>
          </table:table-cell>
          <table:table-cell office:value-type="float" office:value="10.4" calcext:value-type="float">
            <text:p>10.4</text:p>
          </table:table-cell>
          <table:table-cell table:formula="of:=[.K49]*0.92+0.08*(2.6*[.I49]+4200*0.018*15+[.M49]*1000)/(2.6+4200*0.018)" office:value-type="float" office:value="57.5482130548452" calcext:value-type="float">
            <text:p>57.5</text:p>
          </table:table-cell>
          <table:table-cell table:formula="of:=IF(AND([.I50]&gt;=18; [.I50]&lt;=22);0;2.5)" office:value-type="float" office:value="0" calcext:value-type="float">
            <text:p>0</text:p>
          </table:table-cell>
          <table:table-cell table:formula="of:=IF(AND([.K50]&gt;=57;[.K50]&lt;=63);0;4.5)" office:value-type="float" office:value="0" calcext:value-type="float">
            <text:p>0</text:p>
          </table:table-cell>
          <table:table-cell table:formula="of:=IF([.H50]&lt;100;MIN(6; (100-[.H50])/100*24/(0.95*0.25));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-[.B51]+[.G51]+[.L51]+[.M51]+[.N51]+[.O51]*1.8+[.P51]*0.4+[.Q51]*1.2+[.R51]*0.1+[.S51]*0.2+[.T51]*0.2+[.U51]*1.2+[.V51]*1" office:value-type="float" office:value="7.4" calcext:value-type="float">
            <text:p>7.40</text:p>
          </table:table-cell>
          <table:table-cell table:formula="of:=IF([.C51]&lt;0;[.C51]*[.E51]*0.9; IF([.C51]&lt;6; [.C51]*[.E51]; 1.4423*[.C51]*[.E51]))" office:value-type="float" office:value="0.533651" calcext:value-type="float">
            <text:p>0.534</text:p>
          </table:table-cell>
          <table:table-cell office:value-type="float" office:value="0.05" calcext:value-type="float">
            <text:p>0.05</text:p>
          </table:table-cell>
          <table:table-cell table:formula="of:=IF([.G50]&gt;=0; [.F50]+0.95*[.G50]*0.25/6.4*100; [.F50]+1/0.95*[.G50]*0.25/6.4*100)" office:value-type="float" office:value="10" calcext:value-type="float">
            <text:p>10.00</text:p>
          </table:table-cell>
          <table:table-cell table:formula="of:=IF(AND([.F51]&gt;10; [.A51]&gt;28; [.A51]&lt;56); -MIN(([.F51]-10)/100*6.4*0.95/0.25;2.4); MIN((100-[.F51])/100*6.4/(0.25*0.95);2.4))" office:value-type="float" office:value="2.4" calcext:value-type="float">
            <text:p>2.4</text:p>
          </table:table-cell>
          <table:table-cell table:formula="of:=MIN([.H50]+0.95*[.N50]*0.25*100/24;100)" office:value-type="float" office:value="100" calcext:value-type="float">
            <text:p>100.0</text:p>
          </table:table-cell>
          <table:table-cell table:formula="of:=0.968*[.I50]+0.032*([.J50]+[.L50]*0.25/0.00727)" office:value-type="float" office:value="19.2610302296397" calcext:value-type="float">
            <text:p>19.3</text:p>
          </table:table-cell>
          <table:table-cell office:value-type="float" office:value="10.4" calcext:value-type="float">
            <text:p>10.4</text:p>
          </table:table-cell>
          <table:table-cell table:formula="of:=[.K50]*0.92+0.08*(2.6*[.I50]+4200*0.018*15+[.M50]*1000)/(2.6+4200*0.018)" office:value-type="float" office:value="54.1564688368585" calcext:value-type="float">
            <text:p>54.2</text:p>
          </table:table-cell>
          <table:table-cell table:formula="of:=IF(AND([.I51]&gt;=18; [.I51]&lt;=22);0;2.5)" office:value-type="float" office:value="0" calcext:value-type="float">
            <text:p>0</text:p>
          </table:table-cell>
          <table:table-cell table:formula="of:=IF(AND([.K51]&gt;=57;[.K51]&lt;=63);0;4.5)" office:value-type="float" office:value="4.5" calcext:value-type="float">
            <text:p>4.5</text:p>
          </table:table-cell>
          <table:table-cell table:formula="of:=IF([.H51]&lt;100;MIN(6; (100-[.H51])/100*24/(0.95*0.25));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-[.B52]+[.G52]+[.L52]+[.M52]+[.N52]+[.O52]*1.8+[.P52]*0.4+[.Q52]*1.2+[.R52]*0.1+[.S52]*0.2+[.T52]*0.2+[.U52]*1.2+[.V52]*1" office:value-type="float" office:value="2.834" calcext:value-type="float">
            <text:p>2.83</text:p>
          </table:table-cell>
          <table:table-cell table:formula="of:=IF([.C52]&lt;0;[.C52]*[.E52]*0.9; IF([.C52]&lt;6; [.C52]*[.E52]; 1.4423*[.C52]*[.E52]))" office:value-type="float" office:value="0.1417" calcext:value-type="float">
            <text:p>0.142</text:p>
          </table:table-cell>
          <table:table-cell office:value-type="float" office:value="0.05" calcext:value-type="float">
            <text:p>0.05</text:p>
          </table:table-cell>
          <table:table-cell table:formula="of:=IF([.G51]&gt;=0; [.F51]+0.95*[.G51]*0.25/6.4*100; [.F51]+1/0.95*[.G51]*0.25/6.4*100)" office:value-type="float" office:value="18.90625" calcext:value-type="float">
            <text:p>18.91</text:p>
          </table:table-cell>
          <table:table-cell table:formula="of:=IF(AND([.F52]&gt;10; [.A52]&gt;28; [.A52]&lt;56); -MIN(([.F52]-10)/100*6.4*0.95/0.25;2.4); MIN((100-[.F52])/100*6.4/(0.25*0.95);2.4))" office:value-type="float" office:value="-2.166" calcext:value-type="float">
            <text:p>-2.2</text:p>
          </table:table-cell>
          <table:table-cell table:formula="of:=MIN([.H51]+0.95*[.N51]*0.25*100/24;100)" office:value-type="float" office:value="100" calcext:value-type="float">
            <text:p>100.0</text:p>
          </table:table-cell>
          <table:table-cell table:formula="of:=0.968*[.I51]+0.032*([.J51]+[.L51]*0.25/0.00727)" office:value-type="float" office:value="18.9774772622912" calcext:value-type="float">
            <text:p>19.0</text:p>
          </table:table-cell>
          <table:table-cell office:value-type="float" office:value="10.4" calcext:value-type="float">
            <text:p>10.4</text:p>
          </table:table-cell>
          <table:table-cell table:formula="of:=[.K51]*0.92+0.08*(2.6*[.I51]+4200*0.018*15+[.M51]*1000)/(2.6+4200*0.018)" office:value-type="float" office:value="55.638865579114" calcext:value-type="float">
            <text:p>55.6</text:p>
          </table:table-cell>
          <table:table-cell table:formula="of:=IF(AND([.I52]&gt;=18; [.I52]&lt;=22);0;2.5)" office:value-type="float" office:value="0" calcext:value-type="float">
            <text:p>0</text:p>
          </table:table-cell>
          <table:table-cell table:formula="of:=IF(AND([.K52]&gt;=57;[.K52]&lt;=63);0;4.5)" office:value-type="float" office:value="4.5" calcext:value-type="float">
            <text:p>4.5</text:p>
          </table:table-cell>
          <table:table-cell table:formula="of:=IF([.H52]&lt;100;MIN(6; (100-[.H52])/100*24/(0.95*0.25));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-[.B53]+[.G53]+[.L53]+[.M53]+[.N53]+[.O53]*1.8+[.P53]*0.4+[.Q53]*1.2+[.R53]*0.1+[.S53]*0.2+[.T53]*0.2+[.U53]*1.2+[.V53]*1" office:value-type="float" office:value="3.9" calcext:value-type="float">
            <text:p>3.90</text:p>
          </table:table-cell>
          <table:table-cell table:formula="of:=IF([.C53]&lt;0;[.C53]*[.E53]*0.9; IF([.C53]&lt;6; [.C53]*[.E53]; 1.4423*[.C53]*[.E53]))" office:value-type="float" office:value="0.195" calcext:value-type="float">
            <text:p>0.195</text:p>
          </table:table-cell>
          <table:table-cell office:value-type="float" office:value="0.05" calcext:value-type="float">
            <text:p>0.05</text:p>
          </table:table-cell>
          <table:table-cell table:formula="of:=IF([.G52]&gt;=0; [.F52]+0.95*[.G52]*0.25/6.4*100; [.F52]+1/0.95*[.G52]*0.25/6.4*100)" office:value-type="float" office:value="10" calcext:value-type="float">
            <text:p>10.00</text:p>
          </table:table-cell>
          <table:table-cell table:formula="of:=IF(AND([.F53]&gt;10; [.A53]&gt;28; [.A53]&lt;56); -MIN(([.F53]-10)/100*6.4*0.95/0.25;2.4); MIN((100-[.F53])/100*6.4/(0.25*0.95);2.4))" office:value-type="float" office:value="2.4" calcext:value-type="float">
            <text:p>2.4</text:p>
          </table:table-cell>
          <table:table-cell table:formula="of:=MIN([.H52]+0.95*[.N52]*0.25*100/24;100)" office:value-type="float" office:value="100" calcext:value-type="float">
            <text:p>100.0</text:p>
          </table:table-cell>
          <table:table-cell table:formula="of:=0.968*[.I52]+0.032*([.J52]+[.L52]*0.25/0.00727)" office:value-type="float" office:value="18.7029979898979" calcext:value-type="float">
            <text:p>18.7</text:p>
          </table:table-cell>
          <table:table-cell office:value-type="float" office:value="10.4" calcext:value-type="float">
            <text:p>10.4</text:p>
          </table:table-cell>
          <table:table-cell table:formula="of:=[.K52]*0.92+0.08*(2.6*[.I52]+4200*0.018*15+[.M52]*1000)/(2.6+4200*0.018)" office:value-type="float" office:value="57.0019163746078" calcext:value-type="float">
            <text:p>57.0</text:p>
          </table:table-cell>
          <table:table-cell table:formula="of:=IF(AND([.I53]&gt;=18; [.I53]&lt;=22);0;2.5)" office:value-type="float" office:value="0" calcext:value-type="float">
            <text:p>0</text:p>
          </table:table-cell>
          <table:table-cell table:formula="of:=IF(AND([.K53]&gt;=57;[.K53]&lt;=63);0;4.5)" office:value-type="float" office:value="0" calcext:value-type="float">
            <text:p>0</text:p>
          </table:table-cell>
          <table:table-cell table:formula="of:=IF([.H53]&lt;100;MIN(6; (100-[.H53])/100*24/(0.95*0.25));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-[.B54]+[.G54]+[.L54]+[.M54]+[.N54]+[.O54]*1.8+[.P54]*0.4+[.Q54]*1.2+[.R54]*0.1+[.S54]*0.2+[.T54]*0.2+[.U54]*1.2+[.V54]*1" office:value-type="float" office:value="2.834" calcext:value-type="float">
            <text:p>2.83</text:p>
          </table:table-cell>
          <table:table-cell table:formula="of:=IF([.C54]&lt;0;[.C54]*[.E54]*0.9; IF([.C54]&lt;6; [.C54]*[.E54]; 1.4423*[.C54]*[.E54]))" office:value-type="float" office:value="0.1417" calcext:value-type="float">
            <text:p>0.142</text:p>
          </table:table-cell>
          <table:table-cell office:value-type="float" office:value="0.05" calcext:value-type="float">
            <text:p>0.05</text:p>
          </table:table-cell>
          <table:table-cell table:formula="of:=IF([.G53]&gt;=0; [.F53]+0.95*[.G53]*0.25/6.4*100; [.F53]+1/0.95*[.G53]*0.25/6.4*100)" office:value-type="float" office:value="18.90625" calcext:value-type="float">
            <text:p>18.91</text:p>
          </table:table-cell>
          <table:table-cell table:formula="of:=IF(AND([.F54]&gt;10; [.A54]&gt;28; [.A54]&lt;56); -MIN(([.F54]-10)/100*6.4*0.95/0.25;2.4); MIN((100-[.F54])/100*6.4/(0.25*0.95);2.4))" office:value-type="float" office:value="-2.166" calcext:value-type="float">
            <text:p>-2.2</text:p>
          </table:table-cell>
          <table:table-cell table:formula="of:=MIN([.H53]+0.95*[.N53]*0.25*100/24;100)" office:value-type="float" office:value="100" calcext:value-type="float">
            <text:p>100.0</text:p>
          </table:table-cell>
          <table:table-cell table:formula="of:=0.968*[.I53]+0.032*([.J53]+[.L53]*0.25/0.00727)" office:value-type="float" office:value="18.4373020542211" calcext:value-type="float">
            <text:p>18.4</text:p>
          </table:table-cell>
          <table:table-cell office:value-type="float" office:value="10" calcext:value-type="float">
            <text:p>10</text:p>
          </table:table-cell>
          <table:table-cell table:formula="of:=[.K53]*0.92+0.08*(2.6*[.I53]+4200*0.018*15+[.M53]*1000)/(2.6+4200*0.018)" office:value-type="float" office:value="53.6516124710573" calcext:value-type="float">
            <text:p>53.7</text:p>
          </table:table-cell>
          <table:table-cell table:formula="of:=IF(AND([.I54]&gt;=18; [.I54]&lt;=22);0;2.5)" office:value-type="float" office:value="0" calcext:value-type="float">
            <text:p>0</text:p>
          </table:table-cell>
          <table:table-cell table:formula="of:=IF(AND([.K54]&gt;=57;[.K54]&lt;=63);0;4.5)" office:value-type="float" office:value="4.5" calcext:value-type="float">
            <text:p>4.5</text:p>
          </table:table-cell>
          <table:table-cell table:formula="of:=IF([.H54]&lt;100;MIN(6; (100-[.H54])/100*24/(0.95*0.25));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-[.B55]+[.G55]+[.L55]+[.M55]+[.N55]+[.O55]*1.8+[.P55]*0.4+[.Q55]*1.2+[.R55]*0.1+[.S55]*0.2+[.T55]*0.2+[.U55]*1.2+[.V55]*1" office:value-type="float" office:value="7.4" calcext:value-type="float">
            <text:p>7.40</text:p>
          </table:table-cell>
          <table:table-cell table:formula="of:=IF([.C55]&lt;0;[.C55]*[.E55]*0.9; IF([.C55]&lt;6; [.C55]*[.E55]; 1.4423*[.C55]*[.E55]))" office:value-type="float" office:value="0.533651" calcext:value-type="float">
            <text:p>0.534</text:p>
          </table:table-cell>
          <table:table-cell office:value-type="float" office:value="0.05" calcext:value-type="float">
            <text:p>0.05</text:p>
          </table:table-cell>
          <table:table-cell table:formula="of:=IF([.G54]&gt;=0; [.F54]+0.95*[.G54]*0.25/6.4*100; [.F54]+1/0.95*[.G54]*0.25/6.4*100)" office:value-type="float" office:value="10" calcext:value-type="float">
            <text:p>10.00</text:p>
          </table:table-cell>
          <table:table-cell table:formula="of:=IF(AND([.F55]&gt;10; [.A55]&gt;28; [.A55]&lt;56); -MIN(([.F55]-10)/100*6.4*0.95/0.25;2.4); MIN((100-[.F55])/100*6.4/(0.25*0.95);2.4))" office:value-type="float" office:value="2.4" calcext:value-type="float">
            <text:p>2.4</text:p>
          </table:table-cell>
          <table:table-cell table:formula="of:=MIN([.H54]+0.95*[.N54]*0.25*100/24;100)" office:value-type="float" office:value="100" calcext:value-type="float">
            <text:p>100.0</text:p>
          </table:table-cell>
          <table:table-cell table:formula="of:=0.968*[.I54]+0.032*([.J54]+[.L54]*0.25/0.00727)" office:value-type="float" office:value="18.1673083884861" calcext:value-type="float">
            <text:p>18.2</text:p>
          </table:table-cell>
          <table:table-cell office:value-type="float" office:value="10" calcext:value-type="float">
            <text:p>10</text:p>
          </table:table-cell>
          <table:table-cell table:formula="of:=[.K54]*0.92+0.08*(2.6*[.I54]+4200*0.018*15+[.M54]*1000)/(2.6+4200*0.018)" office:value-type="float" office:value="55.1722067320336" calcext:value-type="float">
            <text:p>55.2</text:p>
          </table:table-cell>
          <table:table-cell table:formula="of:=IF(AND([.I55]&gt;=18; [.I55]&lt;=22);0;2.5)" office:value-type="float" office:value="0" calcext:value-type="float">
            <text:p>0</text:p>
          </table:table-cell>
          <table:table-cell table:formula="of:=IF(AND([.K55]&gt;=57;[.K55]&lt;=63);0;4.5)" office:value-type="float" office:value="4.5" calcext:value-type="float">
            <text:p>4.5</text:p>
          </table:table-cell>
          <table:table-cell table:formula="of:=IF([.H55]&lt;100;MIN(6; (100-[.H55])/100*24/(0.95*0.25));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-[.B56]+[.G56]+[.L56]+[.M56]+[.N56]+[.O56]*1.8+[.P56]*0.4+[.Q56]*1.2+[.R56]*0.1+[.S56]*0.2+[.T56]*0.2+[.U56]*1.2+[.V56]*1" office:value-type="float" office:value="5.134" calcext:value-type="float">
            <text:p>5.13</text:p>
          </table:table-cell>
          <table:table-cell table:formula="of:=IF([.C56]&lt;0;[.C56]*[.E56]*0.9; IF([.C56]&lt;6; [.C56]*[.E56]; 1.4423*[.C56]*[.E56]))" office:value-type="float" office:value="0.2567" calcext:value-type="float">
            <text:p>0.257</text:p>
          </table:table-cell>
          <table:table-cell office:value-type="float" office:value="0.05" calcext:value-type="float">
            <text:p>0.05</text:p>
          </table:table-cell>
          <table:table-cell table:formula="of:=IF([.G55]&gt;=0; [.F55]+0.95*[.G55]*0.25/6.4*100; [.F55]+1/0.95*[.G55]*0.25/6.4*100)" office:value-type="float" office:value="18.90625" calcext:value-type="float">
            <text:p>18.91</text:p>
          </table:table-cell>
          <table:table-cell table:formula="of:=IF(AND([.F56]&gt;10; [.A56]&gt;28; [.A56]&lt;56); -MIN(([.F56]-10)/100*6.4*0.95/0.25;2.4); MIN((100-[.F56])/100*6.4/(0.25*0.95);2.4))" office:value-type="float" office:value="-2.166" calcext:value-type="float">
            <text:p>-2.2</text:p>
          </table:table-cell>
          <table:table-cell table:formula="of:=MIN([.H55]+0.95*[.N55]*0.25*100/24;100)" office:value-type="float" office:value="100" calcext:value-type="float">
            <text:p>100.0</text:p>
          </table:table-cell>
          <table:table-cell table:formula="of:=0.968*[.I55]+0.032*([.J55]+[.L55]*0.25/0.00727)" office:value-type="float" office:value="17.9059545200545" calcext:value-type="float">
            <text:p>17.9</text:p>
          </table:table-cell>
          <table:table-cell office:value-type="float" office:value="10" calcext:value-type="float">
            <text:p>10</text:p>
          </table:table-cell>
          <table:table-cell table:formula="of:=[.K55]*0.92+0.08*(2.6*[.I55]+4200*0.018*15+[.M55]*1000)/(2.6+4200*0.018)" office:value-type="float" office:value="56.5704353104122" calcext:value-type="float">
            <text:p>56.6</text:p>
          </table:table-cell>
          <table:table-cell table:formula="of:=IF(AND([.I56]&gt;=18; [.I56]&lt;=22);0;2.5)" office:value-type="float" office:value="2.5" calcext:value-type="float">
            <text:p>2.5</text:p>
          </table:table-cell>
          <table:table-cell table:formula="of:=IF(AND([.K56]&gt;=57;[.K56]&lt;=63);0;4.5)" office:value-type="float" office:value="4.5" calcext:value-type="float">
            <text:p>4.5</text:p>
          </table:table-cell>
          <table:table-cell table:formula="of:=IF([.H56]&lt;100;MIN(6; (100-[.H56])/100*24/(0.95*0.25));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-[.B57]+[.G57]+[.L57]+[.M57]+[.N57]+[.O57]*1.8+[.P57]*0.4+[.Q57]*1.2+[.R57]*0.1+[.S57]*0.2+[.T57]*0.2+[.U57]*1.2+[.V57]*1" office:value-type="float" office:value="2.7" calcext:value-type="float">
            <text:p>2.70</text:p>
          </table:table-cell>
          <table:table-cell table:formula="of:=IF([.C57]&lt;0;[.C57]*[.E57]*0.9; IF([.C57]&lt;6; [.C57]*[.E57]; 1.4423*[.C57]*[.E57]))" office:value-type="float" office:value="0.135" calcext:value-type="float">
            <text:p>0.135</text:p>
          </table:table-cell>
          <table:table-cell office:value-type="float" office:value="0.05" calcext:value-type="float">
            <text:p>0.05</text:p>
          </table:table-cell>
          <table:table-cell table:formula="of:=IF([.G56]&gt;=0; [.F56]+0.95*[.G56]*0.25/6.4*100; [.F56]+1/0.95*[.G56]*0.25/6.4*100)" office:value-type="float" office:value="10" calcext:value-type="float">
            <text:p>10.00</text:p>
          </table:table-cell>
          <table:table-cell table:formula="of:=IF(AND([.F57]&gt;10; [.A57]&gt;28; [.A57]&lt;56); -MIN(([.F57]-10)/100*6.4*0.95/0.25;2.4); MIN((100-[.F57])/100*6.4/(0.25*0.95);2.4))" office:value-type="float" office:value="2.4" calcext:value-type="float">
            <text:p>2.4</text:p>
          </table:table-cell>
          <table:table-cell table:formula="of:=MIN([.H56]+0.95*[.N56]*0.25*100/24;100)" office:value-type="float" office:value="100" calcext:value-type="float">
            <text:p>100.0</text:p>
          </table:table-cell>
          <table:table-cell table:formula="of:=0.968*[.I56]+0.032*([.J56]+[.L56]*0.25/0.00727)" office:value-type="float" office:value="20.4039956122766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table:formula="of:=[.K56]*0.92+0.08*(2.6*[.I56]+4200*0.018*15+[.M56]*1000)/(2.6+4200*0.018)" office:value-type="float" office:value="57.8561104413359" calcext:value-type="float">
            <text:p>57.9</text:p>
          </table:table-cell>
          <table:table-cell table:formula="of:=IF(AND([.I57]&gt;=18; [.I57]&lt;=22);0;2.5)" office:value-type="float" office:value="0" calcext:value-type="float">
            <text:p>0</text:p>
          </table:table-cell>
          <table:table-cell table:formula="of:=IF(AND([.K57]&gt;=57;[.K57]&lt;=63);0;4.5)" office:value-type="float" office:value="0" calcext:value-type="float">
            <text:p>0</text:p>
          </table:table-cell>
          <table:table-cell table:formula="of:=IF([.H57]&lt;100;MIN(6; (100-[.H57])/100*24/(0.95*0.25));0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-[.B58]+[.G58]+[.L58]+[.M58]+[.N58]+[.O58]*1.8+[.P58]*0.4+[.Q58]*1.2+[.R58]*0.1+[.S58]*0.2+[.T58]*0.2+[.U58]*1.2+[.V58]*1" office:value-type="float" office:value="7.1" calcext:value-type="float">
            <text:p>7.10</text:p>
          </table:table-cell>
          <table:table-cell table:formula="of:=IF([.C58]&lt;0;[.C58]*[.E58]*0.9; IF([.C58]&lt;6; [.C58]*[.E58]; 1.4423*[.C58]*[.E58]))" office:value-type="float" office:value="0.4096132" calcext:value-type="float">
            <text:p>0.410</text:p>
          </table:table-cell>
          <table:table-cell office:value-type="float" office:value="0.04" calcext:value-type="float">
            <text:p>0.04</text:p>
          </table:table-cell>
          <table:table-cell table:formula="of:=IF([.G57]&gt;=0; [.F57]+0.95*[.G57]*0.25/6.4*100; [.F57]+1/0.95*[.G57]*0.25/6.4*100)" office:value-type="float" office:value="18.90625" calcext:value-type="float">
            <text:p>18.91</text:p>
          </table:table-cell>
          <table:table-cell table:formula="of:=IF(AND([.F58]&gt;10; [.A58]&gt;28; [.A58]&lt;56); -MIN(([.F58]-10)/100*6.4*0.95/0.25;2.4); MIN((100-[.F58])/100*6.4/(0.25*0.95);2.4))" office:value-type="float" office:value="2.4" calcext:value-type="float">
            <text:p>2.4</text:p>
          </table:table-cell>
          <table:table-cell table:formula="of:=MIN([.H57]+0.95*[.N57]*0.25*100/24;100)" office:value-type="float" office:value="100" calcext:value-type="float">
            <text:p>100.0</text:p>
          </table:table-cell>
          <table:table-cell table:formula="of:=0.968*[.I57]+0.032*([.J57]+[.L57]*0.25/0.00727)" office:value-type="float" office:value="20.0710677526837" calcext:value-type="float">
            <text:p>20.1</text:p>
          </table:table-cell>
          <table:table-cell office:value-type="float" office:value="9.5" calcext:value-type="float">
            <text:p>9.5</text:p>
          </table:table-cell>
          <table:table-cell table:formula="of:=[.K57]*0.92+0.08*(2.6*[.I57]+4200*0.018*15+[.M57]*1000)/(2.6+4200*0.018)" office:value-type="float" office:value="54.4419954051" calcext:value-type="float">
            <text:p>54.4</text:p>
          </table:table-cell>
          <table:table-cell table:formula="of:=IF(AND([.I58]&gt;=18; [.I58]&lt;=22);0;2.5)" office:value-type="float" office:value="0" calcext:value-type="float">
            <text:p>0</text:p>
          </table:table-cell>
          <table:table-cell table:formula="of:=IF(AND([.K58]&gt;=57;[.K58]&lt;=63);0;4.5)" office:value-type="float" office:value="4.5" calcext:value-type="float">
            <text:p>4.5</text:p>
          </table:table-cell>
          <table:table-cell table:formula="of:=IF([.H58]&lt;100;MIN(6; (100-[.H58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-[.B59]+[.G59]+[.L59]+[.M59]+[.N59]+[.O59]*1.8+[.P59]*0.4+[.Q59]*1.2+[.R59]*0.1+[.S59]*0.2+[.T59]*0.2+[.U59]*1.2+[.V59]*1" office:value-type="float" office:value="7.1" calcext:value-type="float">
            <text:p>7.10</text:p>
          </table:table-cell>
          <table:table-cell table:formula="of:=IF([.C59]&lt;0;[.C59]*[.E59]*0.9; IF([.C59]&lt;6; [.C59]*[.E59]; 1.4423*[.C59]*[.E59]))" office:value-type="float" office:value="0.4096132" calcext:value-type="float">
            <text:p>0.410</text:p>
          </table:table-cell>
          <table:table-cell office:value-type="float" office:value="0.04" calcext:value-type="float">
            <text:p>0.04</text:p>
          </table:table-cell>
          <table:table-cell table:formula="of:=IF([.G58]&gt;=0; [.F58]+0.95*[.G58]*0.25/6.4*100; [.F58]+1/0.95*[.G58]*0.25/6.4*100)" office:value-type="float" office:value="27.8125" calcext:value-type="float">
            <text:p>27.81</text:p>
          </table:table-cell>
          <table:table-cell table:formula="of:=IF(AND([.F59]&gt;10; [.A59]&gt;28; [.A59]&lt;56); -MIN(([.F59]-10)/100*6.4*0.95/0.25;2.4); MIN((100-[.F59])/100*6.4/(0.25*0.95);2.4))" office:value-type="float" office:value="2.4" calcext:value-type="float">
            <text:p>2.4</text:p>
          </table:table-cell>
          <table:table-cell table:formula="of:=MIN([.H58]+0.95*[.N58]*0.25*100/24;100)" office:value-type="float" office:value="100" calcext:value-type="float">
            <text:p>100.0</text:p>
          </table:table-cell>
          <table:table-cell table:formula="of:=0.968*[.I58]+0.032*([.J58]+[.L58]*0.25/0.00727)" office:value-type="float" office:value="19.7327935845979" calcext:value-type="float">
            <text:p>19.7</text:p>
          </table:table-cell>
          <table:table-cell office:value-type="float" office:value="9.5" calcext:value-type="float">
            <text:p>9.5</text:p>
          </table:table-cell>
          <table:table-cell table:formula="of:=[.K58]*0.92+0.08*(2.6*[.I58]+4200*0.018*15+[.M58]*1000)/(2.6+4200*0.018)" office:value-type="float" office:value="55.903704597405" calcext:value-type="float">
            <text:p>55.9</text:p>
          </table:table-cell>
          <table:table-cell table:formula="of:=IF(AND([.I59]&gt;=18; [.I59]&lt;=22);0;2.5)" office:value-type="float" office:value="0" calcext:value-type="float">
            <text:p>0</text:p>
          </table:table-cell>
          <table:table-cell table:formula="of:=IF(AND([.K59]&gt;=57;[.K59]&lt;=63);0;4.5)" office:value-type="float" office:value="4.5" calcext:value-type="float">
            <text:p>4.5</text:p>
          </table:table-cell>
          <table:table-cell table:formula="of:=IF([.H59]&lt;100;MIN(6; (100-[.H59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-[.B60]+[.G60]+[.L60]+[.M60]+[.N60]+[.O60]*1.8+[.P60]*0.4+[.Q60]*1.2+[.R60]*0.1+[.S60]*0.2+[.T60]*0.2+[.U60]*1.2+[.V60]*1" office:value-type="float" office:value="2.6" calcext:value-type="float">
            <text:p>2.60</text:p>
          </table:table-cell>
          <table:table-cell table:formula="of:=IF([.C60]&lt;0;[.C60]*[.E60]*0.9; IF([.C60]&lt;6; [.C60]*[.E60]; 1.4423*[.C60]*[.E60]))" office:value-type="float" office:value="0.104" calcext:value-type="float">
            <text:p>0.104</text:p>
          </table:table-cell>
          <table:table-cell office:value-type="float" office:value="0.04" calcext:value-type="float">
            <text:p>0.04</text:p>
          </table:table-cell>
          <table:table-cell table:formula="of:=IF([.G59]&gt;=0; [.F59]+0.95*[.G59]*0.25/6.4*100; [.F59]+1/0.95*[.G59]*0.25/6.4*100)" office:value-type="float" office:value="36.71875" calcext:value-type="float">
            <text:p>36.72</text:p>
          </table:table-cell>
          <table:table-cell table:formula="of:=IF(AND([.F60]&gt;10; [.A60]&gt;28; [.A60]&lt;56); -MIN(([.F60]-10)/100*6.4*0.95/0.25;2.4); MIN((100-[.F60])/100*6.4/(0.25*0.95);2.4))" office:value-type="float" office:value="2.4" calcext:value-type="float">
            <text:p>2.4</text:p>
          </table:table-cell>
          <table:table-cell table:formula="of:=MIN([.H59]+0.95*[.N59]*0.25*100/24;100)" office:value-type="float" office:value="100" calcext:value-type="float">
            <text:p>100.0</text:p>
          </table:table-cell>
          <table:table-cell table:formula="of:=0.968*[.I59]+0.032*([.J59]+[.L59]*0.25/0.00727)" office:value-type="float" office:value="19.4053441898907" calcext:value-type="float">
            <text:p>19.4</text:p>
          </table:table-cell>
          <table:table-cell office:value-type="float" office:value="9.5" calcext:value-type="float">
            <text:p>9.5</text:p>
          </table:table-cell>
          <table:table-cell table:formula="of:=[.K59]*0.92+0.08*(2.6*[.I59]+4200*0.018*15+[.M59]*1000)/(2.6+4200*0.018)" office:value-type="float" office:value="57.2475772969476" calcext:value-type="float">
            <text:p>57.2</text:p>
          </table:table-cell>
          <table:table-cell table:formula="of:=IF(AND([.I60]&gt;=18; [.I60]&lt;=22);0;2.5)" office:value-type="float" office:value="0" calcext:value-type="float">
            <text:p>0</text:p>
          </table:table-cell>
          <table:table-cell table:formula="of:=IF(AND([.K60]&gt;=57;[.K60]&lt;=63);0;4.5)" office:value-type="float" office:value="0" calcext:value-type="float">
            <text:p>0</text:p>
          </table:table-cell>
          <table:table-cell table:formula="of:=IF([.H60]&lt;100;MIN(6; (100-[.H60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-[.B61]+[.G61]+[.L61]+[.M61]+[.N61]+[.O61]*1.8+[.P61]*0.4+[.Q61]*1.2+[.R61]*0.1+[.S61]*0.2+[.T61]*0.2+[.U61]*1.2+[.V61]*1" office:value-type="float" office:value="7.1" calcext:value-type="float">
            <text:p>7.10</text:p>
          </table:table-cell>
          <table:table-cell table:formula="of:=IF([.C61]&lt;0;[.C61]*[.E61]*0.9; IF([.C61]&lt;6; [.C61]*[.E61]; 1.4423*[.C61]*[.E61]))" office:value-type="float" office:value="0.4096132" calcext:value-type="float">
            <text:p>0.410</text:p>
          </table:table-cell>
          <table:table-cell office:value-type="float" office:value="0.04" calcext:value-type="float">
            <text:p>0.04</text:p>
          </table:table-cell>
          <table:table-cell table:formula="of:=IF([.G60]&gt;=0; [.F60]+0.95*[.G60]*0.25/6.4*100; [.F60]+1/0.95*[.G60]*0.25/6.4*100)" office:value-type="float" office:value="45.625" calcext:value-type="float">
            <text:p>45.63</text:p>
          </table:table-cell>
          <table:table-cell table:formula="of:=IF(AND([.F61]&gt;10; [.A61]&gt;28; [.A61]&lt;56); -MIN(([.F61]-10)/100*6.4*0.95/0.25;2.4); MIN((100-[.F61])/100*6.4/(0.25*0.95);2.4))" office:value-type="float" office:value="2.4" calcext:value-type="float">
            <text:p>2.4</text:p>
          </table:table-cell>
          <table:table-cell table:formula="of:=MIN([.H60]+0.95*[.N60]*0.25*100/24;100)" office:value-type="float" office:value="100" calcext:value-type="float">
            <text:p>100.0</text:p>
          </table:table-cell>
          <table:table-cell table:formula="of:=0.968*[.I60]+0.032*([.J60]+[.L60]*0.25/0.00727)" office:value-type="float" office:value="19.0883731758142" calcext:value-type="float">
            <text:p>19.1</text:p>
          </table:table-cell>
          <table:table-cell office:value-type="float" office:value="9.5" calcext:value-type="float">
            <text:p>9.5</text:p>
          </table:table-cell>
          <table:table-cell table:formula="of:=[.K60]*0.92+0.08*(2.6*[.I60]+4200*0.018*15+[.M60]*1000)/(2.6+4200*0.018)" office:value-type="float" office:value="53.879488652725" calcext:value-type="float">
            <text:p>53.9</text:p>
          </table:table-cell>
          <table:table-cell table:formula="of:=IF(AND([.I61]&gt;=18; [.I61]&lt;=22);0;2.5)" office:value-type="float" office:value="0" calcext:value-type="float">
            <text:p>0</text:p>
          </table:table-cell>
          <table:table-cell table:formula="of:=IF(AND([.K61]&gt;=57;[.K61]&lt;=63);0;4.5)" office:value-type="float" office:value="4.5" calcext:value-type="float">
            <text:p>4.5</text:p>
          </table:table-cell>
          <table:table-cell table:formula="of:=IF([.H61]&lt;100;MIN(6; (100-[.H61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formula="of:=-[.B62]+[.G62]+[.L62]+[.M62]+[.N62]+[.O62]*1.8+[.P62]*0.4+[.Q62]*1.2+[.R62]*0.1+[.S62]*0.2+[.T62]*0.2+[.U62]*1.2+[.V62]*1" office:value-type="float" office:value="7.09" calcext:value-type="float">
            <text:p>7.09</text:p>
          </table:table-cell>
          <table:table-cell table:formula="of:=IF([.C62]&lt;0;[.C62]*[.E62]*0.9; IF([.C62]&lt;6; [.C62]*[.E62]; 1.4423*[.C62]*[.E62]))" office:value-type="float" office:value="0.40903628" calcext:value-type="float">
            <text:p>0.409</text:p>
          </table:table-cell>
          <table:table-cell office:value-type="float" office:value="0.04" calcext:value-type="float">
            <text:p>0.04</text:p>
          </table:table-cell>
          <table:table-cell table:formula="of:=IF([.G61]&gt;=0; [.F61]+0.95*[.G61]*0.25/6.4*100; [.F61]+1/0.95*[.G61]*0.25/6.4*100)" office:value-type="float" office:value="54.53125" calcext:value-type="float">
            <text:p>54.53</text:p>
          </table:table-cell>
          <table:table-cell table:formula="of:=IF(AND([.F62]&gt;10; [.A62]&gt;28; [.A62]&lt;56); -MIN(([.F62]-10)/100*6.4*0.95/0.25;2.4); MIN((100-[.F62])/100*6.4/(0.25*0.95);2.4))" office:value-type="float" office:value="2.4" calcext:value-type="float">
            <text:p>2.4</text:p>
          </table:table-cell>
          <table:table-cell table:formula="of:=MIN([.H61]+0.95*[.N61]*0.25*100/24;100)" office:value-type="float" office:value="100" calcext:value-type="float">
            <text:p>100.0</text:p>
          </table:table-cell>
          <table:table-cell table:formula="of:=0.968*[.I61]+0.032*([.J61]+[.L61]*0.25/0.00727)" office:value-type="float" office:value="18.7815452341882" calcext:value-type="float">
            <text:p>18.8</text:p>
          </table:table-cell>
          <table:table-cell office:value-type="float" office:value="9.1" calcext:value-type="float">
            <text:p>9.1</text:p>
          </table:table-cell>
          <table:table-cell table:formula="of:=[.K61]*0.92+0.08*(2.6*[.I61]+4200*0.018*15+[.M61]*1000)/(2.6+4200*0.018)" office:value-type="float" office:value="55.3835845684427" calcext:value-type="float">
            <text:p>55.4</text:p>
          </table:table-cell>
          <table:table-cell table:formula="of:=IF(AND([.I62]&gt;=18; [.I62]&lt;=22);0;2.5)" office:value-type="float" office:value="0" calcext:value-type="float">
            <text:p>0</text:p>
          </table:table-cell>
          <table:table-cell table:formula="of:=IF(AND([.K62]&gt;=57;[.K62]&lt;=63);0;4.5)" office:value-type="float" office:value="4.5" calcext:value-type="float">
            <text:p>4.5</text:p>
          </table:table-cell>
          <table:table-cell table:formula="of:=IF([.H62]&lt;100;MIN(6; (100-[.H62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" calcext:value-type="float">
            <text:p>0.01</text:p>
          </table:table-cell>
          <table:table-cell table:formula="of:=-[.B63]+[.G63]+[.L63]+[.M63]+[.N63]+[.O63]*1.8+[.P63]*0.4+[.Q63]*1.2+[.R63]*0.1+[.S63]*0.2+[.T63]*0.2+[.U63]*1.2+[.V63]*1" office:value-type="float" office:value="7.09" calcext:value-type="float">
            <text:p>7.09</text:p>
          </table:table-cell>
          <table:table-cell table:formula="of:=IF([.C63]&lt;0;[.C63]*[.E63]*0.9; IF([.C63]&lt;6; [.C63]*[.E63]; 1.4423*[.C63]*[.E63]))" office:value-type="float" office:value="0.40903628" calcext:value-type="float">
            <text:p>0.409</text:p>
          </table:table-cell>
          <table:table-cell office:value-type="float" office:value="0.04" calcext:value-type="float">
            <text:p>0.04</text:p>
          </table:table-cell>
          <table:table-cell table:formula="of:=IF([.G62]&gt;=0; [.F62]+0.95*[.G62]*0.25/6.4*100; [.F62]+1/0.95*[.G62]*0.25/6.4*100)" office:value-type="float" office:value="63.4375" calcext:value-type="float">
            <text:p>63.44</text:p>
          </table:table-cell>
          <table:table-cell table:formula="of:=IF(AND([.F63]&gt;10; [.A63]&gt;28; [.A63]&lt;56); -MIN(([.F63]-10)/100*6.4*0.95/0.25;2.4); MIN((100-[.F63])/100*6.4/(0.25*0.95);2.4))" office:value-type="float" office:value="2.4" calcext:value-type="float">
            <text:p>2.4</text:p>
          </table:table-cell>
          <table:table-cell table:formula="of:=MIN([.H62]+0.95*[.N62]*0.25*100/24;100)" office:value-type="float" office:value="100" calcext:value-type="float">
            <text:p>100.0</text:p>
          </table:table-cell>
          <table:table-cell table:formula="of:=0.968*[.I62]+0.032*([.J62]+[.L62]*0.25/0.00727)" office:value-type="float" office:value="18.4717357866941" calcext:value-type="float">
            <text:p>18.5</text:p>
          </table:table-cell>
          <table:table-cell office:value-type="float" office:value="9.1" calcext:value-type="float">
            <text:p>9.1</text:p>
          </table:table-cell>
          <table:table-cell table:formula="of:=[.K62]*0.92+0.08*(2.6*[.I62]+4200*0.018*15+[.M62]*1000)/(2.6+4200*0.018)" office:value-type="float" office:value="56.7665366956618" calcext:value-type="float">
            <text:p>56.8</text:p>
          </table:table-cell>
          <table:table-cell table:formula="of:=IF(AND([.I63]&gt;=18; [.I63]&lt;=22);0;2.5)" office:value-type="float" office:value="0" calcext:value-type="float">
            <text:p>0</text:p>
          </table:table-cell>
          <table:table-cell table:formula="of:=IF(AND([.K63]&gt;=57;[.K63]&lt;=63);0;4.5)" office:value-type="float" office:value="4.5" calcext:value-type="float">
            <text:p>4.5</text:p>
          </table:table-cell>
          <table:table-cell table:formula="of:=IF([.H63]&lt;100;MIN(6; (100-[.H63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" calcext:value-type="float">
            <text:p>0.01</text:p>
          </table:table-cell>
          <table:table-cell table:formula="of:=-[.B64]+[.G64]+[.L64]+[.M64]+[.N64]+[.O64]*1.8+[.P64]*0.4+[.Q64]*1.2+[.R64]*0.1+[.S64]*0.2+[.T64]*0.2+[.U64]*1.2+[.V64]*1" office:value-type="float" office:value="2.59" calcext:value-type="float">
            <text:p>2.59</text:p>
          </table:table-cell>
          <table:table-cell table:formula="of:=IF([.C64]&lt;0;[.C64]*[.E64]*0.9; IF([.C64]&lt;6; [.C64]*[.E64]; 1.4423*[.C64]*[.E64]))" office:value-type="float" office:value="0.1036" calcext:value-type="float">
            <text:p>0.104</text:p>
          </table:table-cell>
          <table:table-cell office:value-type="float" office:value="0.04" calcext:value-type="float">
            <text:p>0.04</text:p>
          </table:table-cell>
          <table:table-cell table:formula="of:=IF([.G63]&gt;=0; [.F63]+0.95*[.G63]*0.25/6.4*100; [.F63]+1/0.95*[.G63]*0.25/6.4*100)" office:value-type="float" office:value="72.34375" calcext:value-type="float">
            <text:p>72.34</text:p>
          </table:table-cell>
          <table:table-cell table:formula="of:=IF(AND([.F64]&gt;10; [.A64]&gt;28; [.A64]&lt;56); -MIN(([.F64]-10)/100*6.4*0.95/0.25;2.4); MIN((100-[.F64])/100*6.4/(0.25*0.95);2.4))" office:value-type="float" office:value="2.4" calcext:value-type="float">
            <text:p>2.4</text:p>
          </table:table-cell>
          <table:table-cell table:formula="of:=MIN([.H63]+0.95*[.N63]*0.25*100/24;100)" office:value-type="float" office:value="100" calcext:value-type="float">
            <text:p>100.0</text:p>
          </table:table-cell>
          <table:table-cell table:formula="of:=0.968*[.I63]+0.032*([.J63]+[.L63]*0.25/0.00727)" office:value-type="float" office:value="18.1718402415199" calcext:value-type="float">
            <text:p>18.2</text:p>
          </table:table-cell>
          <table:table-cell office:value-type="float" office:value="9.1" calcext:value-type="float">
            <text:p>9.1</text:p>
          </table:table-cell>
          <table:table-cell table:formula="of:=[.K63]*0.92+0.08*(2.6*[.I63]+4200*0.018*15+[.M63]*1000)/(2.6+4200*0.018)" office:value-type="float" office:value="58.0380286071141" calcext:value-type="float">
            <text:p>58.0</text:p>
          </table:table-cell>
          <table:table-cell table:formula="of:=IF(AND([.I64]&gt;=18; [.I64]&lt;=22);0;2.5)" office:value-type="float" office:value="0" calcext:value-type="float">
            <text:p>0</text:p>
          </table:table-cell>
          <table:table-cell table:formula="of:=IF(AND([.K64]&gt;=57;[.K64]&lt;=63);0;4.5)" office:value-type="float" office:value="0" calcext:value-type="float">
            <text:p>0</text:p>
          </table:table-cell>
          <table:table-cell table:formula="of:=IF([.H64]&lt;100;MIN(6; (100-[.H64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" calcext:value-type="float">
            <text:p>0.01</text:p>
          </table:table-cell>
          <table:table-cell table:formula="of:=-[.B65]+[.G65]+[.L65]+[.M65]+[.N65]+[.O65]*1.8+[.P65]*0.4+[.Q65]*1.2+[.R65]*0.1+[.S65]*0.2+[.T65]*0.2+[.U65]*1.2+[.V65]*1" office:value-type="float" office:value="9.59" calcext:value-type="float">
            <text:p>9.59</text:p>
          </table:table-cell>
          <table:table-cell table:formula="of:=IF([.C65]&lt;0;[.C65]*[.E65]*0.9; IF([.C65]&lt;6; [.C65]*[.E65]; 1.4423*[.C65]*[.E65]))" office:value-type="float" office:value="0.55326628" calcext:value-type="float">
            <text:p>0.553</text:p>
          </table:table-cell>
          <table:table-cell office:value-type="float" office:value="0.04" calcext:value-type="float">
            <text:p>0.04</text:p>
          </table:table-cell>
          <table:table-cell table:formula="of:=IF([.G64]&gt;=0; [.F64]+0.95*[.G64]*0.25/6.4*100; [.F64]+1/0.95*[.G64]*0.25/6.4*100)" office:value-type="float" office:value="81.25" calcext:value-type="float">
            <text:p>81.25</text:p>
          </table:table-cell>
          <table:table-cell table:formula="of:=IF(AND([.F65]&gt;10; [.A65]&gt;28; [.A65]&lt;56); -MIN(([.F65]-10)/100*6.4*0.95/0.25;2.4); MIN((100-[.F65])/100*6.4/(0.25*0.95);2.4))" office:value-type="float" office:value="2.4" calcext:value-type="float">
            <text:p>2.4</text:p>
          </table:table-cell>
          <table:table-cell table:formula="of:=MIN([.H64]+0.95*[.N64]*0.25*100/24;100)" office:value-type="float" office:value="100" calcext:value-type="float">
            <text:p>100.0</text:p>
          </table:table-cell>
          <table:table-cell table:formula="of:=0.968*[.I64]+0.032*([.J64]+[.L64]*0.25/0.00727)" office:value-type="float" office:value="17.8815413537913" calcext:value-type="float">
            <text:p>17.9</text:p>
          </table:table-cell>
          <table:table-cell office:value-type="float" office:value="9.1" calcext:value-type="float">
            <text:p>9.1</text:p>
          </table:table-cell>
          <table:table-cell table:formula="of:=[.K64]*0.92+0.08*(2.6*[.I64]+4200*0.018*15+[.M64]*1000)/(2.6+4200*0.018)" office:value-type="float" office:value="54.60342292686" calcext:value-type="float">
            <text:p>54.6</text:p>
          </table:table-cell>
          <table:table-cell table:formula="of:=IF(AND([.I65]&gt;=18; [.I65]&lt;=22);0;2.5)" office:value-type="float" office:value="2.5" calcext:value-type="float">
            <text:p>2.5</text:p>
          </table:table-cell>
          <table:table-cell table:formula="of:=IF(AND([.K65]&gt;=57;[.K65]&lt;=63);0;4.5)" office:value-type="float" office:value="4.5" calcext:value-type="float">
            <text:p>4.5</text:p>
          </table:table-cell>
          <table:table-cell table:formula="of:=IF([.H65]&lt;100;MIN(6; (100-[.H65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formula="of:=-[.B66]+[.G66]+[.L66]+[.M66]+[.N66]+[.O66]*1.8+[.P66]*0.4+[.Q66]*1.2+[.R66]*0.1+[.S66]*0.2+[.T66]*0.2+[.U66]*1.2+[.V66]*1" office:value-type="float" office:value="7.09" calcext:value-type="float">
            <text:p>7.09</text:p>
          </table:table-cell>
          <table:table-cell table:formula="of:=IF([.C66]&lt;0;[.C66]*[.E66]*0.9; IF([.C66]&lt;6; [.C66]*[.E66]; 1.4423*[.C66]*[.E66]))" office:value-type="float" office:value="0.30677721" calcext:value-type="float">
            <text:p>0.307</text:p>
          </table:table-cell>
          <table:table-cell office:value-type="float" office:value="0.03" calcext:value-type="float">
            <text:p>0.03</text:p>
          </table:table-cell>
          <table:table-cell table:formula="of:=IF([.G65]&gt;=0; [.F65]+0.95*[.G65]*0.25/6.4*100; [.F65]+1/0.95*[.G65]*0.25/6.4*100)" office:value-type="float" office:value="90.15625" calcext:value-type="float">
            <text:p>90.16</text:p>
          </table:table-cell>
          <table:table-cell table:formula="of:=IF(AND([.F66]&gt;10; [.A66]&gt;28; [.A66]&lt;56); -MIN(([.F66]-10)/100*6.4*0.95/0.25;2.4); MIN((100-[.F66])/100*6.4/(0.25*0.95);2.4))" office:value-type="float" office:value="2.4" calcext:value-type="float">
            <text:p>2.4</text:p>
          </table:table-cell>
          <table:table-cell table:formula="of:=MIN([.H65]+0.95*[.N65]*0.25*100/24;100)" office:value-type="float" office:value="100" calcext:value-type="float">
            <text:p>100.0</text:p>
          </table:table-cell>
          <table:table-cell table:formula="of:=0.968*[.I65]+0.032*([.J65]+[.L65]*0.25/0.00727)" office:value-type="float" office:value="20.3515636673338" calcext:value-type="float">
            <text:p>20.4</text:p>
          </table:table-cell>
          <table:table-cell office:value-type="float" office:value="9.1" calcext:value-type="float">
            <text:p>9.1</text:p>
          </table:table-cell>
          <table:table-cell table:formula="of:=[.K65]*0.92+0.08*(2.6*[.I65]+4200*0.018*15+[.M65]*1000)/(2.6+4200*0.018)" office:value-type="float" office:value="56.0463941131919" calcext:value-type="float">
            <text:p>56.0</text:p>
          </table:table-cell>
          <table:table-cell table:formula="of:=IF(AND([.I66]&gt;=18; [.I66]&lt;=22);0;2.5)" office:value-type="float" office:value="0" calcext:value-type="float">
            <text:p>0</text:p>
          </table:table-cell>
          <table:table-cell table:formula="of:=IF(AND([.K66]&gt;=57;[.K66]&lt;=63);0;4.5)" office:value-type="float" office:value="4.5" calcext:value-type="float">
            <text:p>4.5</text:p>
          </table:table-cell>
          <table:table-cell table:formula="of:=IF([.H66]&lt;100;MIN(6; (100-[.H66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" calcext:value-type="float">
            <text:p>0.01</text:p>
          </table:table-cell>
          <table:table-cell table:formula="of:=-[.B67]+[.G67]+[.L67]+[.M67]+[.N67]+[.O67]*1.8+[.P67]*0.4+[.Q67]*1.2+[.R67]*0.1+[.S67]*0.2+[.T67]*0.2+[.U67]*1.2+[.V67]*1" office:value-type="float" office:value="0.442631578947368" calcext:value-type="float">
            <text:p>0.44</text:p>
          </table:table-cell>
          <table:table-cell table:formula="of:=IF([.C67]&lt;0;[.C67]*[.E67]*0.9; IF([.C67]&lt;6; [.C67]*[.E67]; 1.4423*[.C67]*[.E67]))" office:value-type="float" office:value="0.0132789473684211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table:formula="of:=IF([.G66]&gt;=0; [.F66]+0.95*[.G66]*0.25/6.4*100; [.F66]+1/0.95*[.G66]*0.25/6.4*100)" office:value-type="float" office:value="99.0625" calcext:value-type="float">
            <text:p>99.06</text:p>
          </table:table-cell>
          <table:table-cell table:formula="of:=IF(AND([.F67]&gt;10; [.A67]&gt;28; [.A67]&lt;56); -MIN(([.F67]-10)/100*6.4*0.95/0.25;2.4); MIN((100-[.F67])/100*6.4/(0.25*0.95);2.4))" office:value-type="float" office:value="0.252631578947368" calcext:value-type="float">
            <text:p>0.3</text:p>
          </table:table-cell>
          <table:table-cell table:formula="of:=MIN([.H66]+0.95*[.N66]*0.25*100/24;100)" office:value-type="float" office:value="100" calcext:value-type="float">
            <text:p>100.0</text:p>
          </table:table-cell>
          <table:table-cell table:formula="of:=0.968*[.I66]+0.032*([.J66]+[.L66]*0.25/0.00727)" office:value-type="float" office:value="19.9915136299791" calcext:value-type="float">
            <text:p>20.0</text:p>
          </table:table-cell>
          <table:table-cell office:value-type="float" office:value="9.1" calcext:value-type="float">
            <text:p>9.1</text:p>
          </table:table-cell>
          <table:table-cell table:formula="of:=[.K66]*0.92+0.08*(2.6*[.I66]+4200*0.018*15+[.M66]*1000)/(2.6+4200*0.018)" office:value-type="float" office:value="57.3804974849397" calcext:value-type="float">
            <text:p>57.4</text:p>
          </table:table-cell>
          <table:table-cell table:formula="of:=IF(AND([.I67]&gt;=18; [.I67]&lt;=22);0;2.5)" office:value-type="float" office:value="0" calcext:value-type="float">
            <text:p>0</text:p>
          </table:table-cell>
          <table:table-cell table:formula="of:=IF(AND([.K67]&gt;=57;[.K67]&lt;=63);0;4.5)" office:value-type="float" office:value="0" calcext:value-type="float">
            <text:p>0</text:p>
          </table:table-cell>
          <table:table-cell table:formula="of:=IF([.H67]&lt;100;MIN(6; (100-[.H67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" calcext:value-type="float">
            <text:p>0.01</text:p>
          </table:table-cell>
          <table:table-cell table:formula="of:=-[.B68]+[.G68]+[.L68]+[.M68]+[.N68]+[.O68]*1.8+[.P68]*0.4+[.Q68]*1.2+[.R68]*0.1+[.S68]*0.2+[.T68]*0.2+[.U68]*1.2+[.V68]*1" office:value-type="float" office:value="4.69" calcext:value-type="float">
            <text:p>4.69</text:p>
          </table:table-cell>
          <table:table-cell table:formula="of:=IF([.C68]&lt;0;[.C68]*[.E68]*0.9; IF([.C68]&lt;6; [.C68]*[.E68]; 1.4423*[.C68]*[.E68]))" office:value-type="float" office:value="0.1407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67]&gt;=0; [.F67]+0.95*[.G67]*0.25/6.4*100; [.F67]+1/0.95*[.G67]*0.25/6.4*100)" office:value-type="float" office:value="100" calcext:value-type="float">
            <text:p>100.00</text:p>
          </table:table-cell>
          <table:table-cell table:formula="of:=IF(AND([.F68]&gt;10; [.A68]&gt;28; [.A68]&lt;56); -MIN(([.F68]-10)/100*6.4*0.95/0.25;2.4); MIN((100-[.F68])/100*6.4/(0.25*0.95);2.4))" office:value-type="float" office:value="0" calcext:value-type="float">
            <text:p>0.0</text:p>
          </table:table-cell>
          <table:table-cell table:formula="of:=MIN([.H67]+0.95*[.N67]*0.25*100/24;100)" office:value-type="float" office:value="100" calcext:value-type="float">
            <text:p>100.0</text:p>
          </table:table-cell>
          <table:table-cell table:formula="of:=0.968*[.I67]+0.032*([.J67]+[.L67]*0.25/0.00727)" office:value-type="float" office:value="19.6429851938198" calcext:value-type="float">
            <text:p>19.6</text:p>
          </table:table-cell>
          <table:table-cell office:value-type="float" office:value="9.1" calcext:value-type="float">
            <text:p>9.1</text:p>
          </table:table-cell>
          <table:table-cell table:formula="of:=[.K67]*0.92+0.08*(2.6*[.I67]+4200*0.018*15+[.M67]*1000)/(2.6+4200*0.018)" office:value-type="float" office:value="54.0033343464391" calcext:value-type="float">
            <text:p>54.0</text:p>
          </table:table-cell>
          <table:table-cell table:formula="of:=IF(AND([.I68]&gt;=18; [.I68]&lt;=22);0;2.5)" office:value-type="float" office:value="0" calcext:value-type="float">
            <text:p>0</text:p>
          </table:table-cell>
          <table:table-cell table:formula="of:=IF(AND([.K68]&gt;=57;[.K68]&lt;=63);0;4.5)" office:value-type="float" office:value="4.5" calcext:value-type="float">
            <text:p>4.5</text:p>
          </table:table-cell>
          <table:table-cell table:formula="of:=IF([.H68]&lt;100;MIN(6; (100-[.H68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" calcext:value-type="float">
            <text:p>0.01</text:p>
          </table:table-cell>
          <table:table-cell table:formula="of:=-[.B69]+[.G69]+[.L69]+[.M69]+[.N69]+[.O69]*1.8+[.P69]*0.4+[.Q69]*1.2+[.R69]*0.1+[.S69]*0.2+[.T69]*0.2+[.U69]*1.2+[.V69]*1" office:value-type="float" office:value="4.69" calcext:value-type="float">
            <text:p>4.69</text:p>
          </table:table-cell>
          <table:table-cell table:formula="of:=IF([.C69]&lt;0;[.C69]*[.E69]*0.9; IF([.C69]&lt;6; [.C69]*[.E69]; 1.4423*[.C69]*[.E69]))" office:value-type="float" office:value="0.1407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68]&gt;=0; [.F68]+0.95*[.G68]*0.25/6.4*100; [.F68]+1/0.95*[.G68]*0.25/6.4*100)" office:value-type="float" office:value="100" calcext:value-type="float">
            <text:p>100.00</text:p>
          </table:table-cell>
          <table:table-cell table:formula="of:=IF(AND([.F69]&gt;10; [.A69]&gt;28; [.A69]&lt;56); -MIN(([.F69]-10)/100*6.4*0.95/0.25;2.4); MIN((100-[.F69])/100*6.4/(0.25*0.95);2.4))" office:value-type="float" office:value="0" calcext:value-type="float">
            <text:p>0.0</text:p>
          </table:table-cell>
          <table:table-cell table:formula="of:=MIN([.H68]+0.95*[.N68]*0.25*100/24;100)" office:value-type="float" office:value="100" calcext:value-type="float">
            <text:p>100.0</text:p>
          </table:table-cell>
          <table:table-cell table:formula="of:=0.968*[.I68]+0.032*([.J68]+[.L68]*0.25/0.00727)" office:value-type="float" office:value="19.3056096676176" calcext:value-type="float">
            <text:p>19.3</text:p>
          </table:table-cell>
          <table:table-cell office:value-type="float" office:value="9.1" calcext:value-type="float">
            <text:p>9.1</text:p>
          </table:table-cell>
          <table:table-cell table:formula="of:=[.K68]*0.92+0.08*(2.6*[.I68]+4200*0.018*15+[.M68]*1000)/(2.6+4200*0.018)" office:value-type="float" office:value="55.4989977895208" calcext:value-type="float">
            <text:p>55.5</text:p>
          </table:table-cell>
          <table:table-cell table:formula="of:=IF(AND([.I69]&gt;=18; [.I69]&lt;=22);0;2.5)" office:value-type="float" office:value="0" calcext:value-type="float">
            <text:p>0</text:p>
          </table:table-cell>
          <table:table-cell table:formula="of:=IF(AND([.K69]&gt;=57;[.K69]&lt;=63);0;4.5)" office:value-type="float" office:value="4.5" calcext:value-type="float">
            <text:p>4.5</text:p>
          </table:table-cell>
          <table:table-cell table:formula="of:=IF([.H69]&lt;100;MIN(6; (100-[.H69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" calcext:value-type="float">
            <text:p>0.01</text:p>
          </table:table-cell>
          <table:table-cell table:formula="of:=-[.B70]+[.G70]+[.L70]+[.M70]+[.N70]+[.O70]*1.8+[.P70]*0.4+[.Q70]*1.2+[.R70]*0.1+[.S70]*0.2+[.T70]*0.2+[.U70]*1.2+[.V70]*1" office:value-type="float" office:value="4.69" calcext:value-type="float">
            <text:p>4.69</text:p>
          </table:table-cell>
          <table:table-cell table:formula="of:=IF([.C70]&lt;0;[.C70]*[.E70]*0.9; IF([.C70]&lt;6; [.C70]*[.E70]; 1.4423*[.C70]*[.E70]))" office:value-type="float" office:value="0.1407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69]&gt;=0; [.F69]+0.95*[.G69]*0.25/6.4*100; [.F69]+1/0.95*[.G69]*0.25/6.4*100)" office:value-type="float" office:value="100" calcext:value-type="float">
            <text:p>100.00</text:p>
          </table:table-cell>
          <table:table-cell table:formula="of:=IF(AND([.F70]&gt;10; [.A70]&gt;28; [.A70]&lt;56); -MIN(([.F70]-10)/100*6.4*0.95/0.25;2.4); MIN((100-[.F70])/100*6.4/(0.25*0.95);2.4))" office:value-type="float" office:value="0" calcext:value-type="float">
            <text:p>0.0</text:p>
          </table:table-cell>
          <table:table-cell table:formula="of:=MIN([.H69]+0.95*[.N69]*0.25*100/24;100)" office:value-type="float" office:value="100" calcext:value-type="float">
            <text:p>100.0</text:p>
          </table:table-cell>
          <table:table-cell table:formula="of:=0.968*[.I69]+0.032*([.J69]+[.L69]*0.25/0.00727)" office:value-type="float" office:value="18.9790301582538" calcext:value-type="float">
            <text:p>19.0</text:p>
          </table:table-cell>
          <table:table-cell office:value-type="float" office:value="9.1" calcext:value-type="float">
            <text:p>9.1</text:p>
          </table:table-cell>
          <table:table-cell table:formula="of:=[.K69]*0.92+0.08*(2.6*[.I69]+4200*0.018*15+[.M69]*1000)/(2.6+4200*0.018)" office:value-type="float" office:value="56.8741107900275" calcext:value-type="float">
            <text:p>56.9</text:p>
          </table:table-cell>
          <table:table-cell table:formula="of:=IF(AND([.I70]&gt;=18; [.I70]&lt;=22);0;2.5)" office:value-type="float" office:value="0" calcext:value-type="float">
            <text:p>0</text:p>
          </table:table-cell>
          <table:table-cell table:formula="of:=IF(AND([.K70]&gt;=57;[.K70]&lt;=63);0;4.5)" office:value-type="float" office:value="4.5" calcext:value-type="float">
            <text:p>4.5</text:p>
          </table:table-cell>
          <table:table-cell table:formula="of:=IF([.H70]&lt;100;MIN(6; (100-[.H70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.01</text:p>
          </table:table-cell>
          <table:table-cell table:formula="of:=-[.B71]+[.G71]+[.L71]+[.M71]+[.N71]+[.O71]*1.8+[.P71]*0.4+[.Q71]*1.2+[.R71]*0.1+[.S71]*0.2+[.T71]*0.2+[.U71]*1.2+[.V71]*1" office:value-type="float" office:value="0.19" calcext:value-type="float">
            <text:p>0.19</text:p>
          </table:table-cell>
          <table:table-cell table:formula="of:=IF([.C71]&lt;0;[.C71]*[.E71]*0.9; IF([.C71]&lt;6; [.C71]*[.E71]; 1.4423*[.C71]*[.E71]))" office:value-type="float" office:value="0.0057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table:formula="of:=IF([.G70]&gt;=0; [.F70]+0.95*[.G70]*0.25/6.4*100; [.F70]+1/0.95*[.G70]*0.25/6.4*100)" office:value-type="float" office:value="100" calcext:value-type="float">
            <text:p>100.00</text:p>
          </table:table-cell>
          <table:table-cell table:formula="of:=IF(AND([.F71]&gt;10; [.A71]&gt;28; [.A71]&lt;56); -MIN(([.F71]-10)/100*6.4*0.95/0.25;2.4); MIN((100-[.F71])/100*6.4/(0.25*0.95);2.4))" office:value-type="float" office:value="0" calcext:value-type="float">
            <text:p>0.0</text:p>
          </table:table-cell>
          <table:table-cell table:formula="of:=MIN([.H70]+0.95*[.N70]*0.25*100/24;100)" office:value-type="float" office:value="100" calcext:value-type="float">
            <text:p>100.0</text:p>
          </table:table-cell>
          <table:table-cell table:formula="of:=0.968*[.I70]+0.032*([.J70]+[.L70]*0.25/0.00727)" office:value-type="float" office:value="18.6629011931897" calcext:value-type="float">
            <text:p>18.7</text:p>
          </table:table-cell>
          <table:table-cell office:value-type="float" office:value="9.1" calcext:value-type="float">
            <text:p>9.1</text:p>
          </table:table-cell>
          <table:table-cell table:formula="of:=[.K70]*0.92+0.08*(2.6*[.I70]+4200*0.018*15+[.M70]*1000)/(2.6+4200*0.018)" office:value-type="float" office:value="58.1383460991133" calcext:value-type="float">
            <text:p>58.1</text:p>
          </table:table-cell>
          <table:table-cell table:formula="of:=IF(AND([.I71]&gt;=18; [.I71]&lt;=22);0;2.5)" office:value-type="float" office:value="0" calcext:value-type="float">
            <text:p>0</text:p>
          </table:table-cell>
          <table:table-cell table:formula="of:=IF(AND([.K71]&gt;=57;[.K71]&lt;=63);0;4.5)" office:value-type="float" office:value="0" calcext:value-type="float">
            <text:p>0</text:p>
          </table:table-cell>
          <table:table-cell table:formula="of:=IF([.H71]&lt;100;MIN(6; (100-[.H71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table:formula="of:=-[.B72]+[.G72]+[.L72]+[.M72]+[.N72]+[.O72]*1.8+[.P72]*0.4+[.Q72]*1.2+[.R72]*0.1+[.S72]*0.2+[.T72]*0.2+[.U72]*1.2+[.V72]*1" office:value-type="float" office:value="4.69" calcext:value-type="float">
            <text:p>4.69</text:p>
          </table:table-cell>
          <table:table-cell table:formula="of:=IF([.C72]&lt;0;[.C72]*[.E72]*0.9; IF([.C72]&lt;6; [.C72]*[.E72]; 1.4423*[.C72]*[.E72]))" office:value-type="float" office:value="0.1407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71]&gt;=0; [.F71]+0.95*[.G71]*0.25/6.4*100; [.F71]+1/0.95*[.G71]*0.25/6.4*100)" office:value-type="float" office:value="100" calcext:value-type="float">
            <text:p>100.00</text:p>
          </table:table-cell>
          <table:table-cell table:formula="of:=IF(AND([.F72]&gt;10; [.A72]&gt;28; [.A72]&lt;56); -MIN(([.F72]-10)/100*6.4*0.95/0.25;2.4); MIN((100-[.F72])/100*6.4/(0.25*0.95);2.4))" office:value-type="float" office:value="0" calcext:value-type="float">
            <text:p>0.0</text:p>
          </table:table-cell>
          <table:table-cell table:formula="of:=MIN([.H71]+0.95*[.N71]*0.25*100/24;100)" office:value-type="float" office:value="100" calcext:value-type="float">
            <text:p>100.0</text:p>
          </table:table-cell>
          <table:table-cell table:formula="of:=0.968*[.I71]+0.032*([.J71]+[.L71]*0.25/0.00727)" office:value-type="float" office:value="18.3568883550076" calcext:value-type="float">
            <text:p>18.4</text:p>
          </table:table-cell>
          <table:table-cell office:value-type="float" office:value="9.1" calcext:value-type="float">
            <text:p>9.1</text:p>
          </table:table-cell>
          <table:table-cell table:formula="of:=[.K71]*0.92+0.08*(2.6*[.I71]+4200*0.018*15+[.M71]*1000)/(2.6+4200*0.018)" office:value-type="float" office:value="54.6970211662761" calcext:value-type="float">
            <text:p>54.7</text:p>
          </table:table-cell>
          <table:table-cell table:formula="of:=IF(AND([.I72]&gt;=18; [.I72]&lt;=22);0;2.5)" office:value-type="float" office:value="0" calcext:value-type="float">
            <text:p>0</text:p>
          </table:table-cell>
          <table:table-cell table:formula="of:=IF(AND([.K72]&gt;=57;[.K72]&lt;=63);0;4.5)" office:value-type="float" office:value="4.5" calcext:value-type="float">
            <text:p>4.5</text:p>
          </table:table-cell>
          <table:table-cell table:formula="of:=IF([.H72]&lt;100;MIN(6; (100-[.H72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" calcext:value-type="float">
            <text:p>0.01</text:p>
          </table:table-cell>
          <table:table-cell table:formula="of:=-[.B73]+[.G73]+[.L73]+[.M73]+[.N73]+[.O73]*1.8+[.P73]*0.4+[.Q73]*1.2+[.R73]*0.1+[.S73]*0.2+[.T73]*0.2+[.U73]*1.2+[.V73]*1" office:value-type="float" office:value="4.69" calcext:value-type="float">
            <text:p>4.69</text:p>
          </table:table-cell>
          <table:table-cell table:formula="of:=IF([.C73]&lt;0;[.C73]*[.E73]*0.9; IF([.C73]&lt;6; [.C73]*[.E73]; 1.4423*[.C73]*[.E73]))" office:value-type="float" office:value="0.1407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72]&gt;=0; [.F72]+0.95*[.G72]*0.25/6.4*100; [.F72]+1/0.95*[.G72]*0.25/6.4*100)" office:value-type="float" office:value="100" calcext:value-type="float">
            <text:p>100.00</text:p>
          </table:table-cell>
          <table:table-cell table:formula="of:=IF(AND([.F73]&gt;10; [.A73]&gt;28; [.A73]&lt;56); -MIN(([.F73]-10)/100*6.4*0.95/0.25;2.4); MIN((100-[.F73])/100*6.4/(0.25*0.95);2.4))" office:value-type="float" office:value="0" calcext:value-type="float">
            <text:p>0.0</text:p>
          </table:table-cell>
          <table:table-cell table:formula="of:=MIN([.H72]+0.95*[.N72]*0.25*100/24;100)" office:value-type="float" office:value="100" calcext:value-type="float">
            <text:p>100.0</text:p>
          </table:table-cell>
          <table:table-cell table:formula="of:=0.968*[.I72]+0.032*([.J72]+[.L72]*0.25/0.00727)" office:value-type="float" office:value="18.0606679276474" calcext:value-type="float">
            <text:p>18.1</text:p>
          </table:table-cell>
          <table:table-cell office:value-type="float" office:value="9.1" calcext:value-type="float">
            <text:p>9.1</text:p>
          </table:table-cell>
          <table:table-cell table:formula="of:=[.K72]*0.92+0.08*(2.6*[.I72]+4200*0.018*15+[.M72]*1000)/(2.6+4200*0.018)" office:value-type="float" office:value="56.1337688435346" calcext:value-type="float">
            <text:p>56.1</text:p>
          </table:table-cell>
          <table:table-cell table:formula="of:=IF(AND([.I73]&gt;=18; [.I73]&lt;=22);0;2.5)" office:value-type="float" office:value="0" calcext:value-type="float">
            <text:p>0</text:p>
          </table:table-cell>
          <table:table-cell table:formula="of:=IF(AND([.K73]&gt;=57;[.K73]&lt;=63);0;4.5)" office:value-type="float" office:value="4.5" calcext:value-type="float">
            <text:p>4.5</text:p>
          </table:table-cell>
          <table:table-cell table:formula="of:=IF([.H73]&lt;100;MIN(6; (100-[.H73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-[.B74]+[.G74]+[.L74]+[.M74]+[.N74]+[.O74]*1.8+[.P74]*0.4+[.Q74]*1.2+[.R74]*0.1+[.S74]*0.2+[.T74]*0.2+[.U74]*1.2+[.V74]*1" office:value-type="float" office:value="2.7" calcext:value-type="float">
            <text:p>2.70</text:p>
          </table:table-cell>
          <table:table-cell table:formula="of:=IF([.C74]&lt;0;[.C74]*[.E74]*0.9; IF([.C74]&lt;6; [.C74]*[.E74]; 1.4423*[.C74]*[.E74]))" office:value-type="float" office:value="0.081" calcext:value-type="float">
            <text:p>0.081</text:p>
          </table:table-cell>
          <table:table-cell office:value-type="float" office:value="0.03" calcext:value-type="float">
            <text:p>0.03</text:p>
          </table:table-cell>
          <table:table-cell table:formula="of:=IF([.G73]&gt;=0; [.F73]+0.95*[.G73]*0.25/6.4*100; [.F73]+1/0.95*[.G73]*0.25/6.4*100)" office:value-type="float" office:value="100" calcext:value-type="float">
            <text:p>100.00</text:p>
          </table:table-cell>
          <table:table-cell table:formula="of:=IF(AND([.F74]&gt;10; [.A74]&gt;28; [.A74]&lt;56); -MIN(([.F74]-10)/100*6.4*0.95/0.25;2.4); MIN((100-[.F74])/100*6.4/(0.25*0.95);2.4))" office:value-type="float" office:value="0" calcext:value-type="float">
            <text:p>0.0</text:p>
          </table:table-cell>
          <table:table-cell table:formula="of:=MIN([.H73]+0.95*[.N73]*0.25*100/24;100)" office:value-type="float" office:value="100" calcext:value-type="float">
            <text:p>100.0</text:p>
          </table:table-cell>
          <table:table-cell table:formula="of:=0.968*[.I73]+0.032*([.J73]+[.L73]*0.25/0.00727)" office:value-type="float" office:value="17.7739265539626" calcext:value-type="float">
            <text:p>17.8</text:p>
          </table:table-cell>
          <table:table-cell office:value-type="float" office:value="8.9" calcext:value-type="float">
            <text:p>8.9</text:p>
          </table:table-cell>
          <table:table-cell table:formula="of:=[.K73]*0.92+0.08*(2.6*[.I73]+4200*0.018*15+[.M73]*1000)/(2.6+4200*0.018)" office:value-type="float" office:value="57.4547888057315" calcext:value-type="float">
            <text:p>57.5</text:p>
          </table:table-cell>
          <table:table-cell table:formula="of:=IF(AND([.I74]&gt;=18; [.I74]&lt;=22);0;2.5)" office:value-type="float" office:value="2.5" calcext:value-type="float">
            <text:p>2.5</text:p>
          </table:table-cell>
          <table:table-cell table:formula="of:=IF(AND([.K74]&gt;=57;[.K74]&lt;=63);0;4.5)" office:value-type="float" office:value="0" calcext:value-type="float">
            <text:p>0</text:p>
          </table:table-cell>
          <table:table-cell table:formula="of:=IF([.H74]&lt;100;MIN(6; (100-[.H74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-[.B75]+[.G75]+[.L75]+[.M75]+[.N75]+[.O75]*1.8+[.P75]*0.4+[.Q75]*1.2+[.R75]*0.1+[.S75]*0.2+[.T75]*0.2+[.U75]*1.2+[.V75]*1" office:value-type="float" office:value="4.7" calcext:value-type="float">
            <text:p>4.70</text:p>
          </table:table-cell>
          <table:table-cell table:formula="of:=IF([.C75]&lt;0;[.C75]*[.E75]*0.9; IF([.C75]&lt;6; [.C75]*[.E75]; 1.4423*[.C75]*[.E75]))" office:value-type="float" office:value="0.141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74]&gt;=0; [.F74]+0.95*[.G74]*0.25/6.4*100; [.F74]+1/0.95*[.G74]*0.25/6.4*100)" office:value-type="float" office:value="100" calcext:value-type="float">
            <text:p>100.00</text:p>
          </table:table-cell>
          <table:table-cell table:formula="of:=IF(AND([.F75]&gt;10; [.A75]&gt;28; [.A75]&lt;56); -MIN(([.F75]-10)/100*6.4*0.95/0.25;2.4); MIN((100-[.F75])/100*6.4/(0.25*0.95);2.4))" office:value-type="float" office:value="0" calcext:value-type="float">
            <text:p>0.0</text:p>
          </table:table-cell>
          <table:table-cell table:formula="of:=MIN([.H74]+0.95*[.N74]*0.25*100/24;100)" office:value-type="float" office:value="100" calcext:value-type="float">
            <text:p>100.0</text:p>
          </table:table-cell>
          <table:table-cell table:formula="of:=0.968*[.I74]+0.032*([.J74]+[.L74]*0.25/0.00727)" office:value-type="float" office:value="20.2409925410997" calcext:value-type="float">
            <text:p>20.2</text:p>
          </table:table-cell>
          <table:table-cell office:value-type="float" office:value="8.9" calcext:value-type="float">
            <text:p>8.9</text:p>
          </table:table-cell>
          <table:table-cell table:formula="of:=[.K74]*0.92+0.08*(2.6*[.I74]+4200*0.018*15+[.M74]*1000)/(2.6+4200*0.018)" office:value-type="float" office:value="54.0657839202401" calcext:value-type="float">
            <text:p>54.1</text:p>
          </table:table-cell>
          <table:table-cell table:formula="of:=IF(AND([.I75]&gt;=18; [.I75]&lt;=22);0;2.5)" office:value-type="float" office:value="0" calcext:value-type="float">
            <text:p>0</text:p>
          </table:table-cell>
          <table:table-cell table:formula="of:=IF(AND([.K75]&gt;=57;[.K75]&lt;=63);0;4.5)" office:value-type="float" office:value="4.5" calcext:value-type="float">
            <text:p>4.5</text:p>
          </table:table-cell>
          <table:table-cell table:formula="of:=IF([.H75]&lt;100;MIN(6; (100-[.H75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-[.B76]+[.G76]+[.L76]+[.M76]+[.N76]+[.O76]*1.8+[.P76]*0.4+[.Q76]*1.2+[.R76]*0.1+[.S76]*0.2+[.T76]*0.2+[.U76]*1.2+[.V76]*1" office:value-type="float" office:value="4.7" calcext:value-type="float">
            <text:p>4.70</text:p>
          </table:table-cell>
          <table:table-cell table:formula="of:=IF([.C76]&lt;0;[.C76]*[.E76]*0.9; IF([.C76]&lt;6; [.C76]*[.E76]; 1.4423*[.C76]*[.E76]))" office:value-type="float" office:value="0.141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75]&gt;=0; [.F75]+0.95*[.G75]*0.25/6.4*100; [.F75]+1/0.95*[.G75]*0.25/6.4*100)" office:value-type="float" office:value="100" calcext:value-type="float">
            <text:p>100.00</text:p>
          </table:table-cell>
          <table:table-cell table:formula="of:=IF(AND([.F76]&gt;10; [.A76]&gt;28; [.A76]&lt;56); -MIN(([.F76]-10)/100*6.4*0.95/0.25;2.4); MIN((100-[.F76])/100*6.4/(0.25*0.95);2.4))" office:value-type="float" office:value="0" calcext:value-type="float">
            <text:p>0.0</text:p>
          </table:table-cell>
          <table:table-cell table:formula="of:=MIN([.H75]+0.95*[.N75]*0.25*100/24;100)" office:value-type="float" office:value="100" calcext:value-type="float">
            <text:p>100.0</text:p>
          </table:table-cell>
          <table:table-cell table:formula="of:=0.968*[.I75]+0.032*([.J75]+[.L75]*0.25/0.00727)" office:value-type="float" office:value="19.8780807797845" calcext:value-type="float">
            <text:p>19.9</text:p>
          </table:table-cell>
          <table:table-cell office:value-type="float" office:value="8.9" calcext:value-type="float">
            <text:p>8.9</text:p>
          </table:table-cell>
          <table:table-cell table:formula="of:=[.K75]*0.92+0.08*(2.6*[.I75]+4200*0.018*15+[.M75]*1000)/(2.6+4200*0.018)" office:value-type="float" office:value="55.5580420051957" calcext:value-type="float">
            <text:p>55.6</text:p>
          </table:table-cell>
          <table:table-cell table:formula="of:=IF(AND([.I76]&gt;=18; [.I76]&lt;=22);0;2.5)" office:value-type="float" office:value="0" calcext:value-type="float">
            <text:p>0</text:p>
          </table:table-cell>
          <table:table-cell table:formula="of:=IF(AND([.K76]&gt;=57;[.K76]&lt;=63);0;4.5)" office:value-type="float" office:value="4.5" calcext:value-type="float">
            <text:p>4.5</text:p>
          </table:table-cell>
          <table:table-cell table:formula="of:=IF([.H76]&lt;100;MIN(6; (100-[.H76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-[.B77]+[.G77]+[.L77]+[.M77]+[.N77]+[.O77]*1.8+[.P77]*0.4+[.Q77]*1.2+[.R77]*0.1+[.S77]*0.2+[.T77]*0.2+[.U77]*1.2+[.V77]*1" office:value-type="float" office:value="4.7" calcext:value-type="float">
            <text:p>4.70</text:p>
          </table:table-cell>
          <table:table-cell table:formula="of:=IF([.C77]&lt;0;[.C77]*[.E77]*0.9; IF([.C77]&lt;6; [.C77]*[.E77]; 1.4423*[.C77]*[.E77]))" office:value-type="float" office:value="0.141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76]&gt;=0; [.F76]+0.95*[.G76]*0.25/6.4*100; [.F76]+1/0.95*[.G76]*0.25/6.4*100)" office:value-type="float" office:value="100" calcext:value-type="float">
            <text:p>100.00</text:p>
          </table:table-cell>
          <table:table-cell table:formula="of:=IF(AND([.F77]&gt;10; [.A77]&gt;28; [.A77]&lt;56); -MIN(([.F77]-10)/100*6.4*0.95/0.25;2.4); MIN((100-[.F77])/100*6.4/(0.25*0.95);2.4))" office:value-type="float" office:value="0" calcext:value-type="float">
            <text:p>0.0</text:p>
          </table:table-cell>
          <table:table-cell table:formula="of:=MIN([.H76]+0.95*[.N76]*0.25*100/24;100)" office:value-type="float" office:value="100" calcext:value-type="float">
            <text:p>100.0</text:p>
          </table:table-cell>
          <table:table-cell table:formula="of:=0.968*[.I76]+0.032*([.J76]+[.L76]*0.25/0.00727)" office:value-type="float" office:value="19.5267821948314" calcext:value-type="float">
            <text:p>19.5</text:p>
          </table:table-cell>
          <table:table-cell office:value-type="float" office:value="8.9" calcext:value-type="float">
            <text:p>8.9</text:p>
          </table:table-cell>
          <table:table-cell table:formula="of:=[.K76]*0.92+0.08*(2.6*[.I76]+4200*0.018*15+[.M76]*1000)/(2.6+4200*0.018)" office:value-type="float" office:value="56.9299541537595" calcext:value-type="float">
            <text:p>56.9</text:p>
          </table:table-cell>
          <table:table-cell table:formula="of:=IF(AND([.I77]&gt;=18; [.I77]&lt;=22);0;2.5)" office:value-type="float" office:value="0" calcext:value-type="float">
            <text:p>0</text:p>
          </table:table-cell>
          <table:table-cell table:formula="of:=IF(AND([.K77]&gt;=57;[.K77]&lt;=63);0;4.5)" office:value-type="float" office:value="4.5" calcext:value-type="float">
            <text:p>4.5</text:p>
          </table:table-cell>
          <table:table-cell table:formula="of:=IF([.H77]&lt;100;MIN(6; (100-[.H77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-[.B78]+[.G78]+[.L78]+[.M78]+[.N78]+[.O78]*1.8+[.P78]*0.4+[.Q78]*1.2+[.R78]*0.1+[.S78]*0.2+[.T78]*0.2+[.U78]*1.2+[.V78]*1" office:value-type="float" office:value="0.2" calcext:value-type="float">
            <text:p>0.20</text:p>
          </table:table-cell>
          <table:table-cell table:formula="of:=IF([.C78]&lt;0;[.C78]*[.E78]*0.9; IF([.C78]&lt;6; [.C78]*[.E78]; 1.4423*[.C78]*[.E78]))"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table:formula="of:=IF([.G77]&gt;=0; [.F77]+0.95*[.G77]*0.25/6.4*100; [.F77]+1/0.95*[.G77]*0.25/6.4*100)" office:value-type="float" office:value="100" calcext:value-type="float">
            <text:p>100.00</text:p>
          </table:table-cell>
          <table:table-cell table:formula="of:=IF(AND([.F78]&gt;10; [.A78]&gt;28; [.A78]&lt;56); -MIN(([.F78]-10)/100*6.4*0.95/0.25;2.4); MIN((100-[.F78])/100*6.4/(0.25*0.95);2.4))" office:value-type="float" office:value="0" calcext:value-type="float">
            <text:p>0.0</text:p>
          </table:table-cell>
          <table:table-cell table:formula="of:=MIN([.H77]+0.95*[.N77]*0.25*100/24;100)" office:value-type="float" office:value="100" calcext:value-type="float">
            <text:p>100.0</text:p>
          </table:table-cell>
          <table:table-cell table:formula="of:=0.968*[.I77]+0.032*([.J77]+[.L77]*0.25/0.00727)" office:value-type="float" office:value="19.1867251645968" calcext:value-type="float">
            <text:p>19.2</text:p>
          </table:table-cell>
          <table:table-cell office:value-type="float" office:value="10.3" calcext:value-type="float">
            <text:p>10.3</text:p>
          </table:table-cell>
          <table:table-cell table:formula="of:=[.K77]*0.92+0.08*(2.6*[.I77]+4200*0.018*15+[.M77]*1000)/(2.6+4200*0.018)" office:value-type="float" office:value="58.1911789301099" calcext:value-type="float">
            <text:p>58.2</text:p>
          </table:table-cell>
          <table:table-cell table:formula="of:=IF(AND([.I78]&gt;=18; [.I78]&lt;=22);0;2.5)" office:value-type="float" office:value="0" calcext:value-type="float">
            <text:p>0</text:p>
          </table:table-cell>
          <table:table-cell table:formula="of:=IF(AND([.K78]&gt;=57;[.K78]&lt;=63);0;4.5)" office:value-type="float" office:value="0" calcext:value-type="float">
            <text:p>0</text:p>
          </table:table-cell>
          <table:table-cell table:formula="of:=IF([.H78]&lt;100;MIN(6; (100-[.H78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-[.B79]+[.G79]+[.L79]+[.M79]+[.N79]+[.O79]*1.8+[.P79]*0.4+[.Q79]*1.2+[.R79]*0.1+[.S79]*0.2+[.T79]*0.2+[.U79]*1.2+[.V79]*1" office:value-type="float" office:value="4.7" calcext:value-type="float">
            <text:p>4.70</text:p>
          </table:table-cell>
          <table:table-cell table:formula="of:=IF([.C79]&lt;0;[.C79]*[.E79]*0.9; IF([.C79]&lt;6; [.C79]*[.E79]; 1.4423*[.C79]*[.E79]))" office:value-type="float" office:value="0.141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78]&gt;=0; [.F78]+0.95*[.G78]*0.25/6.4*100; [.F78]+1/0.95*[.G78]*0.25/6.4*100)" office:value-type="float" office:value="100" calcext:value-type="float">
            <text:p>100.00</text:p>
          </table:table-cell>
          <table:table-cell table:formula="of:=IF(AND([.F79]&gt;10; [.A79]&gt;28; [.A79]&lt;56); -MIN(([.F79]-10)/100*6.4*0.95/0.25;2.4); MIN((100-[.F79])/100*6.4/(0.25*0.95);2.4))" office:value-type="float" office:value="0" calcext:value-type="float">
            <text:p>0.0</text:p>
          </table:table-cell>
          <table:table-cell table:formula="of:=MIN([.H78]+0.95*[.N78]*0.25*100/24;100)" office:value-type="float" office:value="100" calcext:value-type="float">
            <text:p>100.0</text:p>
          </table:table-cell>
          <table:table-cell table:formula="of:=0.968*[.I78]+0.032*([.J78]+[.L78]*0.25/0.00727)" office:value-type="float" office:value="18.9023499593297" calcext:value-type="float">
            <text:p>18.9</text:p>
          </table:table-cell>
          <table:table-cell office:value-type="float" office:value="10.3" calcext:value-type="float">
            <text:p>10.3</text:p>
          </table:table-cell>
          <table:table-cell table:formula="of:=[.K78]*0.92+0.08*(2.6*[.I78]+4200*0.018*15+[.M78]*1000)/(2.6+4200*0.018)" office:value-type="float" office:value="54.7470206621748" calcext:value-type="float">
            <text:p>54.7</text:p>
          </table:table-cell>
          <table:table-cell table:formula="of:=IF(AND([.I79]&gt;=18; [.I79]&lt;=22);0;2.5)" office:value-type="float" office:value="0" calcext:value-type="float">
            <text:p>0</text:p>
          </table:table-cell>
          <table:table-cell table:formula="of:=IF(AND([.K79]&gt;=57;[.K79]&lt;=63);0;4.5)" office:value-type="float" office:value="4.5" calcext:value-type="float">
            <text:p>4.5</text:p>
          </table:table-cell>
          <table:table-cell table:formula="of:=IF([.H79]&lt;100;MIN(6; (100-[.H79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-[.B80]+[.G80]+[.L80]+[.M80]+[.N80]+[.O80]*1.8+[.P80]*0.4+[.Q80]*1.2+[.R80]*0.1+[.S80]*0.2+[.T80]*0.2+[.U80]*1.2+[.V80]*1" office:value-type="float" office:value="4.7" calcext:value-type="float">
            <text:p>4.70</text:p>
          </table:table-cell>
          <table:table-cell table:formula="of:=IF([.C80]&lt;0;[.C80]*[.E80]*0.9; IF([.C80]&lt;6; [.C80]*[.E80]; 1.4423*[.C80]*[.E80]))" office:value-type="float" office:value="0.141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79]&gt;=0; [.F79]+0.95*[.G79]*0.25/6.4*100; [.F79]+1/0.95*[.G79]*0.25/6.4*100)" office:value-type="float" office:value="100" calcext:value-type="float">
            <text:p>100.00</text:p>
          </table:table-cell>
          <table:table-cell table:formula="of:=IF(AND([.F80]&gt;10; [.A80]&gt;28; [.A80]&lt;56); -MIN(([.F80]-10)/100*6.4*0.95/0.25;2.4); MIN((100-[.F80])/100*6.4/(0.25*0.95);2.4))" office:value-type="float" office:value="0" calcext:value-type="float">
            <text:p>0.0</text:p>
          </table:table-cell>
          <table:table-cell table:formula="of:=MIN([.H79]+0.95*[.N79]*0.25*100/24;100)" office:value-type="float" office:value="100" calcext:value-type="float">
            <text:p>100.0</text:p>
          </table:table-cell>
          <table:table-cell table:formula="of:=0.968*[.I79]+0.032*([.J79]+[.L79]*0.25/0.00727)" office:value-type="float" office:value="18.6270747606311" calcext:value-type="float">
            <text:p>18.6</text:p>
          </table:table-cell>
          <table:table-cell office:value-type="float" office:value="10.3" calcext:value-type="float">
            <text:p>10.3</text:p>
          </table:table-cell>
          <table:table-cell table:formula="of:=[.K79]*0.92+0.08*(2.6*[.I79]+4200*0.018*15+[.M79]*1000)/(2.6+4200*0.018)" office:value-type="float" office:value="56.1812192239264" calcext:value-type="float">
            <text:p>56.2</text:p>
          </table:table-cell>
          <table:table-cell table:formula="of:=IF(AND([.I80]&gt;=18; [.I80]&lt;=22);0;2.5)" office:value-type="float" office:value="0" calcext:value-type="float">
            <text:p>0</text:p>
          </table:table-cell>
          <table:table-cell table:formula="of:=IF(AND([.K80]&gt;=57;[.K80]&lt;=63);0;4.5)" office:value-type="float" office:value="4.5" calcext:value-type="float">
            <text:p>4.5</text:p>
          </table:table-cell>
          <table:table-cell table:formula="of:=IF([.H80]&lt;100;MIN(6; (100-[.H80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-[.B81]+[.G81]+[.L81]+[.M81]+[.N81]+[.O81]*1.8+[.P81]*0.4+[.Q81]*1.2+[.R81]*0.1+[.S81]*0.2+[.T81]*0.2+[.U81]*1.2+[.V81]*1" office:value-type="float" office:value="0.2" calcext:value-type="float">
            <text:p>0.20</text:p>
          </table:table-cell>
          <table:table-cell table:formula="of:=IF([.C81]&lt;0;[.C81]*[.E81]*0.9; IF([.C81]&lt;6; [.C81]*[.E81]; 1.4423*[.C81]*[.E81]))"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table:formula="of:=IF([.G80]&gt;=0; [.F80]+0.95*[.G80]*0.25/6.4*100; [.F80]+1/0.95*[.G80]*0.25/6.4*100)" office:value-type="float" office:value="100" calcext:value-type="float">
            <text:p>100.00</text:p>
          </table:table-cell>
          <table:table-cell table:formula="of:=IF(AND([.F81]&gt;10; [.A81]&gt;28; [.A81]&lt;56); -MIN(([.F81]-10)/100*6.4*0.95/0.25;2.4); MIN((100-[.F81])/100*6.4/(0.25*0.95);2.4))" office:value-type="float" office:value="0" calcext:value-type="float">
            <text:p>0.0</text:p>
          </table:table-cell>
          <table:table-cell table:formula="of:=MIN([.H80]+0.95*[.N80]*0.25*100/24;100)" office:value-type="float" office:value="100" calcext:value-type="float">
            <text:p>100.0</text:p>
          </table:table-cell>
          <table:table-cell table:formula="of:=0.968*[.I80]+0.032*([.J80]+[.L80]*0.25/0.00727)" office:value-type="float" office:value="18.3606083682909" calcext:value-type="float">
            <text:p>18.4</text:p>
          </table:table-cell>
          <table:table-cell office:value-type="float" office:value="10.3" calcext:value-type="float">
            <text:p>10.3</text:p>
          </table:table-cell>
          <table:table-cell table:formula="of:=[.K80]*0.92+0.08*(2.6*[.I80]+4200*0.018*15+[.M80]*1000)/(2.6+4200*0.018)" office:value-type="float" office:value="57.499949710951" calcext:value-type="float">
            <text:p>57.5</text:p>
          </table:table-cell>
          <table:table-cell table:formula="of:=IF(AND([.I81]&gt;=18; [.I81]&lt;=22);0;2.5)" office:value-type="float" office:value="0" calcext:value-type="float">
            <text:p>0</text:p>
          </table:table-cell>
          <table:table-cell table:formula="of:=IF(AND([.K81]&gt;=57;[.K81]&lt;=63);0;4.5)" office:value-type="float" office:value="0" calcext:value-type="float">
            <text:p>0</text:p>
          </table:table-cell>
          <table:table-cell table:formula="of:=IF([.H81]&lt;100;MIN(6; (100-[.H81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-[.B82]+[.G82]+[.L82]+[.M82]+[.N82]+[.O82]*1.8+[.P82]*0.4+[.Q82]*1.2+[.R82]*0.1+[.S82]*0.2+[.T82]*0.2+[.U82]*1.2+[.V82]*1" office:value-type="float" office:value="4.7" calcext:value-type="float">
            <text:p>4.70</text:p>
          </table:table-cell>
          <table:table-cell table:formula="of:=IF([.C82]&lt;0;[.C82]*[.E82]*0.9; IF([.C82]&lt;6; [.C82]*[.E82]; 1.4423*[.C82]*[.E82]))" office:value-type="float" office:value="0.141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81]&gt;=0; [.F81]+0.95*[.G81]*0.25/6.4*100; [.F81]+1/0.95*[.G81]*0.25/6.4*100)" office:value-type="float" office:value="100" calcext:value-type="float">
            <text:p>100.00</text:p>
          </table:table-cell>
          <table:table-cell table:formula="of:=IF(AND([.F82]&gt;10; [.A82]&gt;28; [.A82]&lt;56); -MIN(([.F82]-10)/100*6.4*0.95/0.25;2.4); MIN((100-[.F82])/100*6.4/(0.25*0.95);2.4))" office:value-type="float" office:value="0" calcext:value-type="float">
            <text:p>0.0</text:p>
          </table:table-cell>
          <table:table-cell table:formula="of:=MIN([.H81]+0.95*[.N81]*0.25*100/24;100)" office:value-type="float" office:value="100" calcext:value-type="float">
            <text:p>100.0</text:p>
          </table:table-cell>
          <table:table-cell table:formula="of:=0.968*[.I81]+0.032*([.J81]+[.L81]*0.25/0.00727)" office:value-type="float" office:value="18.1026689005056" calcext:value-type="float">
            <text:p>18.1</text:p>
          </table:table-cell>
          <table:table-cell office:value-type="float" office:value="11.1" calcext:value-type="float">
            <text:p>11.1</text:p>
          </table:table-cell>
          <table:table-cell table:formula="of:=[.K81]*0.92+0.08*(2.6*[.I81]+4200*0.018*15+[.M81]*1000)/(2.6+4200*0.018)" office:value-type="float" office:value="54.1088924366402" calcext:value-type="float">
            <text:p>54.1</text:p>
          </table:table-cell>
          <table:table-cell table:formula="of:=IF(AND([.I82]&gt;=18; [.I82]&lt;=22);0;2.5)" office:value-type="float" office:value="0" calcext:value-type="float">
            <text:p>0</text:p>
          </table:table-cell>
          <table:table-cell table:formula="of:=IF(AND([.K82]&gt;=57;[.K82]&lt;=63);0;4.5)" office:value-type="float" office:value="4.5" calcext:value-type="float">
            <text:p>4.5</text:p>
          </table:table-cell>
          <table:table-cell table:formula="of:=IF([.H82]&lt;100;MIN(6; (100-[.H82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-[.B83]+[.G83]+[.L83]+[.M83]+[.N83]+[.O83]*1.8+[.P83]*0.4+[.Q83]*1.2+[.R83]*0.1+[.S83]*0.2+[.T83]*0.2+[.U83]*1.2+[.V83]*1" office:value-type="float" office:value="7.2" calcext:value-type="float">
            <text:p>7.20</text:p>
          </table:table-cell>
          <table:table-cell table:formula="of:=IF([.C83]&lt;0;[.C83]*[.E83]*0.9; IF([.C83]&lt;6; [.C83]*[.E83]; 1.4423*[.C83]*[.E83]))" office:value-type="float" office:value="0.3115368" calcext:value-type="float">
            <text:p>0.312</text:p>
          </table:table-cell>
          <table:table-cell office:value-type="float" office:value="0.03" calcext:value-type="float">
            <text:p>0.03</text:p>
          </table:table-cell>
          <table:table-cell table:formula="of:=IF([.G82]&gt;=0; [.F82]+0.95*[.G82]*0.25/6.4*100; [.F82]+1/0.95*[.G82]*0.25/6.4*100)" office:value-type="float" office:value="100" calcext:value-type="float">
            <text:p>100.00</text:p>
          </table:table-cell>
          <table:table-cell table:formula="of:=IF(AND([.F83]&gt;10; [.A83]&gt;28; [.A83]&lt;56); -MIN(([.F83]-10)/100*6.4*0.95/0.25;2.4); MIN((100-[.F83])/100*6.4/(0.25*0.95);2.4))" office:value-type="float" office:value="0" calcext:value-type="float">
            <text:p>0.0</text:p>
          </table:table-cell>
          <table:table-cell table:formula="of:=MIN([.H82]+0.95*[.N82]*0.25*100/24;100)" office:value-type="float" office:value="100" calcext:value-type="float">
            <text:p>100.0</text:p>
          </table:table-cell>
          <table:table-cell table:formula="of:=0.968*[.I82]+0.032*([.J82]+[.L82]*0.25/0.00727)" office:value-type="float" office:value="17.8785834956894" calcext:value-type="float">
            <text:p>17.9</text:p>
          </table:table-cell>
          <table:table-cell office:value-type="float" office:value="11.1" calcext:value-type="float">
            <text:p>11.1</text:p>
          </table:table-cell>
          <table:table-cell table:formula="of:=[.K82]*0.92+0.08*(2.6*[.I82]+4200*0.018*15+[.M82]*1000)/(2.6+4200*0.018)" office:value-type="float" office:value="55.5920142275313" calcext:value-type="float">
            <text:p>55.6</text:p>
          </table:table-cell>
          <table:table-cell table:formula="of:=IF(AND([.I83]&gt;=18; [.I83]&lt;=22);0;2.5)" office:value-type="float" office:value="2.5" calcext:value-type="float">
            <text:p>2.5</text:p>
          </table:table-cell>
          <table:table-cell table:formula="of:=IF(AND([.K83]&gt;=57;[.K83]&lt;=63);0;4.5)" office:value-type="float" office:value="4.5" calcext:value-type="float">
            <text:p>4.5</text:p>
          </table:table-cell>
          <table:table-cell table:formula="of:=IF([.H83]&lt;100;MIN(6; (100-[.H83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-[.B84]+[.G84]+[.L84]+[.M84]+[.N84]+[.O84]*1.8+[.P84]*0.4+[.Q84]*1.2+[.R84]*0.1+[.S84]*0.2+[.T84]*0.2+[.U84]*1.2+[.V84]*1" office:value-type="float" office:value="4.7" calcext:value-type="float">
            <text:p>4.70</text:p>
          </table:table-cell>
          <table:table-cell table:formula="of:=IF([.C84]&lt;0;[.C84]*[.E84]*0.9; IF([.C84]&lt;6; [.C84]*[.E84]; 1.4423*[.C84]*[.E84]))" office:value-type="float" office:value="0.141" calcext:value-type="float">
            <text:p>0.141</text:p>
          </table:table-cell>
          <table:table-cell office:value-type="float" office:value="0.03" calcext:value-type="float">
            <text:p>0.03</text:p>
          </table:table-cell>
          <table:table-cell table:formula="of:=IF([.G83]&gt;=0; [.F83]+0.95*[.G83]*0.25/6.4*100; [.F83]+1/0.95*[.G83]*0.25/6.4*100)" office:value-type="float" office:value="100" calcext:value-type="float">
            <text:p>100.00</text:p>
          </table:table-cell>
          <table:table-cell table:formula="of:=IF(AND([.F84]&gt;10; [.A84]&gt;28; [.A84]&lt;56); -MIN(([.F84]-10)/100*6.4*0.95/0.25;2.4); MIN((100-[.F84])/100*6.4/(0.25*0.95);2.4))" office:value-type="float" office:value="0" calcext:value-type="float">
            <text:p>0.0</text:p>
          </table:table-cell>
          <table:table-cell table:formula="of:=MIN([.H83]+0.95*[.N83]*0.25*100/24;100)" office:value-type="float" office:value="100" calcext:value-type="float">
            <text:p>100.0</text:p>
          </table:table-cell>
          <table:table-cell table:formula="of:=0.968*[.I83]+0.032*([.J83]+[.L83]*0.25/0.00727)" office:value-type="float" office:value="20.4127004606912" calcext:value-type="float">
            <text:p>20.4</text:p>
          </table:table-cell>
          <table:table-cell office:value-type="float" office:value="11.1" calcext:value-type="float">
            <text:p>11.1</text:p>
          </table:table-cell>
          <table:table-cell table:formula="of:=[.K83]*0.92+0.08*(2.6*[.I83]+4200*0.018*15+[.M83]*1000)/(2.6+4200*0.018)" office:value-type="float" office:value="56.9558902423608" calcext:value-type="float">
            <text:p>57.0</text:p>
          </table:table-cell>
          <table:table-cell table:formula="of:=IF(AND([.I84]&gt;=18; [.I84]&lt;=22);0;2.5)" office:value-type="float" office:value="0" calcext:value-type="float">
            <text:p>0</text:p>
          </table:table-cell>
          <table:table-cell table:formula="of:=IF(AND([.K84]&gt;=57;[.K84]&lt;=63);0;4.5)" office:value-type="float" office:value="4.5" calcext:value-type="float">
            <text:p>4.5</text:p>
          </table:table-cell>
          <table:table-cell table:formula="of:=IF([.H84]&lt;100;MIN(6; (100-[.H84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-[.B85]+[.G85]+[.L85]+[.M85]+[.N85]+[.O85]*1.8+[.P85]*0.4+[.Q85]*1.2+[.R85]*0.1+[.S85]*0.2+[.T85]*0.2+[.U85]*1.2+[.V85]*1" office:value-type="float" office:value="0.2" calcext:value-type="float">
            <text:p>0.20</text:p>
          </table:table-cell>
          <table:table-cell table:formula="of:=IF([.C85]&lt;0;[.C85]*[.E85]*0.9; IF([.C85]&lt;6; [.C85]*[.E85]; 1.4423*[.C85]*[.E85]))"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table:formula="of:=IF([.G84]&gt;=0; [.F84]+0.95*[.G84]*0.25/6.4*100; [.F84]+1/0.95*[.G84]*0.25/6.4*100)" office:value-type="float" office:value="100" calcext:value-type="float">
            <text:p>100.00</text:p>
          </table:table-cell>
          <table:table-cell table:formula="of:=IF(AND([.F85]&gt;10; [.A85]&gt;28; [.A85]&lt;56); -MIN(([.F85]-10)/100*6.4*0.95/0.25;2.4); MIN((100-[.F85])/100*6.4/(0.25*0.95);2.4))" office:value-type="float" office:value="0" calcext:value-type="float">
            <text:p>0.0</text:p>
          </table:table-cell>
          <table:table-cell table:formula="of:=MIN([.H84]+0.95*[.N84]*0.25*100/24;100)" office:value-type="float" office:value="100" calcext:value-type="float">
            <text:p>100.0</text:p>
          </table:table-cell>
          <table:table-cell table:formula="of:=0.968*[.I84]+0.032*([.J84]+[.L84]*0.25/0.00727)" office:value-type="float" office:value="20.1146940459491" calcext:value-type="float">
            <text:p>20.1</text:p>
          </table:table-cell>
          <table:table-cell office:value-type="float" office:value="11.1" calcext:value-type="float">
            <text:p>11.1</text:p>
          </table:table-cell>
          <table:table-cell table:formula="of:=[.K84]*0.92+0.08*(2.6*[.I84]+4200*0.018*15+[.M84]*1000)/(2.6+4200*0.018)" office:value-type="float" office:value="58.2173965382638" calcext:value-type="float">
            <text:p>58.2</text:p>
          </table:table-cell>
          <table:table-cell table:formula="of:=IF(AND([.I85]&gt;=18; [.I85]&lt;=22);0;2.5)" office:value-type="float" office:value="0" calcext:value-type="float">
            <text:p>0</text:p>
          </table:table-cell>
          <table:table-cell table:formula="of:=IF(AND([.K85]&gt;=57;[.K85]&lt;=63);0;4.5)" office:value-type="float" office:value="0" calcext:value-type="float">
            <text:p>0</text:p>
          </table:table-cell>
          <table:table-cell table:formula="of:=IF([.H85]&lt;100;MIN(6; (100-[.H85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-[.B86]+[.G86]+[.L86]+[.M86]+[.N86]+[.O86]*1.8+[.P86]*0.4+[.Q86]*1.2+[.R86]*0.1+[.S86]*0.2+[.T86]*0.2+[.U86]*1.2+[.V86]*1" office:value-type="float" office:value="4.7" calcext:value-type="float">
            <text:p>4.70</text:p>
          </table:table-cell>
          <table:table-cell table:formula="of:=IF([.C86]&lt;0;[.C86]*[.E86]*0.9; IF([.C86]&lt;6; [.C86]*[.E86]; 1.4423*[.C86]*[.E86]))" office:value-type="float" office:value="0.188" calcext:value-type="float">
            <text:p>0.188</text:p>
          </table:table-cell>
          <table:table-cell office:value-type="float" office:value="0.04" calcext:value-type="float">
            <text:p>0.04</text:p>
          </table:table-cell>
          <table:table-cell table:formula="of:=IF([.G85]&gt;=0; [.F85]+0.95*[.G85]*0.25/6.4*100; [.F85]+1/0.95*[.G85]*0.25/6.4*100)" office:value-type="float" office:value="100" calcext:value-type="float">
            <text:p>100.00</text:p>
          </table:table-cell>
          <table:table-cell table:formula="of:=IF(AND([.F86]&gt;10; [.A86]&gt;28; [.A86]&lt;56); -MIN(([.F86]-10)/100*6.4*0.95/0.25;2.4); MIN((100-[.F86])/100*6.4/(0.25*0.95);2.4))" office:value-type="float" office:value="0" calcext:value-type="float">
            <text:p>0.0</text:p>
          </table:table-cell>
          <table:table-cell table:formula="of:=MIN([.H85]+0.95*[.N85]*0.25*100/24;100)" office:value-type="float" office:value="100" calcext:value-type="float">
            <text:p>100.0</text:p>
          </table:table-cell>
          <table:table-cell table:formula="of:=0.968*[.I85]+0.032*([.J85]+[.L85]*0.25/0.00727)" office:value-type="float" office:value="19.8262238364787" calcext:value-type="float">
            <text:p>19.8</text:p>
          </table:table-cell>
          <table:table-cell office:value-type="float" office:value="10.9" calcext:value-type="float">
            <text:p>10.9</text:p>
          </table:table-cell>
          <table:table-cell table:formula="of:=[.K85]*0.92+0.08*(2.6*[.I85]+4200*0.018*15+[.M85]*1000)/(2.6+4200*0.018)" office:value-type="float" office:value="54.7736091165014" calcext:value-type="float">
            <text:p>54.8</text:p>
          </table:table-cell>
          <table:table-cell table:formula="of:=IF(AND([.I86]&gt;=18; [.I86]&lt;=22);0;2.5)" office:value-type="float" office:value="0" calcext:value-type="float">
            <text:p>0</text:p>
          </table:table-cell>
          <table:table-cell table:formula="of:=IF(AND([.K86]&gt;=57;[.K86]&lt;=63);0;4.5)" office:value-type="float" office:value="4.5" calcext:value-type="float">
            <text:p>4.5</text:p>
          </table:table-cell>
          <table:table-cell table:formula="of:=IF([.H86]&lt;100;MIN(6; (100-[.H86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-[.B87]+[.G87]+[.L87]+[.M87]+[.N87]+[.O87]*1.8+[.P87]*0.4+[.Q87]*1.2+[.R87]*0.1+[.S87]*0.2+[.T87]*0.2+[.U87]*1.2+[.V87]*1" office:value-type="float" office:value="4.7" calcext:value-type="float">
            <text:p>4.70</text:p>
          </table:table-cell>
          <table:table-cell table:formula="of:=IF([.C87]&lt;0;[.C87]*[.E87]*0.9; IF([.C87]&lt;6; [.C87]*[.E87]; 1.4423*[.C87]*[.E87]))" office:value-type="float" office:value="0.188" calcext:value-type="float">
            <text:p>0.188</text:p>
          </table:table-cell>
          <table:table-cell office:value-type="float" office:value="0.04" calcext:value-type="float">
            <text:p>0.04</text:p>
          </table:table-cell>
          <table:table-cell table:formula="of:=IF([.G86]&gt;=0; [.F86]+0.95*[.G86]*0.25/6.4*100; [.F86]+1/0.95*[.G86]*0.25/6.4*100)" office:value-type="float" office:value="100" calcext:value-type="float">
            <text:p>100.00</text:p>
          </table:table-cell>
          <table:table-cell table:formula="of:=IF(AND([.F87]&gt;10; [.A87]&gt;28; [.A87]&lt;56); -MIN(([.F87]-10)/100*6.4*0.95/0.25;2.4); MIN((100-[.F87])/100*6.4/(0.25*0.95);2.4))" office:value-type="float" office:value="0" calcext:value-type="float">
            <text:p>0.0</text:p>
          </table:table-cell>
          <table:table-cell table:formula="of:=MIN([.H86]+0.95*[.N86]*0.25*100/24;100)" office:value-type="float" office:value="100" calcext:value-type="float">
            <text:p>100.0</text:p>
          </table:table-cell>
          <table:table-cell table:formula="of:=0.968*[.I86]+0.032*([.J86]+[.L86]*0.25/0.00727)" office:value-type="float" office:value="19.5405846737114" calcext:value-type="float">
            <text:p>19.5</text:p>
          </table:table-cell>
          <table:table-cell office:value-type="float" office:value="10.9" calcext:value-type="float">
            <text:p>10.9</text:p>
          </table:table-cell>
          <table:table-cell table:formula="of:=[.K86]*0.92+0.08*(2.6*[.I86]+4200*0.018*15+[.M86]*1000)/(2.6+4200*0.018)" office:value-type="float" office:value="56.2081379646492" calcext:value-type="float">
            <text:p>56.2</text:p>
          </table:table-cell>
          <table:table-cell table:formula="of:=IF(AND([.I87]&gt;=18; [.I87]&lt;=22);0;2.5)" office:value-type="float" office:value="0" calcext:value-type="float">
            <text:p>0</text:p>
          </table:table-cell>
          <table:table-cell table:formula="of:=IF(AND([.K87]&gt;=57;[.K87]&lt;=63);0;4.5)" office:value-type="float" office:value="4.5" calcext:value-type="float">
            <text:p>4.5</text:p>
          </table:table-cell>
          <table:table-cell table:formula="of:=IF([.H87]&lt;100;MIN(6; (100-[.H87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-[.B88]+[.G88]+[.L88]+[.M88]+[.N88]+[.O88]*1.8+[.P88]*0.4+[.Q88]*1.2+[.R88]*0.1+[.S88]*0.2+[.T88]*0.2+[.U88]*1.2+[.V88]*1" office:value-type="float" office:value="0.2" calcext:value-type="float">
            <text:p>0.20</text:p>
          </table:table-cell>
          <table:table-cell table:formula="of:=IF([.C88]&lt;0;[.C88]*[.E88]*0.9; IF([.C88]&lt;6; [.C88]*[.E88]; 1.4423*[.C88]*[.E88]))" office:value-type="float" office:value="0.008" calcext:value-type="float">
            <text:p>0.008</text:p>
          </table:table-cell>
          <table:table-cell office:value-type="float" office:value="0.04" calcext:value-type="float">
            <text:p>0.04</text:p>
          </table:table-cell>
          <table:table-cell table:formula="of:=IF([.G87]&gt;=0; [.F87]+0.95*[.G87]*0.25/6.4*100; [.F87]+1/0.95*[.G87]*0.25/6.4*100)" office:value-type="float" office:value="100" calcext:value-type="float">
            <text:p>100.00</text:p>
          </table:table-cell>
          <table:table-cell table:formula="of:=IF(AND([.F88]&gt;10; [.A88]&gt;28; [.A88]&lt;56); -MIN(([.F88]-10)/100*6.4*0.95/0.25;2.4); MIN((100-[.F88])/100*6.4/(0.25*0.95);2.4))" office:value-type="float" office:value="0" calcext:value-type="float">
            <text:p>0.0</text:p>
          </table:table-cell>
          <table:table-cell table:formula="of:=MIN([.H87]+0.95*[.N87]*0.25*100/24;100)" office:value-type="float" office:value="100" calcext:value-type="float">
            <text:p>100.0</text:p>
          </table:table-cell>
          <table:table-cell table:formula="of:=0.968*[.I87]+0.032*([.J87]+[.L87]*0.25/0.00727)" office:value-type="float" office:value="19.2640859641526" calcext:value-type="float">
            <text:p>19.3</text:p>
          </table:table-cell>
          <table:table-cell office:value-type="float" office:value="10.9" calcext:value-type="float">
            <text:p>10.9</text:p>
          </table:table-cell>
          <table:table-cell table:formula="of:=[.K87]*0.92+0.08*(2.6*[.I87]+4200*0.018*15+[.M87]*1000)/(2.6+4200*0.018)" office:value-type="float" office:value="57.5271447486043" calcext:value-type="float">
            <text:p>57.5</text:p>
          </table:table-cell>
          <table:table-cell table:formula="of:=IF(AND([.I88]&gt;=18; [.I88]&lt;=22);0;2.5)" office:value-type="float" office:value="0" calcext:value-type="float">
            <text:p>0</text:p>
          </table:table-cell>
          <table:table-cell table:formula="of:=IF(AND([.K88]&gt;=57;[.K88]&lt;=63);0;4.5)" office:value-type="float" office:value="0" calcext:value-type="float">
            <text:p>0</text:p>
          </table:table-cell>
          <table:table-cell table:formula="of:=IF([.H88]&lt;100;MIN(6; (100-[.H88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-[.B89]+[.G89]+[.L89]+[.M89]+[.N89]+[.O89]*1.8+[.P89]*0.4+[.Q89]*1.2+[.R89]*0.1+[.S89]*0.2+[.T89]*0.2+[.U89]*1.2+[.V89]*1" office:value-type="float" office:value="4.7" calcext:value-type="float">
            <text:p>4.70</text:p>
          </table:table-cell>
          <table:table-cell table:formula="of:=IF([.C89]&lt;0;[.C89]*[.E89]*0.9; IF([.C89]&lt;6; [.C89]*[.E89]; 1.4423*[.C89]*[.E89]))" office:value-type="float" office:value="0.188" calcext:value-type="float">
            <text:p>0.188</text:p>
          </table:table-cell>
          <table:table-cell office:value-type="float" office:value="0.04" calcext:value-type="float">
            <text:p>0.04</text:p>
          </table:table-cell>
          <table:table-cell table:formula="of:=IF([.G88]&gt;=0; [.F88]+0.95*[.G88]*0.25/6.4*100; [.F88]+1/0.95*[.G88]*0.25/6.4*100)" office:value-type="float" office:value="100" calcext:value-type="float">
            <text:p>100.00</text:p>
          </table:table-cell>
          <table:table-cell table:formula="of:=IF(AND([.F89]&gt;10; [.A89]&gt;28; [.A89]&lt;56); -MIN(([.F89]-10)/100*6.4*0.95/0.25;2.4); MIN((100-[.F89])/100*6.4/(0.25*0.95);2.4))" office:value-type="float" office:value="0" calcext:value-type="float">
            <text:p>0.0</text:p>
          </table:table-cell>
          <table:table-cell table:formula="of:=MIN([.H88]+0.95*[.N88]*0.25*100/24;100)" office:value-type="float" office:value="100" calcext:value-type="float">
            <text:p>100.0</text:p>
          </table:table-cell>
          <table:table-cell table:formula="of:=0.968*[.I88]+0.032*([.J88]+[.L88]*0.25/0.00727)" office:value-type="float" office:value="18.9964352132997" calcext:value-type="float">
            <text:p>19.0</text:p>
          </table:table-cell>
          <table:table-cell office:value-type="float" office:value="10.9" calcext:value-type="float">
            <text:p>10.9</text:p>
          </table:table-cell>
          <table:table-cell table:formula="of:=[.K88]*0.92+0.08*(2.6*[.I88]+4200*0.018*15+[.M88]*1000)/(2.6+4200*0.018)" office:value-type="float" office:value="54.1363149830451" calcext:value-type="float">
            <text:p>54.1</text:p>
          </table:table-cell>
          <table:table-cell table:formula="of:=IF(AND([.I89]&gt;=18; [.I89]&lt;=22);0;2.5)" office:value-type="float" office:value="0" calcext:value-type="float">
            <text:p>0</text:p>
          </table:table-cell>
          <table:table-cell table:formula="of:=IF(AND([.K89]&gt;=57;[.K89]&lt;=63);0;4.5)" office:value-type="float" office:value="4.5" calcext:value-type="float">
            <text:p>4.5</text:p>
          </table:table-cell>
          <table:table-cell table:formula="of:=IF([.H89]&lt;100;MIN(6; (100-[.H89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" calcext:value-type="float">
            <text:p>0.01</text:p>
          </table:table-cell>
          <table:table-cell table:formula="of:=-[.B90]+[.G90]+[.L90]+[.M90]+[.N90]+[.O90]*1.8+[.P90]*0.4+[.Q90]*1.2+[.R90]*0.1+[.S90]*0.2+[.T90]*0.2+[.U90]*1.2+[.V90]*1" office:value-type="float" office:value="4.69" calcext:value-type="float">
            <text:p>4.69</text:p>
          </table:table-cell>
          <table:table-cell table:formula="of:=IF([.C90]&lt;0;[.C90]*[.E90]*0.9; IF([.C90]&lt;6; [.C90]*[.E90]; 1.4423*[.C90]*[.E90]))" office:value-type="float" office:value="0.2345" calcext:value-type="float">
            <text:p>0.235</text:p>
          </table:table-cell>
          <table:table-cell office:value-type="float" office:value="0.05" calcext:value-type="float">
            <text:p>0.05</text:p>
          </table:table-cell>
          <table:table-cell table:formula="of:=IF([.G89]&gt;=0; [.F89]+0.95*[.G89]*0.25/6.4*100; [.F89]+1/0.95*[.G89]*0.25/6.4*100)" office:value-type="float" office:value="100" calcext:value-type="float">
            <text:p>100.00</text:p>
          </table:table-cell>
          <table:table-cell table:formula="of:=IF(AND([.F90]&gt;10; [.A90]&gt;28; [.A90]&lt;56); -MIN(([.F90]-10)/100*6.4*0.95/0.25;2.4); MIN((100-[.F90])/100*6.4/(0.25*0.95);2.4))" office:value-type="float" office:value="0" calcext:value-type="float">
            <text:p>0.0</text:p>
          </table:table-cell>
          <table:table-cell table:formula="of:=MIN([.H89]+0.95*[.N89]*0.25*100/24;100)" office:value-type="float" office:value="100" calcext:value-type="float">
            <text:p>100.0</text:p>
          </table:table-cell>
          <table:table-cell table:formula="of:=0.968*[.I89]+0.032*([.J89]+[.L89]*0.25/0.00727)" office:value-type="float" office:value="18.7373492864741" calcext:value-type="float">
            <text:p>18.7</text:p>
          </table:table-cell>
          <table:table-cell office:value-type="float" office:value="10.7" calcext:value-type="float">
            <text:p>10.7</text:p>
          </table:table-cell>
          <table:table-cell table:formula="of:=[.K89]*0.92+0.08*(2.6*[.I89]+4200*0.018*15+[.M89]*1000)/(2.6+4200*0.018)" office:value-type="float" office:value="55.619620251465" calcext:value-type="float">
            <text:p>55.6</text:p>
          </table:table-cell>
          <table:table-cell table:formula="of:=IF(AND([.I90]&gt;=18; [.I90]&lt;=22);0;2.5)" office:value-type="float" office:value="0" calcext:value-type="float">
            <text:p>0</text:p>
          </table:table-cell>
          <table:table-cell table:formula="of:=IF(AND([.K90]&gt;=57;[.K90]&lt;=63);0;4.5)" office:value-type="float" office:value="4.5" calcext:value-type="float">
            <text:p>4.5</text:p>
          </table:table-cell>
          <table:table-cell table:formula="of:=IF([.H90]&lt;100;MIN(6; (100-[.H90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.01</text:p>
          </table:table-cell>
          <table:table-cell table:formula="of:=-[.B91]+[.G91]+[.L91]+[.M91]+[.N91]+[.O91]*1.8+[.P91]*0.4+[.Q91]*1.2+[.R91]*0.1+[.S91]*0.2+[.T91]*0.2+[.U91]*1.2+[.V91]*1" office:value-type="float" office:value="4.69" calcext:value-type="float">
            <text:p>4.69</text:p>
          </table:table-cell>
          <table:table-cell table:formula="of:=IF([.C91]&lt;0;[.C91]*[.E91]*0.9; IF([.C91]&lt;6; [.C91]*[.E91]; 1.4423*[.C91]*[.E91]))" office:value-type="float" office:value="0.2345" calcext:value-type="float">
            <text:p>0.235</text:p>
          </table:table-cell>
          <table:table-cell office:value-type="float" office:value="0.05" calcext:value-type="float">
            <text:p>0.05</text:p>
          </table:table-cell>
          <table:table-cell table:formula="of:=IF([.G90]&gt;=0; [.F90]+0.95*[.G90]*0.25/6.4*100; [.F90]+1/0.95*[.G90]*0.25/6.4*100)" office:value-type="float" office:value="100" calcext:value-type="float">
            <text:p>100.00</text:p>
          </table:table-cell>
          <table:table-cell table:formula="of:=IF(AND([.F91]&gt;10; [.A91]&gt;28; [.A91]&lt;56); -MIN(([.F91]-10)/100*6.4*0.95/0.25;2.4); MIN((100-[.F91])/100*6.4/(0.25*0.95);2.4))" office:value-type="float" office:value="0" calcext:value-type="float">
            <text:p>0.0</text:p>
          </table:table-cell>
          <table:table-cell table:formula="of:=MIN([.H90]+0.95*[.N90]*0.25*100/24;100)" office:value-type="float" office:value="100" calcext:value-type="float">
            <text:p>100.0</text:p>
          </table:table-cell>
          <table:table-cell table:formula="of:=0.968*[.I90]+0.032*([.J90]+[.L90]*0.25/0.00727)" office:value-type="float" office:value="18.480154109307" calcext:value-type="float">
            <text:p>18.5</text:p>
          </table:table-cell>
          <table:table-cell office:value-type="float" office:value="10.7" calcext:value-type="float">
            <text:p>10.7</text:p>
          </table:table-cell>
          <table:table-cell table:formula="of:=[.K90]*0.92+0.08*(2.6*[.I90]+4200*0.018*15+[.M90]*1000)/(2.6+4200*0.018)" office:value-type="float" office:value="56.9835719696034" calcext:value-type="float">
            <text:p>57.0</text:p>
          </table:table-cell>
          <table:table-cell table:formula="of:=IF(AND([.I91]&gt;=18; [.I91]&lt;=22);0;2.5)" office:value-type="float" office:value="0" calcext:value-type="float">
            <text:p>0</text:p>
          </table:table-cell>
          <table:table-cell table:formula="of:=IF(AND([.K91]&gt;=57;[.K91]&lt;=63);0;4.5)" office:value-type="float" office:value="4.5" calcext:value-type="float">
            <text:p>4.5</text:p>
          </table:table-cell>
          <table:table-cell table:formula="of:=IF([.H91]&lt;100;MIN(6; (100-[.H91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table:formula="of:=-[.B92]+[.G92]+[.L92]+[.M92]+[.N92]+[.O92]*1.8+[.P92]*0.4+[.Q92]*1.2+[.R92]*0.1+[.S92]*0.2+[.T92]*0.2+[.U92]*1.2+[.V92]*1" office:value-type="float" office:value="0.19" calcext:value-type="float">
            <text:p>0.19</text:p>
          </table:table-cell>
          <table:table-cell table:formula="of:=IF([.C92]&lt;0;[.C92]*[.E92]*0.9; IF([.C92]&lt;6; [.C92]*[.E92]; 1.4423*[.C92]*[.E92]))" office:value-type="float" office:value="0.0095" calcext:value-type="float">
            <text:p>0.010</text:p>
          </table:table-cell>
          <table:table-cell office:value-type="float" office:value="0.05" calcext:value-type="float">
            <text:p>0.05</text:p>
          </table:table-cell>
          <table:table-cell table:formula="of:=IF([.G91]&gt;=0; [.F91]+0.95*[.G91]*0.25/6.4*100; [.F91]+1/0.95*[.G91]*0.25/6.4*100)" office:value-type="float" office:value="100" calcext:value-type="float">
            <text:p>100.00</text:p>
          </table:table-cell>
          <table:table-cell table:formula="of:=IF(AND([.F92]&gt;10; [.A92]&gt;28; [.A92]&lt;56); -MIN(([.F92]-10)/100*6.4*0.95/0.25;2.4); MIN((100-[.F92])/100*6.4/(0.25*0.95);2.4))" office:value-type="float" office:value="0" calcext:value-type="float">
            <text:p>0.0</text:p>
          </table:table-cell>
          <table:table-cell table:formula="of:=MIN([.H91]+0.95*[.N91]*0.25*100/24;100)" office:value-type="float" office:value="100" calcext:value-type="float">
            <text:p>100.0</text:p>
          </table:table-cell>
          <table:table-cell table:formula="of:=0.968*[.I91]+0.032*([.J91]+[.L91]*0.25/0.00727)" office:value-type="float" office:value="18.2311891778091" calcext:value-type="float">
            <text:p>18.2</text:p>
          </table:table-cell>
          <table:table-cell office:value-type="float" office:value="10.7" calcext:value-type="float">
            <text:p>10.7</text:p>
          </table:table-cell>
          <table:table-cell table:formula="of:=[.K91]*0.92+0.08*(2.6*[.I91]+4200*0.018*15+[.M91]*1000)/(2.6+4200*0.018)" office:value-type="float" office:value="58.2377234505868" calcext:value-type="float">
            <text:p>58.2</text:p>
          </table:table-cell>
          <table:table-cell table:formula="of:=IF(AND([.I92]&gt;=18; [.I92]&lt;=22);0;2.5)" office:value-type="float" office:value="0" calcext:value-type="float">
            <text:p>0</text:p>
          </table:table-cell>
          <table:table-cell table:formula="of:=IF(AND([.K92]&gt;=57;[.K92]&lt;=63);0;4.5)" office:value-type="float" office:value="0" calcext:value-type="float">
            <text:p>0</text:p>
          </table:table-cell>
          <table:table-cell table:formula="of:=IF([.H92]&lt;100;MIN(6; (100-[.H92])/100*24/(0.95*0.25))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" calcext:value-type="float">
            <text:p>0.01</text:p>
          </table:table-cell>
          <table:table-cell table:formula="of:=-[.B93]+[.G93]+[.L93]+[.M93]+[.N93]+[.O93]*1.8+[.P93]*0.4+[.Q93]*1.2+[.R93]*0.1+[.S93]*0.2+[.T93]*0.2+[.U93]*1.2+[.V93]*1" office:value-type="float" office:value="7.19" calcext:value-type="float">
            <text:p>7.19</text:p>
          </table:table-cell>
          <table:table-cell table:formula="of:=IF([.C93]&lt;0;[.C93]*[.E93]*0.9; IF([.C93]&lt;6; [.C93]*[.E93]; 1.4423*[.C93]*[.E93]))" office:value-type="float" office:value="0.51850685" calcext:value-type="float">
            <text:p>0.519</text:p>
          </table:table-cell>
          <table:table-cell office:value-type="float" office:value="0.05" calcext:value-type="float">
            <text:p>0.05</text:p>
          </table:table-cell>
          <table:table-cell table:formula="of:=IF([.G92]&gt;=0; [.F92]+0.95*[.G92]*0.25/6.4*100; [.F92]+1/0.95*[.G92]*0.25/6.4*100)" office:value-type="float" office:value="100" calcext:value-type="float">
            <text:p>100.00</text:p>
          </table:table-cell>
          <table:table-cell table:formula="of:=IF(AND([.F93]&gt;10; [.A93]&gt;28; [.A93]&lt;56); -MIN(([.F93]-10)/100*6.4*0.95/0.25;2.4); MIN((100-[.F93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92]+0.032*([.J92]+[.L92]*0.25/0.00727)" office:value-type="float" office:value="17.9901911241193" calcext:value-type="float">
            <text:p>18.0</text:p>
          </table:table-cell>
          <table:table-cell office:value-type="float" office:value="10.7" calcext:value-type="float">
            <text:p>10.7</text:p>
          </table:table-cell>
          <table:table-cell table:formula="of:=[.K92]*0.92+0.08*(2.6*[.I92]+4200*0.018*15+[.M92]*1000)/(2.6+4200*0.018)" office:value-type="float" office:value="54.7873000419181" calcext:value-type="float">
            <text:p>54.8</text:p>
          </table:table-cell>
          <table:table-cell table:formula="of:=IF(AND([.I93]&gt;=18; [.I93]&lt;=22);0;2.5)" office:value-type="float" office:value="2.5" calcext:value-type="float">
            <text:p>2.5</text:p>
          </table:table-cell>
          <table:table-cell table:formula="of:=IF(AND([.K93]&gt;=57;[.K93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5" calcext:value-type="float">
            <text:p>0.25</text:p>
          </table:table-cell>
          <table:table-cell table:formula="of:=-[.B94]+[.G94]+[.L94]+[.M94]+[.N94]+[.O94]*1.8+[.P94]*0.4+[.Q94]*1.2+[.R94]*0.1+[.S94]*0.2+[.T94]*0.2+[.U94]*1.2+[.V94]*1" office:value-type="float" office:value="4.45" calcext:value-type="float">
            <text:p>4.45</text:p>
          </table:table-cell>
          <table:table-cell table:formula="of:=IF([.C94]&lt;0;[.C94]*[.E94]*0.9; IF([.C94]&lt;6; [.C94]*[.E94]; 1.4423*[.C94]*[.E94]))" office:value-type="float" office:value="0.2225" calcext:value-type="float">
            <text:p>0.223</text:p>
          </table:table-cell>
          <table:table-cell office:value-type="float" office:value="0.05" calcext:value-type="float">
            <text:p>0.05</text:p>
          </table:table-cell>
          <table:table-cell table:formula="of:=IF([.G93]&gt;=0; [.F93]+0.95*[.G93]*0.25/6.4*100; [.F93]+1/0.95*[.G93]*0.25/6.4*100)" office:value-type="float" office:value="100" calcext:value-type="float">
            <text:p>100.00</text:p>
          </table:table-cell>
          <table:table-cell table:formula="of:=IF(AND([.F94]&gt;10; [.A94]&gt;28; [.A94]&lt;56); -MIN(([.F94]-10)/100*6.4*0.95/0.25;2.4); MIN((100-[.F94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93]+0.032*([.J93]+[.L93]*0.25/0.00727)" office:value-type="float" office:value="20.5079366450113" calcext:value-type="float">
            <text:p>20.5</text:p>
          </table:table-cell>
          <table:table-cell office:value-type="float" office:value="11.2" calcext:value-type="float">
            <text:p>11.2</text:p>
          </table:table-cell>
          <table:table-cell table:formula="of:=[.K93]*0.92+0.08*(2.6*[.I93]+4200*0.018*15+[.M93]*1000)/(2.6+4200*0.018)" office:value-type="float" office:value="56.2158500507618" calcext:value-type="float">
            <text:p>56.2</text:p>
          </table:table-cell>
          <table:table-cell table:formula="of:=IF(AND([.I94]&gt;=18; [.I94]&lt;=22);0;2.5)" office:value-type="float" office:value="0" calcext:value-type="float">
            <text:p>0</text:p>
          </table:table-cell>
          <table:table-cell table:formula="of:=IF(AND([.K94]&gt;=57;[.K94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5" calcext:value-type="float">
            <text:p>0.25</text:p>
          </table:table-cell>
          <table:table-cell table:formula="of:=-[.B95]+[.G95]+[.L95]+[.M95]+[.N95]+[.O95]*1.8+[.P95]*0.4+[.Q95]*1.2+[.R95]*0.1+[.S95]*0.2+[.T95]*0.2+[.U95]*1.2+[.V95]*1" office:value-type="float" office:value="-0.05" calcext:value-type="float">
            <text:p>-0.05</text:p>
          </table:table-cell>
          <table:table-cell table:formula="of:=IF([.C95]&lt;0;[.C95]*[.E95]*0.9; IF([.C95]&lt;6; [.C95]*[.E95]; 1.4423*[.C95]*[.E95]))" office:value-type="float" office:value="-0.00225" calcext:value-type="float">
            <text:p>-0.002</text:p>
          </table:table-cell>
          <table:table-cell office:value-type="float" office:value="0.05" calcext:value-type="float">
            <text:p>0.05</text:p>
          </table:table-cell>
          <table:table-cell table:formula="of:=IF([.G94]&gt;=0; [.F94]+0.95*[.G94]*0.25/6.4*100; [.F94]+1/0.95*[.G94]*0.25/6.4*100)" office:value-type="float" office:value="100" calcext:value-type="float">
            <text:p>100.00</text:p>
          </table:table-cell>
          <table:table-cell table:formula="of:=IF(AND([.F95]&gt;10; [.A95]&gt;28; [.A95]&lt;56); -MIN(([.F95]-10)/100*6.4*0.95/0.25;2.4); MIN((100-[.F95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94]+0.032*([.J94]+[.L94]*0.25/0.00727)" office:value-type="float" office:value="20.2100826723709" calcext:value-type="float">
            <text:p>20.2</text:p>
          </table:table-cell>
          <table:table-cell office:value-type="float" office:value="11.2" calcext:value-type="float">
            <text:p>11.2</text:p>
          </table:table-cell>
          <table:table-cell table:formula="of:=[.K94]*0.92+0.08*(2.6*[.I94]+4200*0.018*15+[.M94]*1000)/(2.6+4200*0.018)" office:value-type="float" office:value="57.5368128756288" calcext:value-type="float">
            <text:p>57.5</text:p>
          </table:table-cell>
          <table:table-cell table:formula="of:=IF(AND([.I95]&gt;=18; [.I95]&lt;=22);0;2.5)" office:value-type="float" office:value="0" calcext:value-type="float">
            <text:p>0</text:p>
          </table:table-cell>
          <table:table-cell table:formula="of:=IF(AND([.K95]&gt;=57;[.K95]&lt;=63);0;4.5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5" calcext:value-type="float">
            <text:p>0.25</text:p>
          </table:table-cell>
          <table:table-cell table:formula="of:=-[.B96]+[.G96]+[.L96]+[.M96]+[.N96]+[.O96]*1.8+[.P96]*0.4+[.Q96]*1.2+[.R96]*0.1+[.S96]*0.2+[.T96]*0.2+[.U96]*1.2+[.V96]*1" office:value-type="float" office:value="4.45" calcext:value-type="float">
            <text:p>4.45</text:p>
          </table:table-cell>
          <table:table-cell table:formula="of:=IF([.C96]&lt;0;[.C96]*[.E96]*0.9; IF([.C96]&lt;6; [.C96]*[.E96]; 1.4423*[.C96]*[.E96]))" office:value-type="float" office:value="0.2225" calcext:value-type="float">
            <text:p>0.223</text:p>
          </table:table-cell>
          <table:table-cell office:value-type="float" office:value="0.05" calcext:value-type="float">
            <text:p>0.05</text:p>
          </table:table-cell>
          <table:table-cell table:formula="of:=IF([.G95]&gt;=0; [.F95]+0.95*[.G95]*0.25/6.4*100; [.F95]+1/0.95*[.G95]*0.25/6.4*100)" office:value-type="float" office:value="100" calcext:value-type="float">
            <text:p>100.00</text:p>
          </table:table-cell>
          <table:table-cell table:formula="of:=IF(AND([.F96]&gt;10; [.A96]&gt;28; [.A96]&lt;56); -MIN(([.F96]-10)/100*6.4*0.95/0.25;2.4); MIN((100-[.F96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95]+0.032*([.J95]+[.L95]*0.25/0.00727)" office:value-type="float" office:value="19.921760026855" calcext:value-type="float">
            <text:p>19.9</text:p>
          </table:table-cell>
          <table:table-cell office:value-type="float" office:value="11.2" calcext:value-type="float">
            <text:p>11.2</text:p>
          </table:table-cell>
          <table:table-cell table:formula="of:=[.K95]*0.92+0.08*(2.6*[.I95]+4200*0.018*15+[.M95]*1000)/(2.6+4200*0.018)" office:value-type="float" office:value="54.1477258659858" calcext:value-type="float">
            <text:p>54.1</text:p>
          </table:table-cell>
          <table:table-cell table:formula="of:=IF(AND([.I96]&gt;=18; [.I96]&lt;=22);0;2.5)" office:value-type="float" office:value="0" calcext:value-type="float">
            <text:p>0</text:p>
          </table:table-cell>
          <table:table-cell table:formula="of:=IF(AND([.K96]&gt;=57;[.K96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  <table:table-cell table:formula="of:=-[.B97]+[.G97]+[.L97]+[.M97]+[.N97]+[.O97]*1.8+[.P97]*0.4+[.Q97]*1.2+[.R97]*0.1+[.S97]*0.2+[.T97]*0.2+[.U97]*1.2+[.V97]*1" office:value-type="float" office:value="4.45" calcext:value-type="float">
            <text:p>4.45</text:p>
          </table:table-cell>
          <table:table-cell table:formula="of:=IF([.C97]&lt;0;[.C97]*[.E97]*0.9; IF([.C97]&lt;6; [.C97]*[.E97]; 1.4423*[.C97]*[.E97]))" office:value-type="float" office:value="0.2225" calcext:value-type="float">
            <text:p>0.223</text:p>
          </table:table-cell>
          <table:table-cell office:value-type="float" office:value="0.05" calcext:value-type="float">
            <text:p>0.05</text:p>
          </table:table-cell>
          <table:table-cell table:formula="of:=IF([.G96]&gt;=0; [.F96]+0.95*[.G96]*0.25/6.4*100; [.F96]+1/0.95*[.G96]*0.25/6.4*100)" office:value-type="float" office:value="100" calcext:value-type="float">
            <text:p>100.00</text:p>
          </table:table-cell>
          <table:table-cell table:formula="of:=IF(AND([.F97]&gt;10; [.A97]&gt;28; [.A97]&lt;56); -MIN(([.F97]-10)/100*6.4*0.95/0.25;2.4); MIN((100-[.F97])/100*6.4/(0.25*0.95);2.4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0.968*[.I96]+0.032*([.J96]+[.L96]*0.25/0.00727)" office:value-type="float" office:value="19.6426637059957" calcext:value-type="float">
            <text:p>19.6</text:p>
          </table:table-cell>
          <table:table-cell office:value-type="float" office:value="11.2" calcext:value-type="float">
            <text:p>11.2</text:p>
          </table:table-cell>
          <table:table-cell table:formula="of:=[.K96]*0.92+0.08*(2.6*[.I96]+4200*0.018*15+[.M96]*1000)/(2.6+4200*0.018)" office:value-type="float" office:value="55.632579485781" calcext:value-type="float">
            <text:p>55.6</text:p>
          </table:table-cell>
          <table:table-cell table:formula="of:=IF(AND([.I97]&gt;=18; [.I97]&lt;=22);0;2.5)" office:value-type="float" office:value="0" calcext:value-type="float">
            <text:p>0</text:p>
          </table:table-cell>
          <table:table-cell table:formula="of:=IF(AND([.K97]&gt;=57;[.K97]&lt;=63);0;4.5)" office:value-type="float" office:value="4.5" calcext:value-type="float">
            <text:p>4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47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7:31:36.773985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17:33:53.578051239</dc:date>
    <meta:editing-duration>PT2H22M47S</meta:editing-duration>
    <meta:editing-cycles>8</meta:editing-cycles>
    <meta:generator>LibreOffice/24.2.7.2$Linux_X86_64 LibreOffice_project/420$Build-2</meta:generator>
    <meta:document-statistic meta:table-count="1" meta:cell-count="2134" meta:object-count="0"/>
  </office:meta>
</office:document-meta>
</file>